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굴림" svg:font-family="굴림"/>
    <style:font-face style:name="돋움" svg:font-family="돋움" style:font-family-generic="modern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Arial1" svg:font-family="Arial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e4e4e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dad1c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solid" style:text-underline-width="auto" style:text-underline-color="font-color" fo:font-weight="normal" style:font-name-asian="돋움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style:font-name="돋움" style:font-name-asian="돋움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4" table:number-columns-repeated="1018" table:default-cell-style-name="ce8"/>
        <table:table-row table:style-name="ro1">
          <table:table-cell table:style-name="ce1" office:value-type="string" calcext:value-type="string">
            <text:p>교육기관 주소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교육기관주소3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제주 제주시 노형로 407, 1층 105호 (노형동,노형타워)</text:p>
          </table:table-cell>
          <table:table-cell table:style-name="ce1" office:value-type="float" office:value="33.485812" calcext:value-type="float">
            <text:p>33.485812</text:p>
          </table:table-cell>
          <table:table-cell table:style-name="ce1" office:value-type="float" office:value="126.4783486" calcext:value-type="float">
            <text:p>126.47834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제주 서귀포시 중앙로 60 (서귀동)</text:p>
          </table:table-cell>
          <table:table-cell table:style-name="ce1" office:value-type="float" office:value="33.2499784" calcext:value-type="float">
            <text:p>33.2499784</text:p>
          </table:table-cell>
          <table:table-cell table:style-name="ce1" office:value-type="float" office:value="126.5618501" calcext:value-type="float">
            <text:p>126.56185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제주 제주시 우정로 55 (외도일동)</text:p>
          </table:table-cell>
          <table:table-cell table:style-name="ce1" office:value-type="float" office:value="33.4876246" calcext:value-type="float">
            <text:p>33.4876246</text:p>
          </table:table-cell>
          <table:table-cell table:style-name="ce1" office:value-type="float" office:value="126.4307637" calcext:value-type="float">
            <text:p>126.43076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제주 제주시 신대로 125, 1층 (연동,월화수일식)</text:p>
          </table:table-cell>
          <table:table-cell table:style-name="ce1" office:value-type="float" office:value="33.4859312" calcext:value-type="float">
            <text:p>33.4859312</text:p>
          </table:table-cell>
          <table:table-cell table:style-name="ce1" office:value-type="float" office:value="126.4968322" calcext:value-type="float">
            <text:p>126.49683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제주 서귀포시 동홍중앙로 49, (동홍동)</text:p>
          </table:table-cell>
          <table:table-cell table:style-name="ce1" office:value-type="float" office:value="33.2550336" calcext:value-type="float">
            <text:p>33.2550336</text:p>
          </table:table-cell>
          <table:table-cell table:style-name="ce1" office:value-type="float" office:value="126.5719328" calcext:value-type="float">
            <text:p>126.57193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제주 제주시 도령로 113, 1층 (연동,SK텔레콤)</text:p>
          </table:table-cell>
          <table:table-cell table:style-name="ce1" office:value-type="float" office:value="33.4922217" calcext:value-type="float">
            <text:p>33.4922217</text:p>
          </table:table-cell>
          <table:table-cell table:style-name="ce1" office:value-type="float" office:value="126.4893625" calcext:value-type="float">
            <text:p>126.4893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강릉시 금성로 36 (금학동,로이드)</text:p>
          </table:table-cell>
          <table:table-cell table:style-name="ce1" office:value-type="float" office:value="37.7533535" calcext:value-type="float">
            <text:p>37.7533535</text:p>
          </table:table-cell>
          <table:table-cell table:style-name="ce1" office:value-type="float" office:value="128.8968332" calcext:value-type="float">
            <text:p>128.89683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강릉시 하평길 40, (포남동,대신빌딩)</text:p>
          </table:table-cell>
          <table:table-cell table:style-name="ce1" office:value-type="float" office:value="37.77014" calcext:value-type="float">
            <text:p>37.77014</text:p>
          </table:table-cell>
          <table:table-cell table:style-name="ce1" office:value-type="float" office:value="128.9130106" calcext:value-type="float">
            <text:p>128.9130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춘천시 동내면 거두택지길 4 1층</text:p>
          </table:table-cell>
          <table:table-cell table:style-name="ce1" office:value-type="float" office:value="37.8526013" calcext:value-type="float">
            <text:p>37.8526013</text:p>
          </table:table-cell>
          <table:table-cell table:style-name="ce1" office:value-type="float" office:value="127.7519595" calcext:value-type="float">
            <text:p>127.75195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원주시 서원대로 392, 1층 (단구동,원주스타프라자) 제1층 10...</text:p>
          </table:table-cell>
          <table:table-cell table:style-name="ce1" office:value-type="float" office:value="37.3156601" calcext:value-type="float">
            <text:p>37.3156601</text:p>
          </table:table-cell>
          <table:table-cell table:style-name="ce1" office:value-type="float" office:value="127.9724082" calcext:value-type="float">
            <text:p>127.97240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동해시 중앙로 242 1층 T World 대리점</text:p>
          </table:table-cell>
          <table:table-cell table:style-name="ce1" office:value-type="float" office:value="37.5247192" calcext:value-type="float">
            <text:p>37.5247192</text:p>
          </table:table-cell>
          <table:table-cell table:style-name="ce1" office:value-type="float" office:value="129.1142915" calcext:value-type="float">
            <text:p>129.11429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강릉시 문화의길8번길 1 1층 T world 대리점</text:p>
          </table:table-cell>
          <table:table-cell table:style-name="ce1" office:value-type="float" office:value="37.7549755" calcext:value-type="float">
            <text:p>37.7549755</text:p>
          </table:table-cell>
          <table:table-cell table:style-name="ce1" office:value-type="float" office:value="128.8946216" calcext:value-type="float">
            <text:p>128.89462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춘천시 퇴계농공로 22, 1층 106호 (석사동,프라임타워)</text:p>
          </table:table-cell>
          <table:table-cell table:style-name="ce1" office:value-type="float" office:value="37.8511905" calcext:value-type="float">
            <text:p>37.8511905</text:p>
          </table:table-cell>
          <table:table-cell table:style-name="ce1" office:value-type="float" office:value="127.7440701" calcext:value-type="float">
            <text:p>127.74407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속초시 중앙로 141-1, 1층 (중앙동)</text:p>
          </table:table-cell>
          <table:table-cell table:style-name="ce1" office:value-type="float" office:value="38.2070148" calcext:value-type="float">
            <text:p>38.2070148</text:p>
          </table:table-cell>
          <table:table-cell table:style-name="ce1" office:value-type="float" office:value="128.5918489" calcext:value-type="float">
            <text:p>128.59184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원주시 남원로534번길 16 1층 T world 대리점</text:p>
          </table:table-cell>
          <table:table-cell table:style-name="ce1" office:value-type="float" office:value="37.3305951" calcext:value-type="float">
            <text:p>37.3305951</text:p>
          </table:table-cell>
          <table:table-cell table:style-name="ce1" office:value-type="float" office:value="127.9482934" calcext:value-type="float">
            <text:p>127.94829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원주시 중앙로 110-1, 1층 (중앙동)</text:p>
          </table:table-cell>
          <table:table-cell table:style-name="ce1" office:value-type="float" office:value="37.3493985" calcext:value-type="float">
            <text:p>37.3493985</text:p>
          </table:table-cell>
          <table:table-cell table:style-name="ce1" office:value-type="float" office:value="127.9504386" calcext:value-type="float">
            <text:p>127.95043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원주시 서원대로 166 (단계동)</text:p>
          </table:table-cell>
          <table:table-cell table:style-name="ce1" office:value-type="float" office:value="37.3455504" calcext:value-type="float">
            <text:p>37.3455504</text:p>
          </table:table-cell>
          <table:table-cell table:style-name="ce1" office:value-type="float" office:value="127.9381714" calcext:value-type="float">
            <text:p>127.93817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춘천시 금강로 64-1, (조양동)</text:p>
          </table:table-cell>
          <table:table-cell table:style-name="ce1" office:value-type="float" office:value="37.8810608" calcext:value-type="float">
            <text:p>37.8810608</text:p>
          </table:table-cell>
          <table:table-cell table:style-name="ce1" office:value-type="float" office:value="127.732899" calcext:value-type="float">
            <text:p>127.7328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원주시 무실로 179, (명륜동)</text:p>
          </table:table-cell>
          <table:table-cell table:style-name="ce1" office:value-type="float" office:value="37.3407511" calcext:value-type="float">
            <text:p>37.3407511</text:p>
          </table:table-cell>
          <table:table-cell table:style-name="ce1" office:value-type="float" office:value="127.9397362" calcext:value-type="float">
            <text:p>127.93973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철원군 동송읍 이평리 853-90번지 1층</text:p>
          </table:table-cell>
          <table:table-cell table:style-name="ce1" office:value-type="float" office:value="38.2104392" calcext:value-type="float">
            <text:p>38.2104392</text:p>
          </table:table-cell>
          <table:table-cell table:style-name="ce1" office:value-type="float" office:value="127.2167202" calcext:value-type="float">
            <text:p>127.2167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춘천시 온의동 경춘로 2370 1층 (온의동,대한교원공제회강원회관)...</text:p>
          </table:table-cell>
          <table:table-cell table:style-name="ce1" office:value-type="float" office:value="37.8647619" calcext:value-type="float">
            <text:p>37.8647619</text:p>
          </table:table-cell>
          <table:table-cell table:style-name="ce1" office:value-type="float" office:value="127.7209995" calcext:value-type="float">
            <text:p>127.72099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강원 강릉시 선수촌로 77, 1층 106호 (홍제동,무명)</text:p>
          </table:table-cell>
          <table:table-cell table:style-name="ce1" office:value-type="float" office:value="37.7488745" calcext:value-type="float">
            <text:p>37.7488745</text:p>
          </table:table-cell>
          <table:table-cell table:style-name="ce1" office:value-type="float" office:value="128.8820956" calcext:value-type="float">
            <text:p>128.88209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충주시 봉계1길 56, 1동 101호 (칠금동,챔버3PC방)</text:p>
          </table:table-cell>
          <table:table-cell table:style-name="ce1" office:value-type="float" office:value="36.9812745" calcext:value-type="float">
            <text:p>36.9812745</text:p>
          </table:table-cell>
          <table:table-cell table:style-name="ce1" office:value-type="float" office:value="127.9157717" calcext:value-type="float">
            <text:p>127.91577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관저중로 86, 1층(관저동)</text:p>
          </table:table-cell>
          <table:table-cell table:style-name="ce1" office:value-type="float" office:value="36.2997015" calcext:value-type="float">
            <text:p>36.2997015</text:p>
          </table:table-cell>
          <table:table-cell table:style-name="ce1" office:value-type="float" office:value="127.3351992" calcext:value-type="float">
            <text:p>127.335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상당구 수영로 277 (금천동,태평양빌딩)</text:p>
          </table:table-cell>
          <table:table-cell table:style-name="ce1" office:value-type="float" office:value="36.6689031" calcext:value-type="float">
            <text:p>36.6689031</text:p>
          </table:table-cell>
          <table:table-cell table:style-name="ce1" office:value-type="float" office:value="127.4887507" calcext:value-type="float">
            <text:p>127.4887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은구비남로33번길 46 (지족동,한민빌딩)</text:p>
          </table:table-cell>
          <table:table-cell table:style-name="ce1" office:value-type="float" office:value="36.3741939" calcext:value-type="float">
            <text:p>36.3741939</text:p>
          </table:table-cell>
          <table:table-cell table:style-name="ce1" office:value-type="float" office:value="127.319533" calcext:value-type="float">
            <text:p>127.3195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논산시 계백로 1006-1 (취암동,터미널옆안경콘텍트)</text:p>
          </table:table-cell>
          <table:table-cell table:style-name="ce1" office:value-type="float" office:value="36.205118" calcext:value-type="float">
            <text:p>36.205118</text:p>
          </table:table-cell>
          <table:table-cell table:style-name="ce1" office:value-type="float" office:value="127.091325" calcext:value-type="float">
            <text:p>127.0913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중구 중앙로164번길 17, 1층</text:p>
          </table:table-cell>
          <table:table-cell table:style-name="ce1" office:value-type="float" office:value="36.3286057" calcext:value-type="float">
            <text:p>36.3286057</text:p>
          </table:table-cell>
          <table:table-cell table:style-name="ce1" office:value-type="float" office:value="127.4283077" calcext:value-type="float">
            <text:p>127.4283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대전 동구 동서대로1695번길 30, 동관 1층 (용전동,시외버스터미널) CE104호</text:p>
          </table:table-cell>
          <table:table-cell table:style-name="ce4" office:value-type="float" office:value="36.3514816" calcext:value-type="float">
            <text:p>36.3514816</text:p>
          </table:table-cell>
          <table:table-cell table:style-name="ce4" office:value-type="float" office:value="127.4375193" calcext:value-type="float">
            <text:p>127.43751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도안대로 512-12 (봉명동)</text:p>
          </table:table-cell>
          <table:table-cell table:style-name="ce1" office:value-type="float" office:value="36.3400392" calcext:value-type="float">
            <text:p>36.3400392</text:p>
          </table:table-cell>
          <table:table-cell table:style-name="ce1" office:value-type="float" office:value="127.3389136" calcext:value-type="float">
            <text:p>127.33891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둔산로 125 (둔산동.스타타워)</text:p>
          </table:table-cell>
          <table:table-cell table:style-name="ce1" office:value-type="float" office:value="36.35153" calcext:value-type="float">
            <text:p>36.35153</text:p>
          </table:table-cell>
          <table:table-cell table:style-name="ce1" office:value-type="float" office:value="127.387859" calcext:value-type="float">
            <text:p>127.3878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대덕대로 223 (둔산동 1033,대우토피아)</text:p>
          </table:table-cell>
          <table:table-cell table:style-name="ce1" office:value-type="float" office:value="36.352856" calcext:value-type="float">
            <text:p>36.352856</text:p>
          </table:table-cell>
          <table:table-cell table:style-name="ce1" office:value-type="float" office:value="127.3788255" calcext:value-type="float">
            <text:p>127.37882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서북구 서부대로 361 (쌍용동,차빌딩)</text:p>
          </table:table-cell>
          <table:table-cell table:style-name="ce1" office:value-type="float" office:value="36.7996518" calcext:value-type="float">
            <text:p>36.7996518</text:p>
          </table:table-cell>
          <table:table-cell table:style-name="ce1" office:value-type="float" office:value="127.1262014" calcext:value-type="float">
            <text:p>127.12620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서북구 충무로 175 (쌍용동)</text:p>
          </table:table-cell>
          <table:table-cell table:style-name="ce1" office:value-type="float" office:value="36.7946131" calcext:value-type="float">
            <text:p>36.7946131</text:p>
          </table:table-cell>
          <table:table-cell table:style-name="ce1" office:value-type="float" office:value="127.1263964" calcext:value-type="float">
            <text:p>127.12639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아산시 충무로 22, 1층 (온천동,아산UL시티)</text:p>
          </table:table-cell>
          <table:table-cell table:style-name="ce1" office:value-type="float" office:value="36.783033" calcext:value-type="float">
            <text:p>36.783033</text:p>
          </table:table-cell>
          <table:table-cell table:style-name="ce1" office:value-type="float" office:value="127.0052031" calcext:value-type="float">
            <text:p>127.0052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충주시 계명대로 248 (연수동,정조빌딩)</text:p>
          </table:table-cell>
          <table:table-cell table:style-name="ce1" office:value-type="float" office:value="36.982995" calcext:value-type="float">
            <text:p>36.982995</text:p>
          </table:table-cell>
          <table:table-cell table:style-name="ce1" office:value-type="float" office:value="127.939597" calcext:value-type="float">
            <text:p>127.9395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도안대로 591 1층 (봉명동.명동프라자) 103.104호</text:p>
          </table:table-cell>
          <table:table-cell table:style-name="ce1" office:value-type="float" office:value="36.3531322" calcext:value-type="float">
            <text:p>36.3531322</text:p>
          </table:table-cell>
          <table:table-cell table:style-name="ce1" office:value-type="float" office:value="127.3407928" calcext:value-type="float">
            <text:p>127.34079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제천시 의림대로 140, 1층 (중앙로2가,승석화원) 1층전체</text:p>
          </table:table-cell>
          <table:table-cell table:style-name="ce1" office:value-type="float" office:value="37.1399149" calcext:value-type="float">
            <text:p>37.1399149</text:p>
          </table:table-cell>
          <table:table-cell table:style-name="ce1" office:value-type="float" office:value="128.2117789" calcext:value-type="float">
            <text:p>128.21177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서북구 불당26로 77, 상가동 101호 (불당동,천안불당지웰더샵) 1614번지 천안지웰시티몰 근린생활시설 5BL F114호</text:p>
          </table:table-cell>
          <table:table-cell table:style-name="ce1" office:value-type="float" office:value="36.813656" calcext:value-type="float">
            <text:p>36.813656</text:p>
          </table:table-cell>
          <table:table-cell table:style-name="ce1" office:value-type="float" office:value="127.105311" calcext:value-type="float">
            <text:p>127.105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동남구 청수4로 16 104.105호(청당동.바젤나인) 1층</text:p>
          </table:table-cell>
          <table:table-cell table:style-name="ce1" office:value-type="float" office:value="36.78315" calcext:value-type="float">
            <text:p>36.78315</text:p>
          </table:table-cell>
          <table:table-cell table:style-name="ce1" office:value-type="float" office:value="127.1507426" calcext:value-type="float">
            <text:p>127.15074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동남구 만남로 40, 1층 (신부동,다니엘빌딩) 코너매장</text:p>
          </table:table-cell>
          <table:table-cell table:style-name="ce1" office:value-type="float" office:value="36.8185687" calcext:value-type="float">
            <text:p>36.8185687</text:p>
          </table:table-cell>
          <table:table-cell table:style-name="ce1" office:value-type="float" office:value="127.1566181" calcext:value-type="float">
            <text:p>127.15661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가수원동 1042번지(KD U-PLAZA, 102/103호)</text:p>
          </table:table-cell>
          <table:table-cell table:style-name="ce1" office:value-type="float" office:value="36.3023209" calcext:value-type="float">
            <text:p>36.3023209</text:p>
          </table:table-cell>
          <table:table-cell table:style-name="ce1" office:value-type="float" office:value="127.3527746" calcext:value-type="float">
            <text:p>127.35277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도안북로 111 (도안동)</text:p>
          </table:table-cell>
          <table:table-cell table:style-name="ce1" office:value-type="float" office:value="36.3289693" calcext:value-type="float">
            <text:p>36.3289693</text:p>
          </table:table-cell>
          <table:table-cell table:style-name="ce1" office:value-type="float" office:value="127.3429962" calcext:value-type="float">
            <text:p>127.34299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청사로 120, 107호 (월평동,웰빙시티)</text:p>
          </table:table-cell>
          <table:table-cell table:style-name="ce1" office:value-type="float" office:value="36.3595137" calcext:value-type="float">
            <text:p>36.3595137</text:p>
          </table:table-cell>
          <table:table-cell table:style-name="ce1" office:value-type="float" office:value="127.3770568" calcext:value-type="float">
            <text:p>127.37705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봉명동 552-6번지 유성빌딩</text:p>
          </table:table-cell>
          <table:table-cell table:style-name="ce1" office:value-type="float" office:value="36.3540496" calcext:value-type="float">
            <text:p>36.3540496</text:p>
          </table:table-cell>
          <table:table-cell table:style-name="ce1" office:value-type="float" office:value="127.3412179" calcext:value-type="float">
            <text:p>127.34121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당진시 당진중앙2로 141 (읍내동)</text:p>
          </table:table-cell>
          <table:table-cell table:style-name="ce1" office:value-type="float" office:value="36.8951572" calcext:value-type="float">
            <text:p>36.8951572</text:p>
          </table:table-cell>
          <table:table-cell table:style-name="ce1" office:value-type="float" office:value="126.6321638" calcext:value-type="float">
            <text:p>126.63216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문정로 41 (탄방동) SK텔레콤 둔산사옥 2층</text:p>
          </table:table-cell>
          <table:table-cell table:style-name="ce1" office:value-type="float" office:value="36.3471067" calcext:value-type="float">
            <text:p>36.3471067</text:p>
          </table:table-cell>
          <table:table-cell table:style-name="ce1" office:value-type="float" office:value="127.3839085" calcext:value-type="float">
            <text:p>127.38390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세종 조치원읍 조치원로 35 ()</text:p>
          </table:table-cell>
          <table:table-cell table:style-name="ce1" office:value-type="float" office:value="36.6017066" calcext:value-type="float">
            <text:p>36.6017066</text:p>
          </table:table-cell>
          <table:table-cell table:style-name="ce1" office:value-type="float" office:value="127.3006728" calcext:value-type="float">
            <text:p>127.30067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제천시 의림대로 147 (중앙로2가)</text:p>
          </table:table-cell>
          <table:table-cell table:style-name="ce1" office:value-type="float" office:value="37.1384692" calcext:value-type="float">
            <text:p>37.1384692</text:p>
          </table:table-cell>
          <table:table-cell table:style-name="ce1" office:value-type="float" office:value="128.2115555" calcext:value-type="float">
            <text:p>128.21155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당진시 당진중앙2로 165 (읍내동)</text:p>
          </table:table-cell>
          <table:table-cell table:style-name="ce1" office:value-type="float" office:value="36.8957577" calcext:value-type="float">
            <text:p>36.8957577</text:p>
          </table:table-cell>
          <table:table-cell table:style-name="ce1" office:value-type="float" office:value="126.6332088" calcext:value-type="float">
            <text:p>126.63320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서산시 안견로 217 (동문동)</text:p>
          </table:table-cell>
          <table:table-cell table:style-name="ce1" office:value-type="float" office:value="36.7976204" calcext:value-type="float">
            <text:p>36.7976204</text:p>
          </table:table-cell>
          <table:table-cell table:style-name="ce1" office:value-type="float" office:value="126.458552" calcext:value-type="float">
            <text:p>126.4585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엑스포로 463 (전민동)</text:p>
          </table:table-cell>
          <table:table-cell table:style-name="ce1" office:value-type="float" office:value="36.4017282" calcext:value-type="float">
            <text:p>36.4017282</text:p>
          </table:table-cell>
          <table:table-cell table:style-name="ce1" office:value-type="float" office:value="127.3982468" calcext:value-type="float">
            <text:p>127.39824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서북구 충무로 175, 3층 (쌍용동,금정빌딩)</text:p>
          </table:table-cell>
          <table:table-cell table:style-name="ce1" office:value-type="float" office:value="36.7948814" calcext:value-type="float">
            <text:p>36.7948814</text:p>
          </table:table-cell>
          <table:table-cell table:style-name="ce1" office:value-type="float" office:value="127.1263933" calcext:value-type="float">
            <text:p>127.12639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서원구 사직대로 146 (사창동,SK텔레콤충북지사)</text:p>
          </table:table-cell>
          <table:table-cell table:style-name="ce1" office:value-type="float" office:value="36.6356241" calcext:value-type="float">
            <text:p>36.6356241</text:p>
          </table:table-cell>
          <table:table-cell table:style-name="ce1" office:value-type="float" office:value="127.4567339" calcext:value-type="float">
            <text:p>127.45673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대덕대로 183 (둔산동,DS클리닉)</text:p>
          </table:table-cell>
          <table:table-cell table:style-name="ce1" office:value-type="float" office:value="36.3496341" calcext:value-type="float">
            <text:p>36.3496341</text:p>
          </table:table-cell>
          <table:table-cell table:style-name="ce1" office:value-type="float" office:value="127.3769646" calcext:value-type="float">
            <text:p>127.37696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청사로 254, (둔산동,둥지아파트)</text:p>
          </table:table-cell>
          <table:table-cell table:style-name="ce1" office:value-type="float" office:value="36.3586333" calcext:value-type="float">
            <text:p>36.3586333</text:p>
          </table:table-cell>
          <table:table-cell table:style-name="ce1" office:value-type="float" office:value="127.3917963" calcext:value-type="float">
            <text:p>127.39179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대덕구 계족산로81번길 95, 1층 (송촌동,예성빌딩)</text:p>
          </table:table-cell>
          <table:table-cell table:style-name="ce1" office:value-type="float" office:value="36.3661878" calcext:value-type="float">
            <text:p>36.3661878</text:p>
          </table:table-cell>
          <table:table-cell table:style-name="ce1" office:value-type="float" office:value="127.4370636" calcext:value-type="float">
            <text:p>127.43706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중구 대종로480번길 16, 1층 104호(은행동,명동빌딩산업)</text:p>
          </table:table-cell>
          <table:table-cell table:style-name="ce1" office:value-type="float" office:value="36.327509" calcext:value-type="float">
            <text:p>36.327509</text:p>
          </table:table-cell>
          <table:table-cell table:style-name="ce1" office:value-type="float" office:value="127.4275739" calcext:value-type="float">
            <text:p>127.42757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대농로 47, (복대동,흥복드림몰)</text:p>
          </table:table-cell>
          <table:table-cell table:style-name="ce1" office:value-type="float" office:value="36.643276" calcext:value-type="float">
            <text:p>36.643276</text:p>
          </table:table-cell>
          <table:table-cell table:style-name="ce1" office:value-type="float" office:value="127.4264358" calcext:value-type="float">
            <text:p>127.42643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둔산로 20, 101호 (둔산동,둔산대일빌딩)</text:p>
          </table:table-cell>
          <table:table-cell table:style-name="ce1" office:value-type="float" office:value="36.3518005" calcext:value-type="float">
            <text:p>36.3518005</text:p>
          </table:table-cell>
          <table:table-cell table:style-name="ce1" office:value-type="float" office:value="127.3761313" calcext:value-type="float">
            <text:p>127.3761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청원구 1순환로 152, 107호(율량동,DLS2032)</text:p>
          </table:table-cell>
          <table:table-cell table:style-name="ce1" office:value-type="float" office:value="36.663725" calcext:value-type="float">
            <text:p>36.663725</text:p>
          </table:table-cell>
          <table:table-cell table:style-name="ce1" office:value-type="float" office:value="127.5117866" calcext:value-type="float">
            <text:p>127.51178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논산시 시민로258번길 29, (취암동,해오름빌딩)</text:p>
          </table:table-cell>
          <table:table-cell table:style-name="ce1" office:value-type="float" office:value="36.1910232" calcext:value-type="float">
            <text:p>36.1910232</text:p>
          </table:table-cell>
          <table:table-cell table:style-name="ce1" office:value-type="float" office:value="127.0981227" calcext:value-type="float">
            <text:p>127.09812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둔산로 144 (둔산동,남원프라자)</text:p>
          </table:table-cell>
          <table:table-cell table:style-name="ce1" office:value-type="float" office:value="36.3509459" calcext:value-type="float">
            <text:p>36.3509459</text:p>
          </table:table-cell>
          <table:table-cell table:style-name="ce1" office:value-type="float" office:value="127.3898663" calcext:value-type="float">
            <text:p>127.38986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둔산로 218 (둔산동)</text:p>
          </table:table-cell>
          <table:table-cell table:style-name="ce1" office:value-type="float" office:value="36.3510362" calcext:value-type="float">
            <text:p>36.3510362</text:p>
          </table:table-cell>
          <table:table-cell table:style-name="ce1" office:value-type="float" office:value="127.3980778" calcext:value-type="float">
            <text:p>127.39807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서구 문예로 69, 1층 102호 (둔산동,오성빌딩)</text:p>
          </table:table-cell>
          <table:table-cell table:style-name="ce1" office:value-type="float" office:value="36.3528728" calcext:value-type="float">
            <text:p>36.3528728</text:p>
          </table:table-cell>
          <table:table-cell table:style-name="ce1" office:value-type="float" office:value="127.389868" calcext:value-type="float">
            <text:p>127.3898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중구 문화동 311-2번지</text:p>
          </table:table-cell>
          <table:table-cell table:style-name="ce1" office:value-type="float" office:value="36.3198169" calcext:value-type="float">
            <text:p>36.3198169</text:p>
          </table:table-cell>
          <table:table-cell table:style-name="ce1" office:value-type="float" office:value="127.4050647" calcext:value-type="float">
            <text:p>127.40506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유성구 신성로62번길 57, (신성동)</text:p>
          </table:table-cell>
          <table:table-cell table:style-name="ce1" office:value-type="float" office:value="36.3868881" calcext:value-type="float">
            <text:p>36.3868881</text:p>
          </table:table-cell>
          <table:table-cell table:style-name="ce1" office:value-type="float" office:value="127.3496848" calcext:value-type="float">
            <text:p>127.34968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 중구 목중로 50, 202호 (중촌동,제일프라자)</text:p>
          </table:table-cell>
          <table:table-cell table:style-name="ce1" office:value-type="float" office:value="36.337775" calcext:value-type="float">
            <text:p>36.337775</text:p>
          </table:table-cell>
          <table:table-cell table:style-name="ce1" office:value-type="float" office:value="127.4095729" calcext:value-type="float">
            <text:p>127.40957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풍산로 49 (가경동)</text:p>
          </table:table-cell>
          <table:table-cell table:style-name="ce1" office:value-type="float" office:value="36.6273612" calcext:value-type="float">
            <text:p>36.6273612</text:p>
          </table:table-cell>
          <table:table-cell table:style-name="ce1" office:value-type="float" office:value="127.4356509" calcext:value-type="float">
            <text:p>127.43565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서원구 복대로 31 (개신동.갤러리타워) 101호.102호</text:p>
          </table:table-cell>
          <table:table-cell table:style-name="ce1" office:value-type="float" office:value="36.6199363" calcext:value-type="float">
            <text:p>36.6199363</text:p>
          </table:table-cell>
          <table:table-cell table:style-name="ce1" office:value-type="float" office:value="127.4450761" calcext:value-type="float">
            <text:p>127.44507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강서동 476번지</text:p>
          </table:table-cell>
          <table:table-cell table:style-name="ce1" office:value-type="float" office:value="36.6256149" calcext:value-type="float">
            <text:p>36.6256149</text:p>
          </table:table-cell>
          <table:table-cell table:style-name="ce1" office:value-type="float" office:value="127.4300129" calcext:value-type="float">
            <text:p>127.43001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가경동 1515번지 덕일한마음상가 14동 102호</text:p>
          </table:table-cell>
          <table:table-cell table:style-name="ce1" office:value-type="float" office:value="36.6232411" calcext:value-type="float">
            <text:p>36.6232411</text:p>
          </table:table-cell>
          <table:table-cell table:style-name="ce1" office:value-type="float" office:value="127.44034" calcext:value-type="float">
            <text:p>127.440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음성군 금왕읍 무극로 248, ()</text:p>
          </table:table-cell>
          <table:table-cell table:style-name="ce1" office:value-type="float" office:value="36.9917323" calcext:value-type="float">
            <text:p>36.9917323</text:p>
          </table:table-cell>
          <table:table-cell table:style-name="ce1" office:value-type="float" office:value="127.5892853" calcext:value-type="float">
            <text:p>127.58928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천안시 서북구 월봉로 132 (쌍용동,타워프라자)</text:p>
          </table:table-cell>
          <table:table-cell table:style-name="ce1" office:value-type="float" office:value="36.8019915" calcext:value-type="float">
            <text:p>36.8019915</text:p>
          </table:table-cell>
          <table:table-cell table:style-name="ce1" office:value-type="float" office:value="127.1189216" calcext:value-type="float">
            <text:p>127.11892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사운로 248 (운천동)</text:p>
          </table:table-cell>
          <table:table-cell table:style-name="ce1" office:value-type="float" office:value="36.6481582" calcext:value-type="float">
            <text:p>36.6481582</text:p>
          </table:table-cell>
          <table:table-cell table:style-name="ce1" office:value-type="float" office:value="127.4741805" calcext:value-type="float">
            <text:p>127.47418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청원구 율봉로176번길 8-2 (율량동,성일빌딩)</text:p>
          </table:table-cell>
          <table:table-cell table:style-name="ce1" office:value-type="float" office:value="36.6685976" calcext:value-type="float">
            <text:p>36.6685976</text:p>
          </table:table-cell>
          <table:table-cell table:style-name="ce1" office:value-type="float" office:value="127.4882785" calcext:value-type="float">
            <text:p>127.48827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사직대로 157 (사창동)</text:p>
          </table:table-cell>
          <table:table-cell table:style-name="ce1" office:value-type="float" office:value="36.638764" calcext:value-type="float">
            <text:p>36.638764</text:p>
          </table:table-cell>
          <table:table-cell table:style-name="ce1" office:value-type="float" office:value="127.4615126" calcext:value-type="float">
            <text:p>127.46151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증평군 증평읍 중앙로 201-1, ()</text:p>
          </table:table-cell>
          <table:table-cell table:style-name="ce1" office:value-type="float" office:value="36.7853133" calcext:value-type="float">
            <text:p>36.7853133</text:p>
          </table:table-cell>
          <table:table-cell table:style-name="ce1" office:value-type="float" office:value="127.581491" calcext:value-type="float">
            <text:p>127.5814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진천군 진천읍 중앙북로 51 번지</text:p>
          </table:table-cell>
          <table:table-cell table:style-name="ce1" office:value-type="float" office:value="36.8586676" calcext:value-type="float">
            <text:p>36.8586676</text:p>
          </table:table-cell>
          <table:table-cell table:style-name="ce1" office:value-type="float" office:value="127.4424556" calcext:value-type="float">
            <text:p>127.44245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증안로 42 (복대동)</text:p>
          </table:table-cell>
          <table:table-cell table:style-name="ce1" office:value-type="float" office:value="36.6365043" calcext:value-type="float">
            <text:p>36.6365043</text:p>
          </table:table-cell>
          <table:table-cell table:style-name="ce1" office:value-type="float" office:value="127.427977" calcext:value-type="float">
            <text:p>127.4279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가경로 9-1 (가경동) 101,102호</text:p>
          </table:table-cell>
          <table:table-cell table:style-name="ce1" office:value-type="float" office:value="36.616504" calcext:value-type="float">
            <text:p>36.616504</text:p>
          </table:table-cell>
          <table:table-cell table:style-name="ce1" office:value-type="float" office:value="127.4436127" calcext:value-type="float">
            <text:p>127.44361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1순환로 504 (봉명동,성산빌딩)</text:p>
          </table:table-cell>
          <table:table-cell table:style-name="ce1" office:value-type="float" office:value="36.6454707" calcext:value-type="float">
            <text:p>36.6454707</text:p>
          </table:table-cell>
          <table:table-cell table:style-name="ce1" office:value-type="float" office:value="127.4661004" calcext:value-type="float">
            <text:p>127.46610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오송읍 연제리 718번지 오송생명타워 104호</text:p>
          </table:table-cell>
          <table:table-cell table:style-name="ce1" office:value-type="float" office:value="36.6329213" calcext:value-type="float">
            <text:p>36.6329213</text:p>
          </table:table-cell>
          <table:table-cell table:style-name="ce1" office:value-type="float" office:value="127.3188529" calcext:value-type="float">
            <text:p>127.31885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흥덕로151번길 36 (운천동,선화빌딩)</text:p>
          </table:table-cell>
          <table:table-cell table:style-name="ce1" office:value-type="float" office:value="36.6491584" calcext:value-type="float">
            <text:p>36.6491584</text:p>
          </table:table-cell>
          <table:table-cell table:style-name="ce1" office:value-type="float" office:value="127.4748221" calcext:value-type="float">
            <text:p>127.47482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남 홍성군 홍성읍 조양로 137-1</text:p>
          </table:table-cell>
          <table:table-cell table:style-name="ce1" office:value-type="float" office:value="36.6019714" calcext:value-type="float">
            <text:p>36.6019714</text:p>
          </table:table-cell>
          <table:table-cell table:style-name="ce1" office:value-type="float" office:value="126.6653523" calcext:value-type="float">
            <text:p>126.66535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충주시 중앙로 88-1 (성서동,충주동서빌딩) 1층</text:p>
          </table:table-cell>
          <table:table-cell table:style-name="ce1" office:value-type="float" office:value="36.9726753" calcext:value-type="float">
            <text:p>36.9726753</text:p>
          </table:table-cell>
          <table:table-cell table:style-name="ce1" office:value-type="float" office:value="127.9306044" calcext:value-type="float">
            <text:p>127.93060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서원구 분평로 30 (분평동)</text:p>
          </table:table-cell>
          <table:table-cell table:style-name="ce1" office:value-type="float" office:value="36.608669" calcext:value-type="float">
            <text:p>36.608669</text:p>
          </table:table-cell>
          <table:table-cell table:style-name="ce1" office:value-type="float" office:value="127.4891643" calcext:value-type="float">
            <text:p>127.48916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북 청주시 흥덕구 사운로 276 (운천동)</text:p>
          </table:table-cell>
          <table:table-cell table:style-name="ce1" office:value-type="float" office:value="36.652152" calcext:value-type="float">
            <text:p>36.652152</text:p>
          </table:table-cell>
          <table:table-cell table:style-name="ce1" office:value-type="float" office:value="127.4729869" calcext:value-type="float">
            <text:p>127.47298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서구 상무버들로40번길 1 (유촌동,버들유통)</text:p>
          </table:table-cell>
          <table:table-cell table:style-name="ce1" office:value-type="float" office:value="35.1656966" calcext:value-type="float">
            <text:p>35.1656966</text:p>
          </table:table-cell>
          <table:table-cell table:style-name="ce1" office:value-type="float" office:value="126.8614148" calcext:value-type="float">
            <text:p>126.86141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팔달로 205, 1동 1층 101호(고사동 27-2외 1필지_제 101호)</text:p>
          </table:table-cell>
          <table:table-cell table:style-name="ce1" office:value-type="float" office:value="35.8204598" calcext:value-type="float">
            <text:p>35.8204598</text:p>
          </table:table-cell>
          <table:table-cell table:style-name="ce1" office:value-type="float" office:value="127.146008" calcext:value-type="float">
            <text:p>127.1460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서구 상무중앙로 35 (치평동)</text:p>
          </table:table-cell>
          <table:table-cell table:style-name="ce1" office:value-type="float" office:value="35.1500276" calcext:value-type="float">
            <text:p>35.1500276</text:p>
          </table:table-cell>
          <table:table-cell table:style-name="ce1" office:value-type="float" office:value="126.8479556" calcext:value-type="float">
            <text:p>126.84795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북구 설죽로 503, 1층 (일곡동) 102호, 103호, 104호</text:p>
          </table:table-cell>
          <table:table-cell table:style-name="ce1" office:value-type="float" office:value="35.2161784" calcext:value-type="float">
            <text:p>35.2161784</text:p>
          </table:table-cell>
          <table:table-cell table:style-name="ce1" office:value-type="float" office:value="126.911148" calcext:value-type="float">
            <text:p>126.9111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동구 필문대로 271 (동명동)</text:p>
          </table:table-cell>
          <table:table-cell table:style-name="ce1" office:value-type="float" office:value="35.1543053" calcext:value-type="float">
            <text:p>35.1543053</text:p>
          </table:table-cell>
          <table:table-cell table:style-name="ce1" office:value-type="float" office:value="126.921066" calcext:value-type="float">
            <text:p>126.9210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군산시 월명로 255, 105호(수송동,신한월드타워)</text:p>
          </table:table-cell>
          <table:table-cell table:style-name="ce1" office:value-type="float" office:value="35.9667224" calcext:value-type="float">
            <text:p>35.9667224</text:p>
          </table:table-cell>
          <table:table-cell table:style-name="ce1" office:value-type="float" office:value="126.715118" calcext:value-type="float">
            <text:p>126.7151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나주시 전력로 2, 103호 (빛가람동)</text:p>
          </table:table-cell>
          <table:table-cell table:style-name="ce1" office:value-type="float" office:value="35.03047" calcext:value-type="float">
            <text:p>35.03047</text:p>
          </table:table-cell>
          <table:table-cell table:style-name="ce1" office:value-type="float" office:value="126.794689" calcext:value-type="float">
            <text:p>126.7946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서구 하남대로 654, 1층 (동천동,시티프라자)</text:p>
          </table:table-cell>
          <table:table-cell table:style-name="ce1" office:value-type="float" office:value="35.1716701" calcext:value-type="float">
            <text:p>35.1716701</text:p>
          </table:table-cell>
          <table:table-cell table:style-name="ce1" office:value-type="float" office:value="126.8641331" calcext:value-type="float">
            <text:p>126.8641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익산시 고현로 98, 1층 (모현동1가,익산현덕빌딩) SK텔레콤</text:p>
          </table:table-cell>
          <table:table-cell table:style-name="ce1" office:value-type="float" office:value="35.9456583" calcext:value-type="float">
            <text:p>35.9456583</text:p>
          </table:table-cell>
          <table:table-cell table:style-name="ce1" office:value-type="float" office:value="126.9436335" calcext:value-type="float">
            <text:p>126.94363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목포시 영산로75번길 26-1 (대안동,포엑스)</text:p>
          </table:table-cell>
          <table:table-cell table:style-name="ce1" office:value-type="float" office:value="34.791531" calcext:value-type="float">
            <text:p>34.791531</text:p>
          </table:table-cell>
          <table:table-cell table:style-name="ce1" office:value-type="float" office:value="126.3841411" calcext:value-type="float">
            <text:p>126.3841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목포시 포미로 10 (용해동,대원빌딩)</text:p>
          </table:table-cell>
          <table:table-cell table:style-name="ce1" office:value-type="float" office:value="34.81696" calcext:value-type="float">
            <text:p>34.81696</text:p>
          </table:table-cell>
          <table:table-cell table:style-name="ce1" office:value-type="float" office:value="126.3979514" calcext:value-type="float">
            <text:p>126.39795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목포시 백년대로 352, 2층 A호 (상동,스타시티빌딩) 2층 A호 지점내</text:p>
          </table:table-cell>
          <table:table-cell table:style-name="ce1" office:value-type="float" office:value="34.8010424" calcext:value-type="float">
            <text:p>34.8010424</text:p>
          </table:table-cell>
          <table:table-cell table:style-name="ce1" office:value-type="float" office:value="126.4030186" calcext:value-type="float">
            <text:p>126.40301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목포시 장미로 20 (상동,상아빌딩)</text:p>
          </table:table-cell>
          <table:table-cell table:style-name="ce1" office:value-type="float" office:value="34.8011803" calcext:value-type="float">
            <text:p>34.8011803</text:p>
          </table:table-cell>
          <table:table-cell table:style-name="ce1" office:value-type="float" office:value="126.4238106" calcext:value-type="float">
            <text:p>126.42381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동구 서석로 46 (광산동)</text:p>
          </table:table-cell>
          <table:table-cell table:style-name="ce1" office:value-type="float" office:value="35.1458836" calcext:value-type="float">
            <text:p>35.1458836</text:p>
          </table:table-cell>
          <table:table-cell table:style-name="ce1" office:value-type="float" office:value="126.9191382" calcext:value-type="float">
            <text:p>126.91913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익산시 선화로1길 12 (모현동1가)</text:p>
          </table:table-cell>
          <table:table-cell table:style-name="ce1" office:value-type="float" office:value="35.9507192" calcext:value-type="float">
            <text:p>35.9507192</text:p>
          </table:table-cell>
          <table:table-cell table:style-name="ce1" office:value-type="float" office:value="126.9386164" calcext:value-type="float">
            <text:p>126.93861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거마평로 24 (삼천동1가)</text:p>
          </table:table-cell>
          <table:table-cell table:style-name="ce1" office:value-type="float" office:value="35.7944653" calcext:value-type="float">
            <text:p>35.7944653</text:p>
          </table:table-cell>
          <table:table-cell table:style-name="ce1" office:value-type="float" office:value="127.1170858" calcext:value-type="float">
            <text:p>127.11708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거마평로 68 (삼천동1가)</text:p>
          </table:table-cell>
          <table:table-cell table:style-name="ce1" office:value-type="float" office:value="35.8077478" calcext:value-type="float">
            <text:p>35.8077478</text:p>
          </table:table-cell>
          <table:table-cell table:style-name="ce1" office:value-type="float" office:value="127.1144651" calcext:value-type="float">
            <text:p>127.1144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서구 상무평화로 79 (치평동,팔복빌딩)</text:p>
          </table:table-cell>
          <table:table-cell table:style-name="ce1" office:value-type="float" office:value="35.148234" calcext:value-type="float">
            <text:p>35.148234</text:p>
          </table:table-cell>
          <table:table-cell table:style-name="ce1" office:value-type="float" office:value="126.847835" calcext:value-type="float">
            <text:p>126.8478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세내로 540 (효자동3가,전주프라자)</text:p>
          </table:table-cell>
          <table:table-cell table:style-name="ce1" office:value-type="float" office:value="35.8338301" calcext:value-type="float">
            <text:p>35.8338301</text:p>
          </table:table-cell>
          <table:table-cell table:style-name="ce1" office:value-type="float" office:value="127.1001159" calcext:value-type="float">
            <text:p>127.1001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군산시 수송로 198 (수송동)</text:p>
          </table:table-cell>
          <table:table-cell table:style-name="ce1" office:value-type="float" office:value="35.9637019" calcext:value-type="float">
            <text:p>35.9637019</text:p>
          </table:table-cell>
          <table:table-cell table:style-name="ce1" office:value-type="float" office:value="126.7173542" calcext:value-type="float">
            <text:p>126.71735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광산구 풍영로 214 (장덕동) 103호,104호</text:p>
          </table:table-cell>
          <table:table-cell table:style-name="ce1" office:value-type="float" office:value="35.1904336" calcext:value-type="float">
            <text:p>35.1904336</text:p>
          </table:table-cell>
          <table:table-cell table:style-name="ce1" office:value-type="float" office:value="126.8145234" calcext:value-type="float">
            <text:p>126.81452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광산구 임방울대로 215 (신가동)</text:p>
          </table:table-cell>
          <table:table-cell table:style-name="ce1" office:value-type="float" office:value="35.1767553" calcext:value-type="float">
            <text:p>35.1767553</text:p>
          </table:table-cell>
          <table:table-cell table:style-name="ce1" office:value-type="float" office:value="126.8312123" calcext:value-type="float">
            <text:p>126.83121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순천시 왕궁길 47 (조례동)</text:p>
          </table:table-cell>
          <table:table-cell table:style-name="ce1" office:value-type="float" office:value="34.9551198" calcext:value-type="float">
            <text:p>34.9551198</text:p>
          </table:table-cell>
          <table:table-cell table:style-name="ce1" office:value-type="float" office:value="127.5319462" calcext:value-type="float">
            <text:p>127.53194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여수시 새터로 64 (신기동)</text:p>
          </table:table-cell>
          <table:table-cell table:style-name="ce1" office:value-type="float" office:value="34.7615201" calcext:value-type="float">
            <text:p>34.7615201</text:p>
          </table:table-cell>
          <table:table-cell table:style-name="ce1" office:value-type="float" office:value="127.6743338" calcext:value-type="float">
            <text:p>127.67433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우전로 212 (효자동2가)</text:p>
          </table:table-cell>
          <table:table-cell table:style-name="ce1" office:value-type="float" office:value="35.8133434" calcext:value-type="float">
            <text:p>35.8133434</text:p>
          </table:table-cell>
          <table:table-cell table:style-name="ce1" office:value-type="float" office:value="127.1021388" calcext:value-type="float">
            <text:p>127.10213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광산구 신창로 69 신창동 1273-1</text:p>
          </table:table-cell>
          <table:table-cell table:style-name="ce1" office:value-type="float" office:value="35.1913995" calcext:value-type="float">
            <text:p>35.1913995</text:p>
          </table:table-cell>
          <table:table-cell table:style-name="ce1" office:value-type="float" office:value="126.8367925" calcext:value-type="float">
            <text:p>126.83679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여수시 중앙로 37, 1층 (충무동) 충무동 624-4</text:p>
          </table:table-cell>
          <table:table-cell table:style-name="ce1" office:value-type="float" office:value="34.7404479" calcext:value-type="float">
            <text:p>34.7404479</text:p>
          </table:table-cell>
          <table:table-cell table:style-name="ce1" office:value-type="float" office:value="127.7317641" calcext:value-type="float">
            <text:p>127.73176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순천시 연향3로 27, 1동 1층 101호 (연향동,대명빌딩)</text:p>
          </table:table-cell>
          <table:table-cell table:style-name="ce1" office:value-type="float" office:value="34.9510933" calcext:value-type="float">
            <text:p>34.9510933</text:p>
          </table:table-cell>
          <table:table-cell table:style-name="ce1" office:value-type="float" office:value="127.5190946" calcext:value-type="float">
            <text:p>127.51909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순천시 충효로 101 (연향동,석천빌딩)</text:p>
          </table:table-cell>
          <table:table-cell table:style-name="ce1" office:value-type="float" office:value="34.9478974" calcext:value-type="float">
            <text:p>34.9478974</text:p>
          </table:table-cell>
          <table:table-cell table:style-name="ce1" office:value-type="float" office:value="127.514723" calcext:value-type="float">
            <text:p>127.5147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광산구 사암로340번길 31 (월곡동,부광빌딩)</text:p>
          </table:table-cell>
          <table:table-cell table:style-name="ce1" office:value-type="float" office:value="35.1752285" calcext:value-type="float">
            <text:p>35.1752285</text:p>
          </table:table-cell>
          <table:table-cell table:style-name="ce1" office:value-type="float" office:value="126.8106736" calcext:value-type="float">
            <text:p>126.81067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북구 북문대로 105 (운암동)</text:p>
          </table:table-cell>
          <table:table-cell table:style-name="ce1" office:value-type="float" office:value="35.1788813" calcext:value-type="float">
            <text:p>35.1788813</text:p>
          </table:table-cell>
          <table:table-cell table:style-name="ce1" office:value-type="float" office:value="126.8754483" calcext:value-type="float">
            <text:p>126.87544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덕진구 아중로 157 (인후동1가)</text:p>
          </table:table-cell>
          <table:table-cell table:style-name="ce1" office:value-type="float" office:value="35.8265324" calcext:value-type="float">
            <text:p>35.8265324</text:p>
          </table:table-cell>
          <table:table-cell table:style-name="ce1" office:value-type="float" office:value="127.1667595" calcext:value-type="float">
            <text:p>127.16675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덕진구 명륜4길 1 (덕진동1가,연화당한약방)</text:p>
          </table:table-cell>
          <table:table-cell table:style-name="ce1" office:value-type="float" office:value="35.8424546" calcext:value-type="float">
            <text:p>35.8424546</text:p>
          </table:table-cell>
          <table:table-cell table:style-name="ce1" office:value-type="float" office:value="127.1261084" calcext:value-type="float">
            <text:p>127.12610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용머리로 59 (효자동1가,서보약국)</text:p>
          </table:table-cell>
          <table:table-cell table:style-name="ce1" office:value-type="float" office:value="35.8068739" calcext:value-type="float">
            <text:p>35.8068739</text:p>
          </table:table-cell>
          <table:table-cell table:style-name="ce1" office:value-type="float" office:value="127.1168755" calcext:value-type="float">
            <text:p>127.11687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서신로 114 (서신동,의산학원) 102호, 103호</text:p>
          </table:table-cell>
          <table:table-cell table:style-name="ce1" office:value-type="float" office:value="35.8353677" calcext:value-type="float">
            <text:p>35.8353677</text:p>
          </table:table-cell>
          <table:table-cell table:style-name="ce1" office:value-type="float" office:value="127.116137" calcext:value-type="float">
            <text:p>127.1161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동구 충장로 80-4 (충장로3가)</text:p>
          </table:table-cell>
          <table:table-cell table:style-name="ce1" office:value-type="float" office:value="35.1493767" calcext:value-type="float">
            <text:p>35.1493767</text:p>
          </table:table-cell>
          <table:table-cell table:style-name="ce1" office:value-type="float" office:value="126.9149216" calcext:value-type="float">
            <text:p>126.91492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 동구 중앙로 170 (충장로3가) 아름다운세상 SK텔레콤</text:p>
          </table:table-cell>
          <table:table-cell table:style-name="ce1" office:value-type="float" office:value="35.1488653" calcext:value-type="float">
            <text:p>35.1488653</text:p>
          </table:table-cell>
          <table:table-cell table:style-name="ce1" office:value-type="float" office:value="126.9150961" calcext:value-type="float">
            <text:p>126.91509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목포시 백년대로 319 (상동)</text:p>
          </table:table-cell>
          <table:table-cell table:style-name="ce1" office:value-type="float" office:value="34.8050867" calcext:value-type="float">
            <text:p>34.8050867</text:p>
          </table:table-cell>
          <table:table-cell table:style-name="ce1" office:value-type="float" office:value="126.422262" calcext:value-type="float">
            <text:p>126.4222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덕진구 명륜4길 1 (덕진동1가,연화당한약방)</text:p>
          </table:table-cell>
          <table:table-cell table:style-name="ce1" office:value-type="float" office:value="35.8424546" calcext:value-type="float">
            <text:p>35.8424546</text:p>
          </table:table-cell>
          <table:table-cell table:style-name="ce1" office:value-type="float" office:value="127.1261084" calcext:value-type="float">
            <text:p>127.12610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백제대로 259 (중화산동2가)</text:p>
          </table:table-cell>
          <table:table-cell table:style-name="ce1" office:value-type="float" office:value="35.8190339" calcext:value-type="float">
            <text:p>35.8190339</text:p>
          </table:table-cell>
          <table:table-cell table:style-name="ce1" office:value-type="float" office:value="127.1278093" calcext:value-type="float">
            <text:p>127.12780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여수시 박람회길 46, 상가1동 112호 (덕충동,동성노블힐스)</text:p>
          </table:table-cell>
          <table:table-cell table:style-name="ce1" office:value-type="float" office:value="34.7542623" calcext:value-type="float">
            <text:p>34.7542623</text:p>
          </table:table-cell>
          <table:table-cell table:style-name="ce1" office:value-type="float" office:value="127.7465805" calcext:value-type="float">
            <text:p>127.74658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고흥군 고흥읍 봉황길 21, ()</text:p>
          </table:table-cell>
          <table:table-cell table:style-name="ce1" office:value-type="float" office:value="34.6090874" calcext:value-type="float">
            <text:p>34.6090874</text:p>
          </table:table-cell>
          <table:table-cell table:style-name="ce1" office:value-type="float" office:value="127.2847989" calcext:value-type="float">
            <text:p>127.28479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고흥군 도양읍 봉암리 2699-145번지</text:p>
          </table:table-cell>
          <table:table-cell table:style-name="ce1" office:value-type="float" office:value="34.5321793" calcext:value-type="float">
            <text:p>34.5321793</text:p>
          </table:table-cell>
          <table:table-cell table:style-name="ce1" office:value-type="float" office:value="127.1485949" calcext:value-type="float">
            <text:p>127.14859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광주 서구 상무중앙로 86, 1층 (치평동,상무트윈스빌딩) T-WORLD 광주지점</text:p>
          </table:table-cell>
          <table:table-cell table:style-name="ce4" office:value-type="float" office:value="35.1545033" calcext:value-type="float">
            <text:p>35.1545033</text:p>
          </table:table-cell>
          <table:table-cell table:style-name="ce4" office:value-type="float" office:value="126.8489417" calcext:value-type="float">
            <text:p>126.84894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광주 서구 풍암중앙로 53 (풍암동)</text:p>
          </table:table-cell>
          <table:table-cell table:style-name="ce1" office:value-type="float" office:value="35.1255391" calcext:value-type="float">
            <text:p>35.1255391</text:p>
          </table:table-cell>
          <table:table-cell table:style-name="ce1" office:value-type="float" office:value="126.8799978" calcext:value-type="float">
            <text:p>126.87999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익산시 무왕로13길 12, 1층 103호 (영등동,주차빌딩)</text:p>
          </table:table-cell>
          <table:table-cell table:style-name="ce1" office:value-type="float" office:value="35.9594481" calcext:value-type="float">
            <text:p>35.9594481</text:p>
          </table:table-cell>
          <table:table-cell table:style-name="ce1" office:value-type="float" office:value="126.9770682" calcext:value-type="float">
            <text:p>126.9770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무안군 무안읍 무안중앙로 9 ()</text:p>
          </table:table-cell>
          <table:table-cell table:style-name="ce1" office:value-type="float" office:value="34.9884357" calcext:value-type="float">
            <text:p>34.9884357</text:p>
          </table:table-cell>
          <table:table-cell table:style-name="ce1" office:value-type="float" office:value="126.4778901" calcext:value-type="float">
            <text:p>126.47789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북 전주시 완산구 용리로 37, (삼천동1가,강오빌딩)</text:p>
          </table:table-cell>
          <table:table-cell table:style-name="ce1" office:value-type="float" office:value="35.7988309" calcext:value-type="float">
            <text:p>35.7988309</text:p>
          </table:table-cell>
          <table:table-cell table:style-name="ce1" office:value-type="float" office:value="127.1138457" calcext:value-type="float">
            <text:p>127.1138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광주 광산구 월계로 195 (월계동,예향상가) 103호,104호 에이엠스카이하이</text:p>
          </table:table-cell>
          <table:table-cell table:style-name="ce4" office:value-type="float" office:value="35.2142463" calcext:value-type="float">
            <text:p>35.2142463</text:p>
          </table:table-cell>
          <table:table-cell table:style-name="ce4" office:value-type="float" office:value="126.8467579" calcext:value-type="float">
            <text:p>126.84675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전북 전주시 완산구 기린대로 194, 1층 (서노송동,SK텔레콤빌딩)</text:p>
          </table:table-cell>
          <table:table-cell table:style-name="ce1" office:value-type="float" office:value="35.8249518" calcext:value-type="float">
            <text:p>35.8249518</text:p>
          </table:table-cell>
          <table:table-cell table:style-name="ce1" office:value-type="float" office:value="127.1485319" calcext:value-type="float">
            <text:p>127.14853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남 무안군 삼향읍 남악3로 55 남악펠리시티3차 302호</text:p>
          </table:table-cell>
          <table:table-cell table:style-name="ce1" office:value-type="float" office:value="34.8102725" calcext:value-type="float">
            <text:p>34.8102725</text:p>
          </table:table-cell>
          <table:table-cell table:style-name="ce1" office:value-type="float" office:value="126.4598724" calcext:value-type="float">
            <text:p>126.45987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전남 목포시 영산로 575, 10동 11호 (상동) 원예농협하나로마트 2층 SK텔레콤</text:p>
          </table:table-cell>
          <table:table-cell table:style-name="ce4" office:value-type="float" office:value="34.8171157" calcext:value-type="float">
            <text:p>34.8171157</text:p>
          </table:table-cell>
          <table:table-cell table:style-name="ce4" office:value-type="float" office:value="126.4197157" calcext:value-type="float">
            <text:p>126.419715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광주 광산구 손재로110번길 32 (산정동)</text:p>
          </table:table-cell>
          <table:table-cell table:style-name="ce1" office:value-type="float" office:value="35.1758265" calcext:value-type="float">
            <text:p>35.1758265</text:p>
          </table:table-cell>
          <table:table-cell table:style-name="ce1" office:value-type="float" office:value="126.7988361" calcext:value-type="float">
            <text:p>126.79883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성군 다사읍 서재로 134, 1층</text:p>
          </table:table-cell>
          <table:table-cell table:style-name="ce1" office:value-type="float" office:value="35.8754454" calcext:value-type="float">
            <text:p>35.8754454</text:p>
          </table:table-cell>
          <table:table-cell table:style-name="ce1" office:value-type="float" office:value="128.497296" calcext:value-type="float">
            <text:p>128.497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예천군 호명면 산합리 1412번지 1층 105호1412 외1필지 에비뉴타워 105+106호</text:p>
          </table:table-cell>
          <table:table-cell table:style-name="ce1" office:value-type="float" office:value="36.5766183" calcext:value-type="float">
            <text:p>36.5766183</text:p>
          </table:table-cell>
          <table:table-cell table:style-name="ce1" office:value-type="float" office:value="128.4828718" calcext:value-type="float">
            <text:p>128.48287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주시 화랑로 120 (황오동)</text:p>
          </table:table-cell>
          <table:table-cell table:style-name="ce1" office:value-type="float" office:value="35.8442954" calcext:value-type="float">
            <text:p>35.8442954</text:p>
          </table:table-cell>
          <table:table-cell table:style-name="ce1" office:value-type="float" office:value="129.2138515" calcext:value-type="float">
            <text:p>129.21385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주시 황성로 5 (황성동,륜리학원건물)</text:p>
          </table:table-cell>
          <table:table-cell table:style-name="ce1" office:value-type="float" office:value="35.8640731" calcext:value-type="float">
            <text:p>35.8640731</text:p>
          </table:table-cell>
          <table:table-cell table:style-name="ce1" office:value-type="float" office:value="129.2130204" calcext:value-type="float">
            <text:p>129.21302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달구벌대로 1708, 1층 (두류동,아세아빌딩) 1층</text:p>
          </table:table-cell>
          <table:table-cell table:style-name="ce1" office:value-type="float" office:value="35.8541868" calcext:value-type="float">
            <text:p>35.8541868</text:p>
          </table:table-cell>
          <table:table-cell table:style-name="ce1" office:value-type="float" office:value="128.5547545" calcext:value-type="float">
            <text:p>128.55475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구미시 인동20길 5 (진평동,MHK빌딩)</text:p>
          </table:table-cell>
          <table:table-cell table:style-name="ce1" office:value-type="float" office:value="36.0978177" calcext:value-type="float">
            <text:p>36.0978177</text:p>
          </table:table-cell>
          <table:table-cell table:style-name="ce1" office:value-type="float" office:value="128.4267162" calcext:value-type="float">
            <text:p>128.42671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김천시 김천로 107 (평화동)</text:p>
          </table:table-cell>
          <table:table-cell table:style-name="ce1" office:value-type="float" office:value="36.1236685" calcext:value-type="float">
            <text:p>36.1236685</text:p>
          </table:table-cell>
          <table:table-cell table:style-name="ce1" office:value-type="float" office:value="128.1138512" calcext:value-type="float">
            <text:p>128.11385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달구벌대로 2276, 1층 (수성동1가)</text:p>
          </table:table-cell>
          <table:table-cell table:style-name="ce1" office:value-type="float" office:value="35.8564099" calcext:value-type="float">
            <text:p>35.8564099</text:p>
          </table:table-cell>
          <table:table-cell table:style-name="ce1" office:value-type="float" office:value="128.6106111" calcext:value-type="float">
            <text:p>128.6106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동부로 154, 1층 (신천동) 1층</text:p>
          </table:table-cell>
          <table:table-cell table:style-name="ce1" office:value-type="float" office:value="35.8743248" calcext:value-type="float">
            <text:p>35.8743248</text:p>
          </table:table-cell>
          <table:table-cell table:style-name="ce1" office:value-type="float" office:value="128.6181096" calcext:value-type="float">
            <text:p>128.61810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동호로 69, 102호 (동호동)</text:p>
          </table:table-cell>
          <table:table-cell table:style-name="ce1" office:value-type="float" office:value="35.8661649" calcext:value-type="float">
            <text:p>35.8661649</text:p>
          </table:table-cell>
          <table:table-cell table:style-name="ce1" office:value-type="float" office:value="128.7244665" calcext:value-type="float">
            <text:p>128.7244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남구 오천읍 남원로 63 1층 코너</text:p>
          </table:table-cell>
          <table:table-cell table:style-name="ce1" office:value-type="float" office:value="35.9701268" calcext:value-type="float">
            <text:p>35.9701268</text:p>
          </table:table-cell>
          <table:table-cell table:style-name="ce1" office:value-type="float" office:value="129.4040535" calcext:value-type="float">
            <text:p>129.40405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구미시 봉곡남로 76 (봉곡동)</text:p>
          </table:table-cell>
          <table:table-cell table:style-name="ce1" office:value-type="float" office:value="36.148505" calcext:value-type="float">
            <text:p>36.148505</text:p>
          </table:table-cell>
          <table:table-cell table:style-name="ce1" office:value-type="float" office:value="128.3108317" calcext:value-type="float">
            <text:p>128.31083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산시 백자로 60 (사동)</text:p>
          </table:table-cell>
          <table:table-cell table:style-name="ce1" office:value-type="float" office:value="35.815424" calcext:value-type="float">
            <text:p>35.815424</text:p>
          </table:table-cell>
          <table:table-cell table:style-name="ce1" office:value-type="float" office:value="128.7576795" calcext:value-type="float">
            <text:p>128.75767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월배로 193 (상인동)</text:p>
          </table:table-cell>
          <table:table-cell table:style-name="ce1" office:value-type="float" office:value="35.8183446" calcext:value-type="float">
            <text:p>35.8183446</text:p>
          </table:table-cell>
          <table:table-cell table:style-name="ce1" office:value-type="float" office:value="128.534695" calcext:value-type="float">
            <text:p>128.5346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해운대로 407 (우동,신세계빌딩) 1F 101호</text:p>
          </table:table-cell>
          <table:table-cell table:style-name="ce1" office:value-type="float" office:value="35.1678388" calcext:value-type="float">
            <text:p>35.1678388</text:p>
          </table:table-cell>
          <table:table-cell table:style-name="ce1" office:value-type="float" office:value="129.140716" calcext:value-type="float">
            <text:p>129.1407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들안로 360 (수성동4가) 수성태영데시앙 상가 104,105호</text:p>
          </table:table-cell>
          <table:table-cell table:style-name="ce1" office:value-type="float" office:value="35.8620206" calcext:value-type="float">
            <text:p>35.8620206</text:p>
          </table:table-cell>
          <table:table-cell table:style-name="ce1" office:value-type="float" office:value="128.6188877" calcext:value-type="float">
            <text:p>128.61888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지범로 204 (범물동)</text:p>
          </table:table-cell>
          <table:table-cell table:style-name="ce1" office:value-type="float" office:value="35.8200073" calcext:value-type="float">
            <text:p>35.8200073</text:p>
          </table:table-cell>
          <table:table-cell table:style-name="ce1" office:value-type="float" office:value="128.6409159" calcext:value-type="float">
            <text:p>128.6409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북구 천마로 60, 1층 (양덕동) 구, 국민은행</text:p>
          </table:table-cell>
          <table:table-cell table:style-name="ce1" office:value-type="float" office:value="36.0819055" calcext:value-type="float">
            <text:p>36.0819055</text:p>
          </table:table-cell>
          <table:table-cell table:style-name="ce1" office:value-type="float" office:value="129.3963497" calcext:value-type="float">
            <text:p>129.39634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남구 오천읍 정몽주로 655 ()</text:p>
          </table:table-cell>
          <table:table-cell table:style-name="ce1" office:value-type="float" office:value="35.9763769" calcext:value-type="float">
            <text:p>35.9763769</text:p>
          </table:table-cell>
          <table:table-cell table:style-name="ce1" office:value-type="float" office:value="129.4134045" calcext:value-type="float">
            <text:p>129.41340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구미시 인동중앙로 15, 1층(황상동,E-TRIBUNETOWER)</text:p>
          </table:table-cell>
          <table:table-cell table:style-name="ce1" office:value-type="float" office:value="36.1069277" calcext:value-type="float">
            <text:p>36.1069277</text:p>
          </table:table-cell>
          <table:table-cell table:style-name="ce1" office:value-type="float" office:value="128.4206634" calcext:value-type="float">
            <text:p>128.42066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성군 다사읍 달구벌대로 863, 1층 103호 (진광타워) 진광타워 103~104호</text:p>
          </table:table-cell>
          <table:table-cell table:style-name="ce1" office:value-type="float" office:value="35.8588793" calcext:value-type="float">
            <text:p>35.8588793</text:p>
          </table:table-cell>
          <table:table-cell table:style-name="ce1" office:value-type="float" office:value="128.4642913" calcext:value-type="float">
            <text:p>128.46429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북구 구암로 85 (읍내동,성담빌딩)</text:p>
          </table:table-cell>
          <table:table-cell table:style-name="ce1" office:value-type="float" office:value="35.9326734" calcext:value-type="float">
            <text:p>35.9326734</text:p>
          </table:table-cell>
          <table:table-cell table:style-name="ce1" office:value-type="float" office:value="128.5500337" calcext:value-type="float">
            <text:p>128.55003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북구 침산로 100, 상가동 1호 (칠성동2가,오페라삼정그린코아더) 123호, 124호</text:p>
          </table:table-cell>
          <table:table-cell table:style-name="ce1" office:value-type="float" office:value="35.8848661" calcext:value-type="float">
            <text:p>35.8848661</text:p>
          </table:table-cell>
          <table:table-cell table:style-name="ce1" office:value-type="float" office:value="128.5914265" calcext:value-type="float">
            <text:p>128.59142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파동 646번지</text:p>
          </table:table-cell>
          <table:table-cell table:style-name="ce1" office:value-type="float" office:value="35.8250514" calcext:value-type="float">
            <text:p>35.8250514</text:p>
          </table:table-cell>
          <table:table-cell table:style-name="ce1" office:value-type="float" office:value="128.6102126" calcext:value-type="float">
            <text:p>128.61021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남구 포스코대로 135 (이동)</text:p>
          </table:table-cell>
          <table:table-cell table:style-name="ce1" office:value-type="float" office:value="36.0261713" calcext:value-type="float">
            <text:p>36.0261713</text:p>
          </table:table-cell>
          <table:table-cell table:style-name="ce1" office:value-type="float" office:value="129.3406688" calcext:value-type="float">
            <text:p>129.3406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중동1로 17 (중동.혜정빌딩) 101~102</text:p>
          </table:table-cell>
          <table:table-cell table:style-name="ce1" office:value-type="float" office:value="35.1635457" calcext:value-type="float">
            <text:p>35.1635457</text:p>
          </table:table-cell>
          <table:table-cell table:style-name="ce1" office:value-type="float" office:value="129.1618483" calcext:value-type="float">
            <text:p>129.16184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구미시 신시로 44 (형곡동) 금강산등심해장국감자탕</text:p>
          </table:table-cell>
          <table:table-cell table:style-name="ce1" office:value-type="float" office:value="36.1116807" calcext:value-type="float">
            <text:p>36.1116807</text:p>
          </table:table-cell>
          <table:table-cell table:style-name="ce1" office:value-type="float" office:value="128.3395195" calcext:value-type="float">
            <text:p>128.33951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장기로 80 (성당동)</text:p>
          </table:table-cell>
          <table:table-cell table:style-name="ce1" office:value-type="float" office:value="35.8435733" calcext:value-type="float">
            <text:p>35.8435733</text:p>
          </table:table-cell>
          <table:table-cell table:style-name="ce1" office:value-type="float" office:value="128.5519031" calcext:value-type="float">
            <text:p>128.5519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중앙대로 400 (남일동)</text:p>
          </table:table-cell>
          <table:table-cell table:style-name="ce1" office:value-type="float" office:value="35.8694602" calcext:value-type="float">
            <text:p>35.8694602</text:p>
          </table:table-cell>
          <table:table-cell table:style-name="ce1" office:value-type="float" office:value="128.5945805" calcext:value-type="float">
            <text:p>128.59458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달구벌대로 1491, 2호 (용산동,지하철) 선 용산역</text:p>
          </table:table-cell>
          <table:table-cell table:style-name="ce1" office:value-type="float" office:value="35.8652624" calcext:value-type="float">
            <text:p>35.8652624</text:p>
          </table:table-cell>
          <table:table-cell table:style-name="ce1" office:value-type="float" office:value="128.5231719" calcext:value-type="float">
            <text:p>128.52317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동대구로 98, (지산동,평강기업) 1층, 2층</text:p>
          </table:table-cell>
          <table:table-cell table:style-name="ce1" office:value-type="float" office:value="35.8390019" calcext:value-type="float">
            <text:p>35.8390019</text:p>
          </table:table-cell>
          <table:table-cell table:style-name="ce1" office:value-type="float" office:value="128.6246176" calcext:value-type="float">
            <text:p>128.62461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범안로 70, (범물동,동원빌딩)</text:p>
          </table:table-cell>
          <table:table-cell table:style-name="ce1" office:value-type="float" office:value="35.8205815" calcext:value-type="float">
            <text:p>35.8205815</text:p>
          </table:table-cell>
          <table:table-cell table:style-name="ce1" office:value-type="float" office:value="128.6400813" calcext:value-type="float">
            <text:p>128.6400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달구벌대로 2171, 1층 (삼덕동2가)</text:p>
          </table:table-cell>
          <table:table-cell table:style-name="ce1" office:value-type="float" office:value="35.8675465" calcext:value-type="float">
            <text:p>35.8675465</text:p>
          </table:table-cell>
          <table:table-cell table:style-name="ce1" office:value-type="float" office:value="128.5998802" calcext:value-type="float">
            <text:p>128.59988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산시 하양읍 하양로 87 () sk텔레콤</text:p>
          </table:table-cell>
          <table:table-cell table:style-name="ce1" office:value-type="float" office:value="35.9126387" calcext:value-type="float">
            <text:p>35.9126387</text:p>
          </table:table-cell>
          <table:table-cell table:style-name="ce1" office:value-type="float" office:value="128.8173097" calcext:value-type="float">
            <text:p>128.81730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남구 봉덕로 97 (봉덕동)</text:p>
          </table:table-cell>
          <table:table-cell table:style-name="ce1" office:value-type="float" office:value="35.844883" calcext:value-type="float">
            <text:p>35.844883</text:p>
          </table:table-cell>
          <table:table-cell table:style-name="ce1" office:value-type="float" office:value="128.6012926" calcext:value-type="float">
            <text:p>128.60129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달성로 51 (대신동) 엘지패션</text:p>
          </table:table-cell>
          <table:table-cell table:style-name="ce1" office:value-type="float" office:value="35.8696947" calcext:value-type="float">
            <text:p>35.8696947</text:p>
          </table:table-cell>
          <table:table-cell table:style-name="ce1" office:value-type="float" office:value="128.5820293" calcext:value-type="float">
            <text:p>128.58202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남구 중앙대로 218, (대명동)</text:p>
          </table:table-cell>
          <table:table-cell table:style-name="ce1" office:value-type="float" office:value="35.8527973" calcext:value-type="float">
            <text:p>35.8527973</text:p>
          </table:table-cell>
          <table:table-cell table:style-name="ce1" office:value-type="float" office:value="128.5909697" calcext:value-type="float">
            <text:p>128.59096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도원로 30 (도원동,대곡프라자) 106호, 107호</text:p>
          </table:table-cell>
          <table:table-cell table:style-name="ce1" office:value-type="float" office:value="35.8060258" calcext:value-type="float">
            <text:p>35.8060258</text:p>
          </table:table-cell>
          <table:table-cell table:style-name="ce1" office:value-type="float" office:value="128.5352027" calcext:value-type="float">
            <text:p>128.53520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동성로1길 42 (봉산동)</text:p>
          </table:table-cell>
          <table:table-cell table:style-name="ce1" office:value-type="float" office:value="35.8660238" calcext:value-type="float">
            <text:p>35.8660238</text:p>
          </table:table-cell>
          <table:table-cell table:style-name="ce1" office:value-type="float" office:value="128.5956112" calcext:value-type="float">
            <text:p>128.5956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안심로 370, (신서동,욱일빌딩)</text:p>
          </table:table-cell>
          <table:table-cell table:style-name="ce1" office:value-type="float" office:value="35.8679346" calcext:value-type="float">
            <text:p>35.8679346</text:p>
          </table:table-cell>
          <table:table-cell table:style-name="ce1" office:value-type="float" office:value="128.7248502" calcext:value-type="float">
            <text:p>128.72485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동촌로 204 (방촌동)</text:p>
          </table:table-cell>
          <table:table-cell table:style-name="ce1" office:value-type="float" office:value="35.8823523" calcext:value-type="float">
            <text:p>35.8823523</text:p>
          </table:table-cell>
          <table:table-cell table:style-name="ce1" office:value-type="float" office:value="128.662133" calcext:value-type="float">
            <text:p>128.6621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달구벌대로 2400 (범어동)</text:p>
          </table:table-cell>
          <table:table-cell table:style-name="ce1" office:value-type="float" office:value="35.8600633" calcext:value-type="float">
            <text:p>35.8600633</text:p>
          </table:table-cell>
          <table:table-cell table:style-name="ce1" office:value-type="float" office:value="128.6290511" calcext:value-type="float">
            <text:p>128.6290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안심로 358, (동호동)</text:p>
          </table:table-cell>
          <table:table-cell table:style-name="ce1" office:value-type="float" office:value="35.8654781" calcext:value-type="float">
            <text:p>35.8654781</text:p>
          </table:table-cell>
          <table:table-cell table:style-name="ce1" office:value-type="float" office:value="128.7177202" calcext:value-type="float">
            <text:p>128.71772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조암로 38, 106호 (월성동,엘리바덴)</text:p>
          </table:table-cell>
          <table:table-cell table:style-name="ce1" office:value-type="float" office:value="35.8248737" calcext:value-type="float">
            <text:p>35.8248737</text:p>
          </table:table-cell>
          <table:table-cell table:style-name="ce1" office:value-type="float" office:value="128.5257702" calcext:value-type="float">
            <text:p>128.52577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동구 동부로 18-1, (신천동)</text:p>
          </table:table-cell>
          <table:table-cell table:style-name="ce1" office:value-type="float" office:value="35.8738606" calcext:value-type="float">
            <text:p>35.8738606</text:p>
          </table:table-cell>
          <table:table-cell table:style-name="ce1" office:value-type="float" office:value="128.6146043" calcext:value-type="float">
            <text:p>128.61460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조암남로 42, 1층 111호 (월성동,트럼프스타)</text:p>
          </table:table-cell>
          <table:table-cell table:style-name="ce1" office:value-type="float" office:value="35.8217784" calcext:value-type="float">
            <text:p>35.8217784</text:p>
          </table:table-cell>
          <table:table-cell table:style-name="ce1" office:value-type="float" office:value="128.5280347" calcext:value-type="float">
            <text:p>128.52803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조암로 25, 101동 105호 (월성동,그루빌딩)</text:p>
          </table:table-cell>
          <table:table-cell table:style-name="ce1" office:value-type="float" office:value="35.8234274" calcext:value-type="float">
            <text:p>35.8234274</text:p>
          </table:table-cell>
          <table:table-cell table:style-name="ce1" office:value-type="float" office:value="128.522399" calcext:value-type="float">
            <text:p>128.5223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동성로1길 29-10 (봉산동)</text:p>
          </table:table-cell>
          <table:table-cell table:style-name="ce1" office:value-type="float" office:value="35.8669433" calcext:value-type="float">
            <text:p>35.8669433</text:p>
          </table:table-cell>
          <table:table-cell table:style-name="ce1" office:value-type="float" office:value="128.59539" calcext:value-type="float">
            <text:p>128.595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동성로 2 (동성로3가,동성로협성빌딩)</text:p>
          </table:table-cell>
          <table:table-cell table:style-name="ce1" office:value-type="float" office:value="35.8671954" calcext:value-type="float">
            <text:p>35.8671954</text:p>
          </table:table-cell>
          <table:table-cell table:style-name="ce1" office:value-type="float" office:value="128.5940213" calcext:value-type="float">
            <text:p>128.5940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북구 침산남로 94, 101호 (침산동,다빈치타워)</text:p>
          </table:table-cell>
          <table:table-cell table:style-name="ce1" office:value-type="float" office:value="35.8890246" calcext:value-type="float">
            <text:p>35.8890246</text:p>
          </table:table-cell>
          <table:table-cell table:style-name="ce1" office:value-type="float" office:value="128.5860651" calcext:value-type="float">
            <text:p>128.5860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중구 동성로2가 9-1번지 오프로드</text:p>
          </table:table-cell>
          <table:table-cell table:style-name="ce1" office:value-type="float" office:value="35.869303" calcext:value-type="float">
            <text:p>35.869303</text:p>
          </table:table-cell>
          <table:table-cell table:style-name="ce1" office:value-type="float" office:value="128.5959402" calcext:value-type="float">
            <text:p>128.5959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수성로 105 (상동)</text:p>
          </table:table-cell>
          <table:table-cell table:style-name="ce1" office:value-type="float" office:value="35.8351364" calcext:value-type="float">
            <text:p>35.8351364</text:p>
          </table:table-cell>
          <table:table-cell table:style-name="ce1" office:value-type="float" office:value="128.6114188" calcext:value-type="float">
            <text:p>128.6114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수성구 달구벌대로649길 20, (신매동) 1층 SK텔레콤 솔로몬대리점 신매점</text:p>
          </table:table-cell>
          <table:table-cell table:style-name="ce1" office:value-type="float" office:value="35.8401291" calcext:value-type="float">
            <text:p>35.8401291</text:p>
          </table:table-cell>
          <table:table-cell table:style-name="ce1" office:value-type="float" office:value="128.7128039" calcext:value-type="float">
            <text:p>128.71280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안동시 풍천면 갈전리 1276번지 중앙타워</text:p>
          </table:table-cell>
          <table:table-cell table:style-name="ce1" office:value-type="float" office:value="36.5670476" calcext:value-type="float">
            <text:p>36.5670476</text:p>
          </table:table-cell>
          <table:table-cell table:style-name="ce1" office:value-type="float" office:value="128.5044174" calcext:value-type="float">
            <text:p>128.50441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안동시 경동로 517, 1층 (태화동)</text:p>
          </table:table-cell>
          <table:table-cell table:style-name="ce1" office:value-type="float" office:value="36.5564515" calcext:value-type="float">
            <text:p>36.5564515</text:p>
          </table:table-cell>
          <table:table-cell table:style-name="ce1" office:value-type="float" office:value="128.7106396" calcext:value-type="float">
            <text:p>128.71063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산시 사동 26번지</text:p>
          </table:table-cell>
          <table:table-cell table:style-name="ce1" office:value-type="float" office:value="35.8127155" calcext:value-type="float">
            <text:p>35.8127155</text:p>
          </table:table-cell>
          <table:table-cell table:style-name="ce1" office:value-type="float" office:value="128.7528838" calcext:value-type="float">
            <text:p>128.75288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칠곡군 왜관읍 중앙로 187-1, ()</text:p>
          </table:table-cell>
          <table:table-cell table:style-name="ce1" office:value-type="float" office:value="35.991656" calcext:value-type="float">
            <text:p>35.991656</text:p>
          </table:table-cell>
          <table:table-cell table:style-name="ce1" office:value-type="float" office:value="128.399097" calcext:value-type="float">
            <text:p>128.3990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선수촌로 82, 1층 (반여동,델피하우스)</text:p>
          </table:table-cell>
          <table:table-cell table:style-name="ce1" office:value-type="float" office:value="35.2009572" calcext:value-type="float">
            <text:p>35.2009572</text:p>
          </table:table-cell>
          <table:table-cell table:style-name="ce1" office:value-type="float" office:value="129.1193565" calcext:value-type="float">
            <text:p>129.11935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구미시 인동북길 79 1층 103.104호(인의동.섬계빌딩)</text:p>
          </table:table-cell>
          <table:table-cell table:style-name="ce1" office:value-type="float" office:value="36.0999387" calcext:value-type="float">
            <text:p>36.0999387</text:p>
          </table:table-cell>
          <table:table-cell table:style-name="ce1" office:value-type="float" office:value="128.4258759" calcext:value-type="float">
            <text:p>128.42587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북구 중흥로 265, 1층 (죽도동,성원메디컬) SK텔레콤 포항지점</text:p>
          </table:table-cell>
          <table:table-cell table:style-name="ce1" office:value-type="float" office:value="36.0266241" calcext:value-type="float">
            <text:p>36.0266241</text:p>
          </table:table-cell>
          <table:table-cell table:style-name="ce1" office:value-type="float" office:value="129.3606325" calcext:value-type="float">
            <text:p>129.36063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포항시 남구 포스코대로 139, 1층 (이동,남양빌딩)</text:p>
          </table:table-cell>
          <table:table-cell table:style-name="ce1" office:value-type="float" office:value="36.0388802" calcext:value-type="float">
            <text:p>36.0388802</text:p>
          </table:table-cell>
          <table:table-cell table:style-name="ce1" office:value-type="float" office:value="129.3351207" calcext:value-type="float">
            <text:p>129.3351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월배로 473, 1층 105호 (송현동) 105호, 106호</text:p>
          </table:table-cell>
          <table:table-cell table:style-name="ce1" office:value-type="float" office:value="35.8343928" calcext:value-type="float">
            <text:p>35.8343928</text:p>
          </table:table-cell>
          <table:table-cell table:style-name="ce1" office:value-type="float" office:value="128.5494697" calcext:value-type="float">
            <text:p>128.54946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달서구 월배로 89 (진천동)</text:p>
          </table:table-cell>
          <table:table-cell table:style-name="ce1" office:value-type="float" office:value="35.8143288" calcext:value-type="float">
            <text:p>35.8143288</text:p>
          </table:table-cell>
          <table:table-cell table:style-name="ce1" office:value-type="float" office:value="128.5243877" calcext:value-type="float">
            <text:p>128.52438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 북구 옥산로 95, 1층 102호 (칠성동2가) 103호</text:p>
          </table:table-cell>
          <table:table-cell table:style-name="ce1" office:value-type="float" office:value="35.8850397" calcext:value-type="float">
            <text:p>35.8850397</text:p>
          </table:table-cell>
          <table:table-cell table:style-name="ce1" office:value-type="float" office:value="128.58609" calcext:value-type="float">
            <text:p>128.586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중동1로 4, 102호 (우동,동춘빌딩)</text:p>
          </table:table-cell>
          <table:table-cell table:style-name="ce1" office:value-type="float" office:value="35.1640303" calcext:value-type="float">
            <text:p>35.1640303</text:p>
          </table:table-cell>
          <table:table-cell table:style-name="ce1" office:value-type="float" office:value="129.1602833" calcext:value-type="float">
            <text:p>129.16028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북 경주시 중앙로 47 (노동동)</text:p>
          </table:table-cell>
          <table:table-cell table:style-name="ce1" office:value-type="float" office:value="35.8441309" calcext:value-type="float">
            <text:p>35.8441309</text:p>
          </table:table-cell>
          <table:table-cell table:style-name="ce1" office:value-type="float" office:value="129.2107644" calcext:value-type="float">
            <text:p>129.21076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수영구 연수로 411, (수영동,강일주유소) T월드 수영직영점</text:p>
          </table:table-cell>
          <table:table-cell table:style-name="ce1" office:value-type="float" office:value="35.1682233" calcext:value-type="float">
            <text:p>35.1682233</text:p>
          </table:table-cell>
          <table:table-cell table:style-name="ce1" office:value-type="float" office:value="129.1142494" calcext:value-type="float">
            <text:p>129.11424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대학로 159, 1동 102호 (무거동)</text:p>
          </table:table-cell>
          <table:table-cell table:style-name="ce1" office:value-type="float" office:value="35.5489489" calcext:value-type="float">
            <text:p>35.5489489</text:p>
          </table:table-cell>
          <table:table-cell table:style-name="ce1" office:value-type="float" office:value="129.2625636" calcext:value-type="float">
            <text:p>129.26256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삼산중로74번길 14 (삼산동)</text:p>
          </table:table-cell>
          <table:table-cell table:style-name="ce1" office:value-type="float" office:value="35.5402522" calcext:value-type="float">
            <text:p>35.5402522</text:p>
          </table:table-cell>
          <table:table-cell table:style-name="ce1" office:value-type="float" office:value="129.3369764" calcext:value-type="float">
            <text:p>129.33697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돋질로 81 (신정동)</text:p>
          </table:table-cell>
          <table:table-cell table:style-name="ce1" office:value-type="float" office:value="35.5388586" calcext:value-type="float">
            <text:p>35.5388586</text:p>
          </table:table-cell>
          <table:table-cell table:style-name="ce1" office:value-type="float" office:value="129.314619" calcext:value-type="float">
            <text:p>129.3146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삼산중로74번길 23, 1층 (삼산동,IN네일)</text:p>
          </table:table-cell>
          <table:table-cell table:style-name="ce1" office:value-type="float" office:value="35.5405097" calcext:value-type="float">
            <text:p>35.5405097</text:p>
          </table:table-cell>
          <table:table-cell table:style-name="ce1" office:value-type="float" office:value="129.3374245" calcext:value-type="float">
            <text:p>129.33742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삼산중로74번길 15 (삼산동)</text:p>
          </table:table-cell>
          <table:table-cell table:style-name="ce1" office:value-type="float" office:value="35.5405531" calcext:value-type="float">
            <text:p>35.5405531</text:p>
          </table:table-cell>
          <table:table-cell table:style-name="ce1" office:value-type="float" office:value="129.3370751" calcext:value-type="float">
            <text:p>129.33707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거창군 거창읍 중앙로 141 SK텔레콤 OK대리점 거창점</text:p>
          </table:table-cell>
          <table:table-cell table:style-name="ce1" office:value-type="float" office:value="35.6881293" calcext:value-type="float">
            <text:p>35.6881293</text:p>
          </table:table-cell>
          <table:table-cell table:style-name="ce1" office:value-type="float" office:value="127.9030411" calcext:value-type="float">
            <text:p>127.9030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양호로531번길 17 (대안동)</text:p>
          </table:table-cell>
          <table:table-cell table:style-name="ce1" office:value-type="float" office:value="35.1940988" calcext:value-type="float">
            <text:p>35.1940988</text:p>
          </table:table-cell>
          <table:table-cell table:style-name="ce1" office:value-type="float" office:value="128.0831931" calcext:value-type="float">
            <text:p>128.08319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새들말로 34-4, 1층 101호(평거동,코앞맛집타운)</text:p>
          </table:table-cell>
          <table:table-cell table:style-name="ce1" office:value-type="float" office:value="35.1789683" calcext:value-type="float">
            <text:p>35.1789683</text:p>
          </table:table-cell>
          <table:table-cell table:style-name="ce1" office:value-type="float" office:value="128.1071443" calcext:value-type="float">
            <text:p>128.10714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냉정로 226, 1층(개금동,금산빌딩)</text:p>
          </table:table-cell>
          <table:table-cell table:style-name="ce1" office:value-type="float" office:value="35.1509014" calcext:value-type="float">
            <text:p>35.1509014</text:p>
          </table:table-cell>
          <table:table-cell table:style-name="ce1" office:value-type="float" office:value="129.0244463" calcext:value-type="float">
            <text:p>129.02444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거제시 고현동 970-2번지 우형빌딩 1F 103호</text:p>
          </table:table-cell>
          <table:table-cell table:style-name="ce1" office:value-type="float" office:value="34.8895773" calcext:value-type="float">
            <text:p>34.8895773</text:p>
          </table:table-cell>
          <table:table-cell table:style-name="ce1" office:value-type="float" office:value="128.6214979" calcext:value-type="float">
            <text:p>128.6214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주대로 522, 101호 (가좌동,U-CITY빌딩)</text:p>
          </table:table-cell>
          <table:table-cell table:style-name="ce1" office:value-type="float" office:value="35.1480639" calcext:value-type="float">
            <text:p>35.1480639</text:p>
          </table:table-cell>
          <table:table-cell table:style-name="ce1" office:value-type="float" office:value="128.1191851" calcext:value-type="float">
            <text:p>128.11918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남구 용소로 19 (대연동,제산빌딩)</text:p>
          </table:table-cell>
          <table:table-cell table:style-name="ce1" office:value-type="float" office:value="35.135643" calcext:value-type="float">
            <text:p>35.135643</text:p>
          </table:table-cell>
          <table:table-cell table:style-name="ce1" office:value-type="float" office:value="129.101033" calcext:value-type="float">
            <text:p>129.1010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삼산로 16 (신정동,코리아빌딩)</text:p>
          </table:table-cell>
          <table:table-cell table:style-name="ce1" office:value-type="float" office:value="35.5325057" calcext:value-type="float">
            <text:p>35.5325057</text:p>
          </table:table-cell>
          <table:table-cell table:style-name="ce1" office:value-type="float" office:value="129.3096947" calcext:value-type="float">
            <text:p>129.30969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수영구 수영로 584, (광안동,안경나라)</text:p>
          </table:table-cell>
          <table:table-cell table:style-name="ce1" office:value-type="float" office:value="35.1579762" calcext:value-type="float">
            <text:p>35.1579762</text:p>
          </table:table-cell>
          <table:table-cell table:style-name="ce1" office:value-type="float" office:value="129.1130007" calcext:value-type="float">
            <text:p>129.11300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금정구 금정로233번길 85 (구서동,채양빌딩)</text:p>
          </table:table-cell>
          <table:table-cell table:style-name="ce1" office:value-type="float" office:value="35.2484389" calcext:value-type="float">
            <text:p>35.2484389</text:p>
          </table:table-cell>
          <table:table-cell table:style-name="ce1" office:value-type="float" office:value="129.0911073" calcext:value-type="float">
            <text:p>129.09110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기장군 기장읍 읍내로 101-1, 로즈모아</text:p>
          </table:table-cell>
          <table:table-cell table:style-name="ce1" office:value-type="float" office:value="35.2449865" calcext:value-type="float">
            <text:p>35.2449865</text:p>
          </table:table-cell>
          <table:table-cell table:style-name="ce1" office:value-type="float" office:value="129.2140692" calcext:value-type="float">
            <text:p>129.21406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중구 구덕로 54-1 (남포동5가.피닉스관광호텔신성산업)</text:p>
          </table:table-cell>
          <table:table-cell table:style-name="ce1" office:value-type="float" office:value="35.09843" calcext:value-type="float">
            <text:p>35.09843</text:p>
          </table:table-cell>
          <table:table-cell table:style-name="ce1" office:value-type="float" office:value="129.0297" calcext:value-type="float">
            <text:p>129.02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내외중앙로 81, 103호 (내동,동화선프라자)</text:p>
          </table:table-cell>
          <table:table-cell table:style-name="ce1" office:value-type="float" office:value="35.2372514" calcext:value-type="float">
            <text:p>35.2372514</text:p>
          </table:table-cell>
          <table:table-cell table:style-name="ce1" office:value-type="float" office:value="128.8668539" calcext:value-type="float">
            <text:p>128.86685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신정로 33 (달동)</text:p>
          </table:table-cell>
          <table:table-cell table:style-name="ce1" office:value-type="float" office:value="35.5343379" calcext:value-type="float">
            <text:p>35.5343379</text:p>
          </table:table-cell>
          <table:table-cell table:style-name="ce1" office:value-type="float" office:value="129.3197121" calcext:value-type="float">
            <text:p>129.3197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당감로 34 (당감동)</text:p>
          </table:table-cell>
          <table:table-cell table:style-name="ce1" office:value-type="float" office:value="35.1650672" calcext:value-type="float">
            <text:p>35.1650672</text:p>
          </table:table-cell>
          <table:table-cell table:style-name="ce1" office:value-type="float" office:value="129.0410665" calcext:value-type="float">
            <text:p>129.0410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촉석로186번길 9 (대안동)</text:p>
          </table:table-cell>
          <table:table-cell table:style-name="ce1" office:value-type="float" office:value="35.1943803" calcext:value-type="float">
            <text:p>35.1943803</text:p>
          </table:table-cell>
          <table:table-cell table:style-name="ce1" office:value-type="float" office:value="128.0827607" calcext:value-type="float">
            <text:p>128.08276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상구 사상로 303, (덕포동,이씨농방)</text:p>
          </table:table-cell>
          <table:table-cell table:style-name="ce1" office:value-type="float" office:value="35.1745572" calcext:value-type="float">
            <text:p>35.1745572</text:p>
          </table:table-cell>
          <table:table-cell table:style-name="ce1" office:value-type="float" office:value="128.9885677" calcext:value-type="float">
            <text:p>128.98856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서구 구덕로328번길 4 (동대신동3가,505-1 )</text:p>
          </table:table-cell>
          <table:table-cell table:style-name="ce1" office:value-type="float" office:value="35.1129718" calcext:value-type="float">
            <text:p>35.1129718</text:p>
          </table:table-cell>
          <table:table-cell table:style-name="ce1" office:value-type="float" office:value="129.0165053" calcext:value-type="float">
            <text:p>129.01650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금정구 중앙대로 1947 (구서동,두실빌딩)</text:p>
          </table:table-cell>
          <table:table-cell table:style-name="ce1" office:value-type="float" office:value="35.257079" calcext:value-type="float">
            <text:p>35.257079</text:p>
          </table:table-cell>
          <table:table-cell table:style-name="ce1" office:value-type="float" office:value="129.091429" calcext:value-type="float">
            <text:p>129.0914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강서구 명지국제8로 251 (명지동) 명지국제타워1동 1층 109호</text:p>
          </table:table-cell>
          <table:table-cell table:style-name="ce1" office:value-type="float" office:value="35.0998348" calcext:value-type="float">
            <text:p>35.0998348</text:p>
          </table:table-cell>
          <table:table-cell table:style-name="ce1" office:value-type="float" office:value="128.928286" calcext:value-type="float">
            <text:p>128.928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동구 대학길 59 (화정동)</text:p>
          </table:table-cell>
          <table:table-cell table:style-name="ce1" office:value-type="float" office:value="35.4989292" calcext:value-type="float">
            <text:p>35.4989292</text:p>
          </table:table-cell>
          <table:table-cell table:style-name="ce1" office:value-type="float" office:value="129.4211903" calcext:value-type="float">
            <text:p>129.42119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북구 만덕대로 20, 1층 (덕천동,백송빌딩)</text:p>
          </table:table-cell>
          <table:table-cell table:style-name="ce1" office:value-type="float" office:value="35.210344" calcext:value-type="float">
            <text:p>35.210344</text:p>
          </table:table-cell>
          <table:table-cell table:style-name="ce1" office:value-type="float" office:value="129.0072969" calcext:value-type="float">
            <text:p>129.00729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중구 대청로 72 (부평동1가) 노블엔피크</text:p>
          </table:table-cell>
          <table:table-cell table:style-name="ce1" office:value-type="float" office:value="35.1028326" calcext:value-type="float">
            <text:p>35.1028326</text:p>
          </table:table-cell>
          <table:table-cell table:style-name="ce1" office:value-type="float" office:value="129.0277679" calcext:value-type="float">
            <text:p>129.02776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경남 창원시 성산구 상남로 118, 103호(상남동,CNN빌딩) 103, 104호</text:p>
          </table:table-cell>
          <table:table-cell table:style-name="ce4" office:value-type="float" office:value="35.223431" calcext:value-type="float">
            <text:p>35.223431</text:p>
          </table:table-cell>
          <table:table-cell table:style-name="ce4" office:value-type="float" office:value="128.6831215" calcext:value-type="float">
            <text:p>128.68312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성산구 원이대로 654, 102호 (상남동,세인프라자아파트) 경상남도 창원시 성산구 원이대로 654, 102호(상남동)</text:p>
          </table:table-cell>
          <table:table-cell table:style-name="ce1" office:value-type="float" office:value="35.218669" calcext:value-type="float">
            <text:p>35.218669</text:p>
          </table:table-cell>
          <table:table-cell table:style-name="ce1" office:value-type="float" office:value="128.6922333" calcext:value-type="float">
            <text:p>128.6922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금정구 서동로149번길 3 (서동)</text:p>
          </table:table-cell>
          <table:table-cell table:style-name="ce1" office:value-type="float" office:value="35.2151187" calcext:value-type="float">
            <text:p>35.2151187</text:p>
          </table:table-cell>
          <table:table-cell table:style-name="ce1" office:value-type="float" office:value="129.1030505" calcext:value-type="float">
            <text:p>129.10305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해운대로 407 (우동,신세계빌딩) 1F 101호</text:p>
          </table:table-cell>
          <table:table-cell table:style-name="ce1" office:value-type="float" office:value="35.1678388" calcext:value-type="float">
            <text:p>35.1678388</text:p>
          </table:table-cell>
          <table:table-cell table:style-name="ce1" office:value-type="float" office:value="129.140716" calcext:value-type="float">
            <text:p>129.1407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구 중앙대로371번길 21 (수정동)</text:p>
          </table:table-cell>
          <table:table-cell table:style-name="ce1" office:value-type="float" office:value="35.1291697" calcext:value-type="float">
            <text:p>35.1291697</text:p>
          </table:table-cell>
          <table:table-cell table:style-name="ce1" office:value-type="float" office:value="129.0474411" calcext:value-type="float">
            <text:p>129.0474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의창구 원이대로 320, C동 1층 W105호 (대원동,더시티세븐쇼핑몰)</text:p>
          </table:table-cell>
          <table:table-cell table:style-name="ce1" office:value-type="float" office:value="35.239659" calcext:value-type="float">
            <text:p>35.239659</text:p>
          </table:table-cell>
          <table:table-cell table:style-name="ce1" office:value-type="float" office:value="128.6544233" calcext:value-type="float">
            <text:p>128.65442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물금읍 삽량로 40 (세종메디컬센터)</text:p>
          </table:table-cell>
          <table:table-cell table:style-name="ce1" office:value-type="float" office:value="35.3293309" calcext:value-type="float">
            <text:p>35.3293309</text:p>
          </table:table-cell>
          <table:table-cell table:style-name="ce1" office:value-type="float" office:value="129.0136632" calcext:value-type="float">
            <text:p>129.01366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물금읍 새실로 159 () 나래메트로시티 A동 1F no.101</text:p>
          </table:table-cell>
          <table:table-cell table:style-name="ce1" office:value-type="float" office:value="35.3112801" calcext:value-type="float">
            <text:p>35.3112801</text:p>
          </table:table-cell>
          <table:table-cell table:style-name="ce1" office:value-type="float" office:value="128.9883633" calcext:value-type="float">
            <text:p>128.98836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물금읍 증산역로 135, 0동 113호 (퍼스트조양)</text:p>
          </table:table-cell>
          <table:table-cell table:style-name="ce1" office:value-type="float" office:value="35.3083079" calcext:value-type="float">
            <text:p>35.3083079</text:p>
          </table:table-cell>
          <table:table-cell table:style-name="ce1" office:value-type="float" office:value="129.0102285" calcext:value-type="float">
            <text:p>129.01022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진해구 용원로7번길 18, 115호 (용원동,용원엘룩스상가) 116호</text:p>
          </table:table-cell>
          <table:table-cell table:style-name="ce1" office:value-type="float" office:value="35.1018923" calcext:value-type="float">
            <text:p>35.1018923</text:p>
          </table:table-cell>
          <table:table-cell table:style-name="ce1" office:value-type="float" office:value="128.8109599" calcext:value-type="float">
            <text:p>128.81095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다대로 274 (장림동,자유아파트상가)</text:p>
          </table:table-cell>
          <table:table-cell table:style-name="ce1" office:value-type="float" office:value="35.0778078" calcext:value-type="float">
            <text:p>35.0778078</text:p>
          </table:table-cell>
          <table:table-cell table:style-name="ce1" office:value-type="float" office:value="128.9779707" calcext:value-type="float">
            <text:p>128.97797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장림번영로 46 (장림동,광성빌딩)</text:p>
          </table:table-cell>
          <table:table-cell table:style-name="ce1" office:value-type="float" office:value="35.080481" calcext:value-type="float">
            <text:p>35.080481</text:p>
          </table:table-cell>
          <table:table-cell table:style-name="ce1" office:value-type="float" office:value="128.9703485" calcext:value-type="float">
            <text:p>128.97034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금정구 중앙대로1719번길 64, 1층(부곡동,생조개섬)</text:p>
          </table:table-cell>
          <table:table-cell table:style-name="ce1" office:value-type="float" office:value="35.2378925" calcext:value-type="float">
            <text:p>35.2378925</text:p>
          </table:table-cell>
          <table:table-cell table:style-name="ce1" office:value-type="float" office:value="129.0886468" calcext:value-type="float">
            <text:p>129.08864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동성로 147 (전포동,적십자회관빌딩)</text:p>
          </table:table-cell>
          <table:table-cell table:style-name="ce1" office:value-type="float" office:value="35.161545" calcext:value-type="float">
            <text:p>35.161545</text:p>
          </table:table-cell>
          <table:table-cell table:style-name="ce1" office:value-type="float" office:value="129.063315" calcext:value-type="float">
            <text:p>129.0633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진영읍 장등로 11 (진영프라자)</text:p>
          </table:table-cell>
          <table:table-cell table:style-name="ce1" office:value-type="float" office:value="35.3093827" calcext:value-type="float">
            <text:p>35.3093827</text:p>
          </table:table-cell>
          <table:table-cell table:style-name="ce1" office:value-type="float" office:value="128.7354203" calcext:value-type="float">
            <text:p>128.7354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주대로 868 (칠암동,진주고려병원주차빌딩) 1층</text:p>
          </table:table-cell>
          <table:table-cell table:style-name="ce1" office:value-type="float" office:value="35.1780924" calcext:value-type="float">
            <text:p>35.1780924</text:p>
          </table:table-cell>
          <table:table-cell table:style-name="ce1" office:value-type="float" office:value="128.0920115" calcext:value-type="float">
            <text:p>128.0920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진해구 진해대로776번길 29 (이동)</text:p>
          </table:table-cell>
          <table:table-cell table:style-name="ce1" office:value-type="float" office:value="35.1560517" calcext:value-type="float">
            <text:p>35.1560517</text:p>
          </table:table-cell>
          <table:table-cell table:style-name="ce1" office:value-type="float" office:value="128.6982362" calcext:value-type="float">
            <text:p>128.69823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마산회원구 3·15대로 732, (합성동,남산프라자)</text:p>
          </table:table-cell>
          <table:table-cell table:style-name="ce1" office:value-type="float" office:value="35.2389551" calcext:value-type="float">
            <text:p>35.2389551</text:p>
          </table:table-cell>
          <table:table-cell table:style-name="ce1" office:value-type="float" office:value="128.5826027" calcext:value-type="float">
            <text:p>128.58260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의창구 팔용로 428, 119호 (팔용동,드림피아)</text:p>
          </table:table-cell>
          <table:table-cell table:style-name="ce1" office:value-type="float" office:value="35.2545798" calcext:value-type="float">
            <text:p>35.2545798</text:p>
          </table:table-cell>
          <table:table-cell table:style-name="ce1" office:value-type="float" office:value="128.6127963" calcext:value-type="float">
            <text:p>128.61279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낙동남로 1419 (하단동.대림약국)</text:p>
          </table:table-cell>
          <table:table-cell table:style-name="ce1" office:value-type="float" office:value="35.1065889" calcext:value-type="float">
            <text:p>35.1065889</text:p>
          </table:table-cell>
          <table:table-cell table:style-name="ce1" office:value-type="float" office:value="128.9668759" calcext:value-type="float">
            <text:p>128.96687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낙동대로 466 (하단동)</text:p>
          </table:table-cell>
          <table:table-cell table:style-name="ce1" office:value-type="float" office:value="35.1064276" calcext:value-type="float">
            <text:p>35.1064276</text:p>
          </table:table-cell>
          <table:table-cell table:style-name="ce1" office:value-type="float" office:value="128.9687409" calcext:value-type="float">
            <text:p>128.96874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마산회원구 3·15대로 782 (합성동)</text:p>
          </table:table-cell>
          <table:table-cell table:style-name="ce1" office:value-type="float" office:value="35.241095" calcext:value-type="float">
            <text:p>35.241095</text:p>
          </table:table-cell>
          <table:table-cell table:style-name="ce1" office:value-type="float" office:value="128.5850385" calcext:value-type="float">
            <text:p>128.58503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중동1로 17 (중동.혜정빌딩) 101~102</text:p>
          </table:table-cell>
          <table:table-cell table:style-name="ce1" office:value-type="float" office:value="35.1635457" calcext:value-type="float">
            <text:p>35.1635457</text:p>
          </table:table-cell>
          <table:table-cell table:style-name="ce1" office:value-type="float" office:value="129.1618483" calcext:value-type="float">
            <text:p>129.16184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상구 백양대로 888, 1층 (모라동,금보빌딩)</text:p>
          </table:table-cell>
          <table:table-cell table:style-name="ce1" office:value-type="float" office:value="35.1842751" calcext:value-type="float">
            <text:p>35.1842751</text:p>
          </table:table-cell>
          <table:table-cell table:style-name="ce1" office:value-type="float" office:value="129.013442" calcext:value-type="float">
            <text:p>129.0134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양산역1길 18, 109호 (중부동,나래프라자)</text:p>
          </table:table-cell>
          <table:table-cell table:style-name="ce1" office:value-type="float" office:value="35.3364879" calcext:value-type="float">
            <text:p>35.3364879</text:p>
          </table:table-cell>
          <table:table-cell table:style-name="ce1" office:value-type="float" office:value="129.0276356" calcext:value-type="float">
            <text:p>129.02763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래구 충렬대로 412 (안락동,에스케이텔레콤)</text:p>
          </table:table-cell>
          <table:table-cell table:style-name="ce1" office:value-type="float" office:value="35.1962766" calcext:value-type="float">
            <text:p>35.1962766</text:p>
          </table:table-cell>
          <table:table-cell table:style-name="ce1" office:value-type="float" office:value="129.1033206" calcext:value-type="float">
            <text:p>129.1033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래구 온천천로 149 (명륜동,김밥잔치)</text:p>
          </table:table-cell>
          <table:table-cell table:style-name="ce1" office:value-type="float" office:value="35.2114448" calcext:value-type="float">
            <text:p>35.2114448</text:p>
          </table:table-cell>
          <table:table-cell table:style-name="ce1" office:value-type="float" office:value="129.0892996" calcext:value-type="float">
            <text:p>129.08929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중앙대로692번길 4 (부전동)</text:p>
          </table:table-cell>
          <table:table-cell table:style-name="ce1" office:value-type="float" office:value="35.154378" calcext:value-type="float">
            <text:p>35.154378</text:p>
          </table:table-cell>
          <table:table-cell table:style-name="ce1" office:value-type="float" office:value="129.0594682" calcext:value-type="float">
            <text:p>129.0594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북구 화명대로 68 상가동111호(화명동.화명E편한세상2차)</text:p>
          </table:table-cell>
          <table:table-cell table:style-name="ce1" office:value-type="float" office:value="35.231229" calcext:value-type="float">
            <text:p>35.231229</text:p>
          </table:table-cell>
          <table:table-cell table:style-name="ce1" office:value-type="float" office:value="129.0155998" calcext:value-type="float">
            <text:p>129.01559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남구 용호로 48 (용호동.대성빌딩)</text:p>
          </table:table-cell>
          <table:table-cell table:style-name="ce1" office:value-type="float" office:value="35.1185902" calcext:value-type="float">
            <text:p>35.1185902</text:p>
          </table:table-cell>
          <table:table-cell table:style-name="ce1" office:value-type="float" office:value="129.1115565" calcext:value-type="float">
            <text:p>129.11155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북구 만덕2로 44 SK텔레콤</text:p>
          </table:table-cell>
          <table:table-cell table:style-name="ce1" office:value-type="float" office:value="35.2096819" calcext:value-type="float">
            <text:p>35.2096819</text:p>
          </table:table-cell>
          <table:table-cell table:style-name="ce1" office:value-type="float" office:value="129.0372476" calcext:value-type="float">
            <text:p>129.03724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중앙대로 898, 1층(양정동,악세사리전문점공주)</text:p>
          </table:table-cell>
          <table:table-cell table:style-name="ce1" office:value-type="float" office:value="35.1705461" calcext:value-type="float">
            <text:p>35.1705461</text:p>
          </table:table-cell>
          <table:table-cell table:style-name="ce1" office:value-type="float" office:value="129.0690164" calcext:value-type="float">
            <text:p>129.06901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마산합포구 월영동3길 5 (해운동,이노티안경) 1층</text:p>
          </table:table-cell>
          <table:table-cell table:style-name="ce1" office:value-type="float" office:value="35.1799346" calcext:value-type="float">
            <text:p>35.1799346</text:p>
          </table:table-cell>
          <table:table-cell table:style-name="ce1" office:value-type="float" office:value="128.5597298" calcext:value-type="float">
            <text:p>128.55972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경남 창원시 의창구 원이대로 320, S동 106호(대원동,더시티세븐쇼핑몰)</text:p>
          </table:table-cell>
          <table:table-cell table:style-name="ce4" office:value-type="float" office:value="35.239659" calcext:value-type="float">
            <text:p>35.239659</text:p>
          </table:table-cell>
          <table:table-cell table:style-name="ce4" office:value-type="float" office:value="128.6544233" calcext:value-type="float">
            <text:p>128.65442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북구 명촌10길 22, 105호(명촌동,평창리비에르1차)</text:p>
          </table:table-cell>
          <table:table-cell table:style-name="ce1" office:value-type="float" office:value="35.5513123" calcext:value-type="float">
            <text:p>35.5513123</text:p>
          </table:table-cell>
          <table:table-cell table:style-name="ce1" office:value-type="float" office:value="129.3566882" calcext:value-type="float">
            <text:p>129.35668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양산역1길 7, 1층 (중부동,양산시외버스터미널) 110-C</text:p>
          </table:table-cell>
          <table:table-cell table:style-name="ce1" office:value-type="float" office:value="35.3356982" calcext:value-type="float">
            <text:p>35.3356982</text:p>
          </table:table-cell>
          <table:table-cell table:style-name="ce1" office:value-type="float" office:value="129.027013" calcext:value-type="float">
            <text:p>129.0270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거제시 거제중앙로 1918, (고현동)</text:p>
          </table:table-cell>
          <table:table-cell table:style-name="ce1" office:value-type="float" office:value="34.8892436" calcext:value-type="float">
            <text:p>34.8892436</text:p>
          </table:table-cell>
          <table:table-cell table:style-name="ce1" office:value-type="float" office:value="128.6229384" calcext:value-type="float">
            <text:p>128.62293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거제시 거제중앙로 1893, 1층 (고현동,대금산상가)</text:p>
          </table:table-cell>
          <table:table-cell table:style-name="ce1" office:value-type="float" office:value="34.881214" calcext:value-type="float">
            <text:p>34.881214</text:p>
          </table:table-cell>
          <table:table-cell table:style-name="ce1" office:value-type="float" office:value="128.6393294" calcext:value-type="float">
            <text:p>128.63932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양호로527번길 8 (대안동)</text:p>
          </table:table-cell>
          <table:table-cell table:style-name="ce1" office:value-type="float" office:value="35.1934011" calcext:value-type="float">
            <text:p>35.1934011</text:p>
          </table:table-cell>
          <table:table-cell table:style-name="ce1" office:value-type="float" office:value="128.0831045" calcext:value-type="float">
            <text:p>128.08310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밀양시 중앙로 374 (내일동,SK텔레콤)</text:p>
          </table:table-cell>
          <table:table-cell table:style-name="ce1" office:value-type="float" office:value="35.4956600999999" calcext:value-type="float">
            <text:p>35.4956600999999</text:p>
          </table:table-cell>
          <table:table-cell table:style-name="ce1" office:value-type="float" office:value="128.7520345" calcext:value-type="float">
            <text:p>128.75203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산청군 신안면 지리산대로 3474 ()</text:p>
          </table:table-cell>
          <table:table-cell table:style-name="ce1" office:value-type="float" office:value="35.3032831" calcext:value-type="float">
            <text:p>35.3032831</text:p>
          </table:table-cell>
          <table:table-cell table:style-name="ce1" office:value-type="float" office:value="127.9718085" calcext:value-type="float">
            <text:p>127.97180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의창구 읍성로 78, 1층(소답동)</text:p>
          </table:table-cell>
          <table:table-cell table:style-name="ce1" office:value-type="float" office:value="35.2648414" calcext:value-type="float">
            <text:p>35.2648414</text:p>
          </table:table-cell>
          <table:table-cell table:style-name="ce1" office:value-type="float" office:value="128.6263491" calcext:value-type="float">
            <text:p>128.62634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신천대로 258, 1층 (부암동)</text:p>
          </table:table-cell>
          <table:table-cell table:style-name="ce1" office:value-type="float" office:value="35.1649952" calcext:value-type="float">
            <text:p>35.1649952</text:p>
          </table:table-cell>
          <table:table-cell table:style-name="ce1" office:value-type="float" office:value="129.0507993" calcext:value-type="float">
            <text:p>129.0507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마산회원구 3.15대로 739 (합성동)</text:p>
          </table:table-cell>
          <table:table-cell table:style-name="ce1" office:value-type="float" office:value="35.250683" calcext:value-type="float">
            <text:p>35.250683</text:p>
          </table:table-cell>
          <table:table-cell table:style-name="ce1" office:value-type="float" office:value="128.5742307" calcext:value-type="float">
            <text:p>128.57423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성산구 마디미로 2, 1층 (상남동,미도상가) 1,2호</text:p>
          </table:table-cell>
          <table:table-cell table:style-name="ce1" office:value-type="float" office:value="35.2239747" calcext:value-type="float">
            <text:p>35.2239747</text:p>
          </table:table-cell>
          <table:table-cell table:style-name="ce1" office:value-type="float" office:value="128.685652" calcext:value-type="float">
            <text:p>128.6856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감천로 38, (감천동,현대아파트) 상가 1층 1호</text:p>
          </table:table-cell>
          <table:table-cell table:style-name="ce1" office:value-type="float" office:value="35.090397" calcext:value-type="float">
            <text:p>35.090397</text:p>
          </table:table-cell>
          <table:table-cell table:style-name="ce1" office:value-type="float" office:value="128.9965125" calcext:value-type="float">
            <text:p>128.9965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상구 새벽로 195 (괘법동)</text:p>
          </table:table-cell>
          <table:table-cell table:style-name="ce1" office:value-type="float" office:value="35.1585804" calcext:value-type="float">
            <text:p>35.1585804</text:p>
          </table:table-cell>
          <table:table-cell table:style-name="ce1" office:value-type="float" office:value="128.9836627" calcext:value-type="float">
            <text:p>128.98366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낙동대로 332 (괴정동,희망빌딩)</text:p>
          </table:table-cell>
          <table:table-cell table:style-name="ce1" office:value-type="float" office:value="35.1004788" calcext:value-type="float">
            <text:p>35.1004788</text:p>
          </table:table-cell>
          <table:table-cell table:style-name="ce1" office:value-type="float" office:value="128.980847" calcext:value-type="float">
            <text:p>128.9808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다송로 36 (다대동,다대코오롱맨션상가)</text:p>
          </table:table-cell>
          <table:table-cell table:style-name="ce1" office:value-type="float" office:value="35.065616" calcext:value-type="float">
            <text:p>35.065616</text:p>
          </table:table-cell>
          <table:table-cell table:style-name="ce1" office:value-type="float" office:value="128.981451" calcext:value-type="float">
            <text:p>128.981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부산 북구 만덕대로27번길 3, (덕천동,대흥빌딩)</text:p>
          </table:table-cell>
          <table:table-cell table:style-name="ce4" office:value-type="float" office:value="35.211028" calcext:value-type="float">
            <text:p>35.211028</text:p>
          </table:table-cell>
          <table:table-cell table:style-name="ce4" office:value-type="float" office:value="129.0079937" calcext:value-type="float">
            <text:p>129.00799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래구 명륜로112번길 4 명륜동</text:p>
          </table:table-cell>
          <table:table-cell table:style-name="ce1" office:value-type="float" office:value="35.2036008" calcext:value-type="float">
            <text:p>35.2036008</text:p>
          </table:table-cell>
          <table:table-cell table:style-name="ce1" office:value-type="float" office:value="129.0832954" calcext:value-type="float">
            <text:p>129.08329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상구 사상로 275-1 (덕포동,SK텔레콤)</text:p>
          </table:table-cell>
          <table:table-cell table:style-name="ce1" office:value-type="float" office:value="35.1585804" calcext:value-type="float">
            <text:p>35.1585804</text:p>
          </table:table-cell>
          <table:table-cell table:style-name="ce1" office:value-type="float" office:value="128.9836627" calcext:value-type="float">
            <text:p>128.98366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새싹로 30 경동파크타워오피스텔115호</text:p>
          </table:table-cell>
          <table:table-cell table:style-name="ce1" office:value-type="float" office:value="35.16039" calcext:value-type="float">
            <text:p>35.16039</text:p>
          </table:table-cell>
          <table:table-cell table:style-name="ce1" office:value-type="float" office:value="129.0572214" calcext:value-type="float">
            <text:p>129.05722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삼계중앙로 36, 101호 (삼계동)</text:p>
          </table:table-cell>
          <table:table-cell table:style-name="ce1" office:value-type="float" office:value="35.2607031" calcext:value-type="float">
            <text:p>35.2607031</text:p>
          </table:table-cell>
          <table:table-cell table:style-name="ce1" office:value-type="float" office:value="128.871669" calcext:value-type="float">
            <text:p>128.8716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부원동 김해대로 2342, D동 102호(아이스퀘어몰)</text:p>
          </table:table-cell>
          <table:table-cell table:style-name="ce1" office:value-type="float" office:value="35.2261122" calcext:value-type="float">
            <text:p>35.2261122</text:p>
          </table:table-cell>
          <table:table-cell table:style-name="ce1" office:value-type="float" office:value="128.8839509" calcext:value-type="float">
            <text:p>128.88395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연제구 연수로 146, 1층(연산동)</text:p>
          </table:table-cell>
          <table:table-cell table:style-name="ce1" office:value-type="float" office:value="35.174426" calcext:value-type="float">
            <text:p>35.174426</text:p>
          </table:table-cell>
          <table:table-cell table:style-name="ce1" office:value-type="float" office:value="129.0866978" calcext:value-type="float">
            <text:p>129.08669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금정구 오시게로42번길 1 (부곡동)</text:p>
          </table:table-cell>
          <table:table-cell table:style-name="ce1" office:value-type="float" office:value="35.2212667" calcext:value-type="float">
            <text:p>35.2212667</text:p>
          </table:table-cell>
          <table:table-cell table:style-name="ce1" office:value-type="float" office:value="129.087546" calcext:value-type="float">
            <text:p>129.0875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새싹로 192 (초읍동)</text:p>
          </table:table-cell>
          <table:table-cell table:style-name="ce1" office:value-type="float" office:value="35.1733385" calcext:value-type="float">
            <text:p>35.1733385</text:p>
          </table:table-cell>
          <table:table-cell table:style-name="ce1" office:value-type="float" office:value="129.0494421" calcext:value-type="float">
            <text:p>129.04944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북구 화명대로 27 (화명동 윤플라자 1층)</text:p>
          </table:table-cell>
          <table:table-cell table:style-name="ce1" office:value-type="float" office:value="35.2577162" calcext:value-type="float">
            <text:p>35.2577162</text:p>
          </table:table-cell>
          <table:table-cell table:style-name="ce1" office:value-type="float" office:value="129.0412395" calcext:value-type="float">
            <text:p>129.04123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성산구 가음동 47-2번지 남창원농협 1층</text:p>
          </table:table-cell>
          <table:table-cell table:style-name="ce1" office:value-type="float" office:value="35.2039784" calcext:value-type="float">
            <text:p>35.2039784</text:p>
          </table:table-cell>
          <table:table-cell table:style-name="ce1" office:value-type="float" office:value="128.7031665" calcext:value-type="float">
            <text:p>128.7031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남구 삼산로 16, (신정동,코리아빌딩)</text:p>
          </table:table-cell>
          <table:table-cell table:style-name="ce1" office:value-type="float" office:value="35.5325057" calcext:value-type="float">
            <text:p>35.5325057</text:p>
          </table:table-cell>
          <table:table-cell table:style-name="ce1" office:value-type="float" office:value="129.3096947" calcext:value-type="float">
            <text:p>129.30969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울주군 범서읍 천상중앙길 90 ()</text:p>
          </table:table-cell>
          <table:table-cell table:style-name="ce1" office:value-type="float" office:value="35.5628722" calcext:value-type="float">
            <text:p>35.5628722</text:p>
          </table:table-cell>
          <table:table-cell table:style-name="ce1" office:value-type="float" office:value="129.2266901" calcext:value-type="float">
            <text:p>129.22669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북구 화봉로 71 (화봉동)</text:p>
          </table:table-cell>
          <table:table-cell table:style-name="ce1" office:value-type="float" office:value="35.5886027" calcext:value-type="float">
            <text:p>35.5886027</text:p>
          </table:table-cell>
          <table:table-cell table:style-name="ce1" office:value-type="float" office:value="129.3668365" calcext:value-type="float">
            <text:p>129.36683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울산 북구 화산로 19, 상가동 104호 (화봉동,화봉휴먼시아아파트)</text:p>
          </table:table-cell>
          <table:table-cell table:style-name="ce1" office:value-type="float" office:value="35.593733" calcext:value-type="float">
            <text:p>35.593733</text:p>
          </table:table-cell>
          <table:table-cell table:style-name="ce1" office:value-type="float" office:value="129.36402" calcext:value-type="float">
            <text:p>129.36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창원시 성산구 가양로124번길 13 (대방동,X-MALL)</text:p>
          </table:table-cell>
          <table:table-cell table:style-name="ce1" office:value-type="float" office:value="35.2082444" calcext:value-type="float">
            <text:p>35.2082444</text:p>
          </table:table-cell>
          <table:table-cell table:style-name="ce1" office:value-type="float" office:value="128.7075646" calcext:value-type="float">
            <text:p>128.70756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주성로 109, 1층 (상봉동)</text:p>
          </table:table-cell>
          <table:table-cell table:style-name="ce1" office:value-type="float" office:value="35.1991764" calcext:value-type="float">
            <text:p>35.1991764</text:p>
          </table:table-cell>
          <table:table-cell table:style-name="ce1" office:value-type="float" office:value="128.075154" calcext:value-type="float">
            <text:p>128.0751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초장로14번길 26 (초전동)</text:p>
          </table:table-cell>
          <table:table-cell table:style-name="ce1" office:value-type="float" office:value="35.2055596" calcext:value-type="float">
            <text:p>35.2055596</text:p>
          </table:table-cell>
          <table:table-cell table:style-name="ce1" office:value-type="float" office:value="128.1141137" calcext:value-type="float">
            <text:p>128.11411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진주대로 868, 1층 (칠암동,진주고려병원주차빌딩)</text:p>
          </table:table-cell>
          <table:table-cell table:style-name="ce1" office:value-type="float" office:value="35.1780924" calcext:value-type="float">
            <text:p>35.1780924</text:p>
          </table:table-cell>
          <table:table-cell table:style-name="ce1" office:value-type="float" office:value="128.0920115" calcext:value-type="float">
            <text:p>128.0920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남구 수영로219번길 22, 1층 (대연동)</text:p>
          </table:table-cell>
          <table:table-cell table:style-name="ce1" office:value-type="float" office:value="35.1361574" calcext:value-type="float">
            <text:p>35.1361574</text:p>
          </table:table-cell>
          <table:table-cell table:style-name="ce1" office:value-type="float" office:value="129.0905551" calcext:value-type="float">
            <text:p>129.09055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선수촌로 82, 1층 (반여동,델피하우스)</text:p>
          </table:table-cell>
          <table:table-cell table:style-name="ce1" office:value-type="float" office:value="35.2009572" calcext:value-type="float">
            <text:p>35.2009572</text:p>
          </table:table-cell>
          <table:table-cell table:style-name="ce1" office:value-type="float" office:value="129.1193565" calcext:value-type="float">
            <text:p>129.11935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중앙대로 706, (부전동,대성빌딩)</text:p>
          </table:table-cell>
          <table:table-cell table:style-name="ce1" office:value-type="float" office:value="35.1547107" calcext:value-type="float">
            <text:p>35.1547107</text:p>
          </table:table-cell>
          <table:table-cell table:style-name="ce1" office:value-type="float" office:value="129.0614163" calcext:value-type="float">
            <text:p>129.06141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중앙대로909번길 4, 1층 (양정동,피플호프) T world카이저대리점 양정점</text:p>
          </table:table-cell>
          <table:table-cell table:style-name="ce1" office:value-type="float" office:value="35.1715874" calcext:value-type="float">
            <text:p>35.1715874</text:p>
          </table:table-cell>
          <table:table-cell table:style-name="ce1" office:value-type="float" office:value="129.0698062" calcext:value-type="float">
            <text:p>129.06980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평산로 33, 1동 101호 (평산동,덕계유토피아)</text:p>
          </table:table-cell>
          <table:table-cell table:style-name="ce1" office:value-type="float" office:value="35.3808433" calcext:value-type="float">
            <text:p>35.3808433</text:p>
          </table:table-cell>
          <table:table-cell table:style-name="ce1" office:value-type="float" office:value="129.1512466" calcext:value-type="float">
            <text:p>129.15124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진주시 도동로 217 (하대동)</text:p>
          </table:table-cell>
          <table:table-cell table:style-name="ce1" office:value-type="float" office:value="35.1896589" calcext:value-type="float">
            <text:p>35.1896589</text:p>
          </table:table-cell>
          <table:table-cell table:style-name="ce1" office:value-type="float" office:value="128.1219427" calcext:value-type="float">
            <text:p>128.12194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래구 시실로 49, 상가동 104호(명륜동,명륜아이파크2차)</text:p>
          </table:table-cell>
          <table:table-cell table:style-name="ce1" office:value-type="float" office:value="35.2153" calcext:value-type="float">
            <text:p>35.2153</text:p>
          </table:table-cell>
          <table:table-cell table:style-name="ce1" office:value-type="float" office:value="129.088134" calcext:value-type="float">
            <text:p>129.0881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사하구 다대로 263, (장림동,DIGITALLG)</text:p>
          </table:table-cell>
          <table:table-cell table:style-name="ce1" office:value-type="float" office:value="35.0808476" calcext:value-type="float">
            <text:p>35.0808476</text:p>
          </table:table-cell>
          <table:table-cell table:style-name="ce1" office:value-type="float" office:value="128.9791682" calcext:value-type="float">
            <text:p>128.9791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외동 1253-1번지 (유)그린텍 102호</text:p>
          </table:table-cell>
          <table:table-cell table:style-name="ce1" office:value-type="float" office:value="35.2332442" calcext:value-type="float">
            <text:p>35.2332442</text:p>
          </table:table-cell>
          <table:table-cell table:style-name="ce1" office:value-type="float" office:value="128.865661" calcext:value-type="float">
            <text:p>128.8656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동래구 사직북로 9 (사직동)</text:p>
          </table:table-cell>
          <table:table-cell table:style-name="ce1" office:value-type="float" office:value="35.1968156" calcext:value-type="float">
            <text:p>35.1968156</text:p>
          </table:table-cell>
          <table:table-cell table:style-name="ce1" office:value-type="float" office:value="129.0605504" calcext:value-type="float">
            <text:p>129.0605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김해시 삼안로195번길 31 (삼방동,한일회센타)</text:p>
          </table:table-cell>
          <table:table-cell table:style-name="ce1" office:value-type="float" office:value="35.2447397" calcext:value-type="float">
            <text:p>35.2447397</text:p>
          </table:table-cell>
          <table:table-cell table:style-name="ce1" office:value-type="float" office:value="128.9086866" calcext:value-type="float">
            <text:p>128.90868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서면로 43 (부전동)</text:p>
          </table:table-cell>
          <table:table-cell table:style-name="ce1" office:value-type="float" office:value="35.1547173" calcext:value-type="float">
            <text:p>35.1547173</text:p>
          </table:table-cell>
          <table:table-cell table:style-name="ce1" office:value-type="float" office:value="129.0575618" calcext:value-type="float">
            <text:p>129.05756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부산진구 중앙대로 694, 1동 108호(부전동,주디스태화백화점)</text:p>
          </table:table-cell>
          <table:table-cell table:style-name="ce1" office:value-type="float" office:value="35.1547239" calcext:value-type="float">
            <text:p>35.1547239</text:p>
          </table:table-cell>
          <table:table-cell table:style-name="ce1" office:value-type="float" office:value="129.0596437" calcext:value-type="float">
            <text:p>129.05964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동면 금오로 242, 1동 1층 104호 (아이센스PC)</text:p>
          </table:table-cell>
          <table:table-cell table:style-name="ce1" office:value-type="float" office:value="35.3153758" calcext:value-type="float">
            <text:p>35.3153758</text:p>
          </table:table-cell>
          <table:table-cell table:style-name="ce1" office:value-type="float" office:value="129.0258575" calcext:value-type="float">
            <text:p>129.02585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남 양산시 물금읍 가촌리 1269-20번지 제닉스아레나 1동 1층 112호</text:p>
          </table:table-cell>
          <table:table-cell table:style-name="ce1" office:value-type="float" office:value="35.3182418" calcext:value-type="float">
            <text:p>35.3182418</text:p>
          </table:table-cell>
          <table:table-cell table:style-name="ce1" office:value-type="float" office:value="128.9947196" calcext:value-type="float">
            <text:p>128.99471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북구 화명대로 34 (화명동.웰빙프라자)</text:p>
          </table:table-cell>
          <table:table-cell table:style-name="ce1" office:value-type="float" office:value="35.2345626" calcext:value-type="float">
            <text:p>35.2345626</text:p>
          </table:table-cell>
          <table:table-cell table:style-name="ce1" office:value-type="float" office:value="129.0114754" calcext:value-type="float">
            <text:p>129.01147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 해운대구 중동1로 4, 102호 (우동,동춘빌딩)</text:p>
          </table:table-cell>
          <table:table-cell table:style-name="ce1" office:value-type="float" office:value="35.1640303" calcext:value-type="float">
            <text:p>35.1640303</text:p>
          </table:table-cell>
          <table:table-cell table:style-name="ce1" office:value-type="float" office:value="129.1602833" calcext:value-type="float">
            <text:p>129.16028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화성시 동탄순환대로 400, a동 108호 (청계동) 우성스타시티</text:p>
          </table:table-cell>
          <table:table-cell table:style-name="ce1" office:value-type="float" office:value="37.199327" calcext:value-type="float">
            <text:p>37.199327</text:p>
          </table:table-cell>
          <table:table-cell table:style-name="ce1" office:value-type="float" office:value="127.0970177" calcext:value-type="float">
            <text:p>127.09701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화성시 동탄순환대로 263, 101동 114호 (산척동,풍산리치안타워)</text:p>
          </table:table-cell>
          <table:table-cell table:style-name="ce1" office:value-type="float" office:value="37.199327" calcext:value-type="float">
            <text:p>37.199327</text:p>
          </table:table-cell>
          <table:table-cell table:style-name="ce1" office:value-type="float" office:value="127.0970177" calcext:value-type="float">
            <text:p>127.09701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이천시 증신로 81, 1동 1호 (갈산동,삼영프라자)</text:p>
          </table:table-cell>
          <table:table-cell table:style-name="ce1" office:value-type="float" office:value="37.2810537" calcext:value-type="float">
            <text:p>37.2810537</text:p>
          </table:table-cell>
          <table:table-cell table:style-name="ce1" office:value-type="float" office:value="127.4681971" calcext:value-type="float">
            <text:p>127.46819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광덕1로 62, 103호 (초지동,아트프라자)</text:p>
          </table:table-cell>
          <table:table-cell table:style-name="ce1" office:value-type="float" office:value="37.3081150999999" calcext:value-type="float">
            <text:p>37.3081150999999</text:p>
          </table:table-cell>
          <table:table-cell table:style-name="ce1" office:value-type="float" office:value="126.8163084" calcext:value-type="float">
            <text:p>126.81630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군포시 고산로211번길 26 (당정동,대우프라자2)</text:p>
          </table:table-cell>
          <table:table-cell table:style-name="ce1" office:value-type="float" office:value="37.3435338" calcext:value-type="float">
            <text:p>37.3435338</text:p>
          </table:table-cell>
          <table:table-cell table:style-name="ce1" office:value-type="float" office:value="126.9507284" calcext:value-type="float">
            <text:p>126.95072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풍무로146번길 26, 101호(풍무동,프라미빌딩)</text:p>
          </table:table-cell>
          <table:table-cell table:style-name="ce1" office:value-type="float" office:value="37.6081598" calcext:value-type="float">
            <text:p>37.6081598</text:p>
          </table:table-cell>
          <table:table-cell table:style-name="ce1" office:value-type="float" office:value="126.7262332" calcext:value-type="float">
            <text:p>126.72623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선부광장북로 36 A상가동 111호, 112호 (선부동.동명아파트)</text:p>
          </table:table-cell>
          <table:table-cell table:style-name="ce1" office:value-type="float" office:value="37.3377616" calcext:value-type="float">
            <text:p>37.3377616</text:p>
          </table:table-cell>
          <table:table-cell table:style-name="ce1" office:value-type="float" office:value="126.811169" calcext:value-type="float">
            <text:p>126.8111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양시 만안구 충훈로 83, 101동 102호 (석수동,남정빌딩)</text:p>
          </table:table-cell>
          <table:table-cell table:style-name="ce1" office:value-type="float" office:value="37.4073954" calcext:value-type="float">
            <text:p>37.4073954</text:p>
          </table:table-cell>
          <table:table-cell table:style-name="ce1" office:value-type="float" office:value="126.8989632" calcext:value-type="float">
            <text:p>126.89896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영통구 대학3로 1, (이의동,광교케이타워) 106호 107호</text:p>
          </table:table-cell>
          <table:table-cell table:style-name="ce1" office:value-type="float" office:value="37.3015143" calcext:value-type="float">
            <text:p>37.3015143</text:p>
          </table:table-cell>
          <table:table-cell table:style-name="ce1" office:value-type="float" office:value="127.05942" calcext:value-type="float">
            <text:p>127.059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일산동구 정발산로42번길 5 (장항동,한화생명빌딩) 구 대한생명) 11층</text:p>
          </table:table-cell>
          <table:table-cell table:style-name="ce1" office:value-type="float" office:value="37.6570427" calcext:value-type="float">
            <text:p>37.6570427</text:p>
          </table:table-cell>
          <table:table-cell table:style-name="ce1" office:value-type="float" office:value="126.7741213" calcext:value-type="float">
            <text:p>126.7741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남동구 성말로 17 (구월동)</text:p>
          </table:table-cell>
          <table:table-cell table:style-name="ce1" office:value-type="float" office:value="37.4456486" calcext:value-type="float">
            <text:p>37.4456486</text:p>
          </table:table-cell>
          <table:table-cell table:style-name="ce1" office:value-type="float" office:value="126.7026318" calcext:value-type="float">
            <text:p>126.7026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미추홀구 한나루로 400 (학익동, 학익시장)</text:p>
          </table:table-cell>
          <table:table-cell table:style-name="ce1" office:value-type="float" office:value="37.4429887999999" calcext:value-type="float">
            <text:p>37.4429887999999</text:p>
          </table:table-cell>
          <table:table-cell table:style-name="ce1" office:value-type="float" office:value="126.6650313" calcext:value-type="float">
            <text:p>126.6650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송도과학로27번길 55, 상가동 101호 (송도동,롯데캐슬캠퍼스타운)</text:p>
          </table:table-cell>
          <table:table-cell table:style-name="ce1" office:value-type="float" office:value="37.3880544" calcext:value-type="float">
            <text:p>37.3880544</text:p>
          </table:table-cell>
          <table:table-cell table:style-name="ce1" office:value-type="float" office:value="126.6651321" calcext:value-type="float">
            <text:p>126.66513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송도문화로28번길 28, 상가동 128호 (송도동,송도글로벌캠퍼스푸르지오아파트)</text:p>
          </table:table-cell>
          <table:table-cell table:style-name="ce1" office:value-type="float" office:value="37.3772435" calcext:value-type="float">
            <text:p>37.3772435</text:p>
          </table:table-cell>
          <table:table-cell table:style-name="ce1" office:value-type="float" office:value="126.6546055" calcext:value-type="float">
            <text:p>126.65460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독배로40번길 7 (옥련동) 1층 101호</text:p>
          </table:table-cell>
          <table:table-cell table:style-name="ce1" office:value-type="float" office:value="37.4244007" calcext:value-type="float">
            <text:p>37.4244007</text:p>
          </table:table-cell>
          <table:table-cell table:style-name="ce1" office:value-type="float" office:value="126.6453122" calcext:value-type="float">
            <text:p>126.6453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독배로40번길 43, 1호 (옥련동,신송빌딩)</text:p>
          </table:table-cell>
          <table:table-cell table:style-name="ce1" office:value-type="float" office:value="37.4245839" calcext:value-type="float">
            <text:p>37.4245839</text:p>
          </table:table-cell>
          <table:table-cell table:style-name="ce1" office:value-type="float" office:value="126.6472261" calcext:value-type="float">
            <text:p>126.6472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송도국제대로 157, 1층 (송도동,송도오네스타) 107,108호 T world 송도현대아울렛점</text:p>
          </table:table-cell>
          <table:table-cell table:style-name="ce1" office:value-type="float" office:value="37.3848777" calcext:value-type="float">
            <text:p>37.3848777</text:p>
          </table:table-cell>
          <table:table-cell table:style-name="ce1" office:value-type="float" office:value="126.6587343" calcext:value-type="float">
            <text:p>126.65873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파주시 문산읍 사임당로 116 ()</text:p>
          </table:table-cell>
          <table:table-cell table:style-name="ce1" office:value-type="float" office:value="37.8651057" calcext:value-type="float">
            <text:p>37.8651057</text:p>
          </table:table-cell>
          <table:table-cell table:style-name="ce1" office:value-type="float" office:value="126.8046872" calcext:value-type="float">
            <text:p>126.80468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김포한강11로 288-32 (운양동.와이지개발)113호</text:p>
          </table:table-cell>
          <table:table-cell table:style-name="ce1" office:value-type="float" office:value="37.6644235" calcext:value-type="float">
            <text:p>37.6644235</text:p>
          </table:table-cell>
          <table:table-cell table:style-name="ce1" office:value-type="float" office:value="126.6752662" calcext:value-type="float">
            <text:p>126.67526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덕양구 화신로260번길 41 (화정동,동성골드프라자)101호</text:p>
          </table:table-cell>
          <table:table-cell table:style-name="ce1" office:value-type="float" office:value="37.6325519" calcext:value-type="float">
            <text:p>37.6325519</text:p>
          </table:table-cell>
          <table:table-cell table:style-name="ce1" office:value-type="float" office:value="126.8328707" calcext:value-type="float">
            <text:p>126.83287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평화로 635 (의정부동,의정부미림프라자) 107,108호</text:p>
          </table:table-cell>
          <table:table-cell table:style-name="ce1" office:value-type="float" office:value="37.7285167" calcext:value-type="float">
            <text:p>37.7285167</text:p>
          </table:table-cell>
          <table:table-cell table:style-name="ce1" office:value-type="float" office:value="127.0459219" calcext:value-type="float">
            <text:p>127.04592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서구 검단로 480, 1층 109. 110호 (왕길동,검단리치웰프라자) SK텔레콤</text:p>
          </table:table-cell>
          <table:table-cell table:style-name="ce1" office:value-type="float" office:value="37.6017562" calcext:value-type="float">
            <text:p>37.6017562</text:p>
          </table:table-cell>
          <table:table-cell table:style-name="ce1" office:value-type="float" office:value="126.6575728" calcext:value-type="float">
            <text:p>126.65757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계양구 경명대로 1090 110호(계산동.계산메가타운)</text:p>
          </table:table-cell>
          <table:table-cell table:style-name="ce1" office:value-type="float" office:value="37.5427986" calcext:value-type="float">
            <text:p>37.5427986</text:p>
          </table:table-cell>
          <table:table-cell table:style-name="ce1" office:value-type="float" office:value="126.728042" calcext:value-type="float">
            <text:p>126.7280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광덕대로 182, 1층 T Premium Store(안산지점)</text:p>
          </table:table-cell>
          <table:table-cell table:style-name="ce1" office:value-type="float" office:value="37.3126901" calcext:value-type="float">
            <text:p>37.3126901</text:p>
          </table:table-cell>
          <table:table-cell table:style-name="ce1" office:value-type="float" office:value="126.830936" calcext:value-type="float">
            <text:p>126.8309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권선구 동수원로146번길 6-3 (곡반정동) 101호 102호</text:p>
          </table:table-cell>
          <table:table-cell table:style-name="ce1" office:value-type="float" office:value="37.2431914" calcext:value-type="float">
            <text:p>37.2431914</text:p>
          </table:table-cell>
          <table:table-cell table:style-name="ce1" office:value-type="float" office:value="127.0313489" calcext:value-type="float">
            <text:p>127.03134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광명시 광명로 894-1 (광명동,영풍치킨)</text:p>
          </table:table-cell>
          <table:table-cell table:style-name="ce1" office:value-type="float" office:value="37.4919884" calcext:value-type="float">
            <text:p>37.4919884</text:p>
          </table:table-cell>
          <table:table-cell table:style-name="ce1" office:value-type="float" office:value="126.8660971" calcext:value-type="float">
            <text:p>126.86609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구리시 경춘로 243 (인창동.구리시네마[지프렉스]) 1층</text:p>
          </table:table-cell>
          <table:table-cell table:style-name="ce1" office:value-type="float" office:value="37.6017834" calcext:value-type="float">
            <text:p>37.6017834</text:p>
          </table:table-cell>
          <table:table-cell table:style-name="ce1" office:value-type="float" office:value="127.1420359" calcext:value-type="float">
            <text:p>127.14203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권선구 금호로 221 (구운동)</text:p>
          </table:table-cell>
          <table:table-cell table:style-name="ce1" office:value-type="float" office:value="37.2754712" calcext:value-type="float">
            <text:p>37.2754712</text:p>
          </table:table-cell>
          <table:table-cell table:style-name="ce1" office:value-type="float" office:value="126.9741461" calcext:value-type="float">
            <text:p>126.97414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남양주시 오남읍 오남리 328번지</text:p>
          </table:table-cell>
          <table:table-cell table:style-name="ce1" office:value-type="float" office:value="37.684663" calcext:value-type="float">
            <text:p>37.684663</text:p>
          </table:table-cell>
          <table:table-cell table:style-name="ce1" office:value-type="float" office:value="127.2105681" calcext:value-type="float">
            <text:p>127.21056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팔달구 효원로 295 (인계동) 경기도 새마을회 빌딩 1층</text:p>
          </table:table-cell>
          <table:table-cell table:style-name="ce1" office:value-type="float" office:value="37.2614342" calcext:value-type="float">
            <text:p>37.2614342</text:p>
          </table:table-cell>
          <table:table-cell table:style-name="ce1" office:value-type="float" office:value="127.034056" calcext:value-type="float">
            <text:p>127.0340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위례대로 190, 107호 (학암동,위례효성해링턴) 1층 107호/108호</text:p>
          </table:table-cell>
          <table:table-cell table:style-name="ce1" office:value-type="float" office:value="37.482589" calcext:value-type="float">
            <text:p>37.482589</text:p>
          </table:table-cell>
          <table:table-cell table:style-name="ce1" office:value-type="float" office:value="127.1656676" calcext:value-type="float">
            <text:p>127.16566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중심상가로 187 (정왕동,진명프라자) 106호</text:p>
          </table:table-cell>
          <table:table-cell table:style-name="ce1" office:value-type="float" office:value="37.3465296" calcext:value-type="float">
            <text:p>37.3465296</text:p>
          </table:table-cell>
          <table:table-cell table:style-name="ce1" office:value-type="float" office:value="126.7334162" calcext:value-type="float">
            <text:p>126.73341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서구 청라라임로 51, (연희동,청라에일린의뜰) 108호, 109호</text:p>
          </table:table-cell>
          <table:table-cell table:style-name="ce1" office:value-type="float" office:value="37.532061" calcext:value-type="float">
            <text:p>37.532061</text:p>
          </table:table-cell>
          <table:table-cell table:style-name="ce1" office:value-type="float" office:value="126.6529189" calcext:value-type="float">
            <text:p>126.65291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원선1로 37, 117동(원곡동,한화꿈에그린아파트상가)</text:p>
          </table:table-cell>
          <table:table-cell table:style-name="ce1" office:value-type="float" office:value="37.3268285" calcext:value-type="float">
            <text:p>37.3268285</text:p>
          </table:table-cell>
          <table:table-cell table:style-name="ce1" office:value-type="float" office:value="126.8027849" calcext:value-type="float">
            <text:p>126.80278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광덕대로 182, (고잔동,삼성고잔직영점) 1층</text:p>
          </table:table-cell>
          <table:table-cell table:style-name="ce1" office:value-type="float" office:value="37.3172184" calcext:value-type="float">
            <text:p>37.3172184</text:p>
          </table:table-cell>
          <table:table-cell table:style-name="ce1" office:value-type="float" office:value="126.8374669" calcext:value-type="float">
            <text:p>126.83746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양시 만안구 안양로292번길 3 (안양동,SKT안양지점) 2층</text:p>
          </table:table-cell>
          <table:table-cell table:style-name="ce1" office:value-type="float" office:value="37.3986315" calcext:value-type="float">
            <text:p>37.3986315</text:p>
          </table:table-cell>
          <table:table-cell table:style-name="ce1" office:value-type="float" office:value="126.9220219" calcext:value-type="float">
            <text:p>126.92202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남양주시 다산중앙로 119, 107호 (다산동) 솔보프라자 1층 107호</text:p>
          </table:table-cell>
          <table:table-cell table:style-name="ce1" office:value-type="float" office:value="37.6360028" calcext:value-type="float">
            <text:p>37.6360028</text:p>
          </table:table-cell>
          <table:table-cell table:style-name="ce1" office:value-type="float" office:value="127.2165279" calcext:value-type="float">
            <text:p>127.21652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이천시 서희로60번길 15, A동 1층 1호 (창전동,만경빌딩) SK텔레콤 영진 중앙 직영점</text:p>
          </table:table-cell>
          <table:table-cell table:style-name="ce1" office:value-type="float" office:value="37.280811" calcext:value-type="float">
            <text:p>37.280811</text:p>
          </table:table-cell>
          <table:table-cell table:style-name="ce1" office:value-type="float" office:value="127.4438238" calcext:value-type="float">
            <text:p>127.44382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과천시 별양상가로 7, 124호 (별양동,벽산상가)</text:p>
          </table:table-cell>
          <table:table-cell table:style-name="ce1" office:value-type="float" office:value="37.427978" calcext:value-type="float">
            <text:p>37.427978</text:p>
          </table:table-cell>
          <table:table-cell table:style-name="ce1" office:value-type="float" office:value="126.9929248" calcext:value-type="float">
            <text:p>126.99292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은계번영길 13, (은행동,고려정공) 아리테타워 113호/114호</text:p>
          </table:table-cell>
          <table:table-cell table:style-name="ce1" office:value-type="float" office:value="37.4299127" calcext:value-type="float">
            <text:p>37.4299127</text:p>
          </table:table-cell>
          <table:table-cell table:style-name="ce1" office:value-type="float" office:value="126.8115142" calcext:value-type="float">
            <text:p>126.81151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태평로 126 (의정부동)</text:p>
          </table:table-cell>
          <table:table-cell table:style-name="ce1" office:value-type="float" office:value="37.7435969" calcext:value-type="float">
            <text:p>37.7435969</text:p>
          </table:table-cell>
          <table:table-cell table:style-name="ce1" office:value-type="float" office:value="127.0519315" calcext:value-type="float">
            <text:p>127.05193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서구 원적로95번길 5, 상가동 101호 (가좌동,현대3차아파트) SK텔레콤 Tworld 인천중구 가좌직영점</text:p>
          </table:table-cell>
          <table:table-cell table:style-name="ce1" office:value-type="float" office:value="37.4950763" calcext:value-type="float">
            <text:p>37.4950763</text:p>
          </table:table-cell>
          <table:table-cell table:style-name="ce1" office:value-type="float" office:value="126.681638" calcext:value-type="float">
            <text:p>126.6816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남동구 만수로 31-1, (만수동) T world 인천중구만수직영점</text:p>
          </table:table-cell>
          <table:table-cell table:style-name="ce1" office:value-type="float" office:value="37.4595891" calcext:value-type="float">
            <text:p>37.4595891</text:p>
          </table:table-cell>
          <table:table-cell table:style-name="ce1" office:value-type="float" office:value="126.7321599" calcext:value-type="float">
            <text:p>126.73215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부평구 경원대로 1246 (산곡동,동심빌딩)</text:p>
          </table:table-cell>
          <table:table-cell table:style-name="ce1" office:value-type="float" office:value="37.4878943" calcext:value-type="float">
            <text:p>37.4878943</text:p>
          </table:table-cell>
          <table:table-cell table:style-name="ce1" office:value-type="float" office:value="126.7090601" calcext:value-type="float">
            <text:p>126.70906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중구 제물량로 35 (신흥동3가)</text:p>
          </table:table-cell>
          <table:table-cell table:style-name="ce1" office:value-type="float" office:value="37.4635101" calcext:value-type="float">
            <text:p>37.4635101</text:p>
          </table:table-cell>
          <table:table-cell table:style-name="ce1" office:value-type="float" office:value="126.6361811" calcext:value-type="float">
            <text:p>126.63618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길주로 189 (중동.우신빌딩)</text:p>
          </table:table-cell>
          <table:table-cell table:style-name="ce1" office:value-type="float" office:value="37.5051218" calcext:value-type="float">
            <text:p>37.5051218</text:p>
          </table:table-cell>
          <table:table-cell table:style-name="ce1" office:value-type="float" office:value="126.7634644" calcext:value-type="float">
            <text:p>126.76346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소사구 경인로 74, 101호 (송내동,성보빌딩) 송내우체국옆</text:p>
          </table:table-cell>
          <table:table-cell table:style-name="ce1" office:value-type="float" office:value="37.4835116" calcext:value-type="float">
            <text:p>37.4835116</text:p>
          </table:table-cell>
          <table:table-cell table:style-name="ce1" office:value-type="float" office:value="126.7634599" calcext:value-type="float">
            <text:p>126.76345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센트럴로 194 (송도동,송도센트럴파크2단지)</text:p>
          </table:table-cell>
          <table:table-cell table:style-name="ce1" office:value-type="float" office:value="37.3944665" calcext:value-type="float">
            <text:p>37.3944665</text:p>
          </table:table-cell>
          <table:table-cell table:style-name="ce1" office:value-type="float" office:value="126.6410072" calcext:value-type="float">
            <text:p>126.64100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성남시 수정구 산성대로 267, (신흥동,롯데시네마타워) 101호,124호</text:p>
          </table:table-cell>
          <table:table-cell table:style-name="ce1" office:value-type="float" office:value="37.4412578" calcext:value-type="float">
            <text:p>37.4412578</text:p>
          </table:table-cell>
          <table:table-cell table:style-name="ce1" office:value-type="float" office:value="127.1464408" calcext:value-type="float">
            <text:p>127.14644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권선구 금곡로 106 114호(금곡동, 우성메디피아)</text:p>
          </table:table-cell>
          <table:table-cell table:style-name="ce1" office:value-type="float" office:value="37.2710419" calcext:value-type="float">
            <text:p>37.2710419</text:p>
          </table:table-cell>
          <table:table-cell table:style-name="ce1" office:value-type="float" office:value="126.9408213" calcext:value-type="float">
            <text:p>126.9408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미사강변중앙로 200, 126호 (망월동,이편한세상씨티미사) e편한세상 시티미사 1층</text:p>
          </table:table-cell>
          <table:table-cell table:style-name="ce1" office:value-type="float" office:value="37.5550456" calcext:value-type="float">
            <text:p>37.5550456</text:p>
          </table:table-cell>
          <table:table-cell table:style-name="ce1" office:value-type="float" office:value="127.1940482" calcext:value-type="float">
            <text:p>127.19404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달미로 10, 상가동 103호(선부동,산호한양아파트) 상가동 131, 132호</text:p>
          </table:table-cell>
          <table:table-cell table:style-name="ce1" office:value-type="float" office:value="37.33656" calcext:value-type="float">
            <text:p>37.33656</text:p>
          </table:table-cell>
          <table:table-cell table:style-name="ce1" office:value-type="float" office:value="126.8132976" calcext:value-type="float">
            <text:p>126.81329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능곡로 188 (능곡동,효창프라자) 106호 107호</text:p>
          </table:table-cell>
          <table:table-cell table:style-name="ce1" office:value-type="float" office:value="37.367945" calcext:value-type="float">
            <text:p>37.367945</text:p>
          </table:table-cell>
          <table:table-cell table:style-name="ce1" office:value-type="float" office:value="126.8122413" calcext:value-type="float">
            <text:p>126.81224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왕시 부곡중앙남2길 1, 1층 (삼동)</text:p>
          </table:table-cell>
          <table:table-cell table:style-name="ce1" office:value-type="float" office:value="37.3207276" calcext:value-type="float">
            <text:p>37.3207276</text:p>
          </table:table-cell>
          <table:table-cell table:style-name="ce1" office:value-type="float" office:value="126.9507022" calcext:value-type="float">
            <text:p>126.95070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광명시 범안로 1055 101~103호 (하안동,세일빌딩)</text:p>
          </table:table-cell>
          <table:table-cell table:style-name="ce1" office:value-type="float" office:value="37.4629346" calcext:value-type="float">
            <text:p>37.4629346</text:p>
          </table:table-cell>
          <table:table-cell table:style-name="ce1" office:value-type="float" office:value="126.8797598" calcext:value-type="float">
            <text:p>126.87975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소사구 소사동로 82 (소사본동,센트럴프라자)</text:p>
          </table:table-cell>
          <table:table-cell table:style-name="ce1" office:value-type="float" office:value="37.4731492" calcext:value-type="float">
            <text:p>37.4731492</text:p>
          </table:table-cell>
          <table:table-cell table:style-name="ce1" office:value-type="float" office:value="126.8039326" calcext:value-type="float">
            <text:p>126.80393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미사강변동로 73, 108호 (망월동,미사강변노블레스상가분양사무실)</text:p>
          </table:table-cell>
          <table:table-cell table:style-name="ce1" office:value-type="float" office:value="37.5675503" calcext:value-type="float">
            <text:p>37.5675503</text:p>
          </table:table-cell>
          <table:table-cell table:style-name="ce1" office:value-type="float" office:value="127.1892407" calcext:value-type="float">
            <text:p>127.18924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미사강변대로 90, 1동 105호 (풍산동) 승리타워 105호, 106호</text:p>
          </table:table-cell>
          <table:table-cell table:style-name="ce1" office:value-type="float" office:value="37.552566" calcext:value-type="float">
            <text:p>37.552566</text:p>
          </table:table-cell>
          <table:table-cell table:style-name="ce1" office:value-type="float" office:value="127.1860859" calcext:value-type="float">
            <text:p>127.18608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부평구 부평문화로 55 (부평동) 106,107호</text:p>
          </table:table-cell>
          <table:table-cell table:style-name="ce1" office:value-type="float" office:value="37.4942453" calcext:value-type="float">
            <text:p>37.4942453</text:p>
          </table:table-cell>
          <table:table-cell table:style-name="ce1" office:value-type="float" office:value="126.7222867" calcext:value-type="float">
            <text:p>126.72228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부천로 4, (심곡동,경동빌딩)</text:p>
          </table:table-cell>
          <table:table-cell table:style-name="ce1" office:value-type="float" office:value="37.484442" calcext:value-type="float">
            <text:p>37.484442</text:p>
          </table:table-cell>
          <table:table-cell table:style-name="ce1" office:value-type="float" office:value="126.7834507" calcext:value-type="float">
            <text:p>126.7834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성남시 분당구 황새울로 326, (서현동,서현빌딩) 2층</text:p>
          </table:table-cell>
          <table:table-cell table:style-name="ce1" office:value-type="float" office:value="37.3851291" calcext:value-type="float">
            <text:p>37.3851291</text:p>
          </table:table-cell>
          <table:table-cell table:style-name="ce1" office:value-type="float" office:value="127.1217761" calcext:value-type="float">
            <text:p>127.12177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군포시 산본로323번길 16-14 (산본동,센터빌딩A동)</text:p>
          </table:table-cell>
          <table:table-cell table:style-name="ce1" office:value-type="float" office:value="37.3596553" calcext:value-type="float">
            <text:p>37.3596553</text:p>
          </table:table-cell>
          <table:table-cell table:style-name="ce1" office:value-type="float" office:value="126.9320528" calcext:value-type="float">
            <text:p>126.93205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고리울로8번길 10, (고강동)</text:p>
          </table:table-cell>
          <table:table-cell table:style-name="ce1" office:value-type="float" office:value="37.5274434" calcext:value-type="float">
            <text:p>37.5274434</text:p>
          </table:table-cell>
          <table:table-cell table:style-name="ce1" office:value-type="float" office:value="126.8167034" calcext:value-type="float">
            <text:p>126.81670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덕양구 고양대로 1955, 0호 (동산동,스타필드고양) 지하1층 B135호</text:p>
          </table:table-cell>
          <table:table-cell table:style-name="ce1" office:value-type="float" office:value="37.6467805" calcext:value-type="float">
            <text:p>37.6467805</text:p>
          </table:table-cell>
          <table:table-cell table:style-name="ce1" office:value-type="float" office:value="126.8948223" calcext:value-type="float">
            <text:p>126.89482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성남시 분당구 서현로210번길 17, (서현동,광림프라자)</text:p>
          </table:table-cell>
          <table:table-cell table:style-name="ce1" office:value-type="float" office:value="37.3854207" calcext:value-type="float">
            <text:p>37.3854207</text:p>
          </table:table-cell>
          <table:table-cell table:style-name="ce1" office:value-type="float" office:value="127.1245159" calcext:value-type="float">
            <text:p>127.1245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대청로 26, 102호(신장동)</text:p>
          </table:table-cell>
          <table:table-cell table:style-name="ce1" office:value-type="float" office:value="37.5404116" calcext:value-type="float">
            <text:p>37.5404116</text:p>
          </table:table-cell>
          <table:table-cell table:style-name="ce1" office:value-type="float" office:value="127.21508" calcext:value-type="float">
            <text:p>127.215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고잔2길 59, (고잔동,신세기빌딩)</text:p>
          </table:table-cell>
          <table:table-cell table:style-name="ce1" office:value-type="float" office:value="37.3177046" calcext:value-type="float">
            <text:p>37.3177046</text:p>
          </table:table-cell>
          <table:table-cell table:style-name="ce1" office:value-type="float" office:value="126.8377121" calcext:value-type="float">
            <text:p>126.83771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영통구 광교중앙로 145, 엘포트몰 1층 C동 상가</text:p>
          </table:table-cell>
          <table:table-cell table:style-name="ce1" office:value-type="float" office:value="37.2854331" calcext:value-type="float">
            <text:p>37.2854331</text:p>
          </table:table-cell>
          <table:table-cell table:style-name="ce1" office:value-type="float" office:value="127.0599193" calcext:value-type="float">
            <text:p>127.05991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오산시 대원로 8-3 (원동,행복원룸)</text:p>
          </table:table-cell>
          <table:table-cell table:style-name="ce1" office:value-type="float" office:value="37.1461578" calcext:value-type="float">
            <text:p>37.1461578</text:p>
          </table:table-cell>
          <table:table-cell table:style-name="ce1" office:value-type="float" office:value="127.0693542" calcext:value-type="float">
            <text:p>127.06935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오정구 원종로 47, 1호(원종동,삼계상가)</text:p>
          </table:table-cell>
          <table:table-cell table:style-name="ce1" office:value-type="float" office:value="37.5241964" calcext:value-type="float">
            <text:p>37.5241964</text:p>
          </table:table-cell>
          <table:table-cell table:style-name="ce1" office:value-type="float" office:value="126.8051928" calcext:value-type="float">
            <text:p>126.80519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행복로 14 (의정부동,만웅갈비광장) 1층</text:p>
          </table:table-cell>
          <table:table-cell table:style-name="ce1" office:value-type="float" office:value="37.7398909" calcext:value-type="float">
            <text:p>37.7398909</text:p>
          </table:table-cell>
          <table:table-cell table:style-name="ce1" office:value-type="float" office:value="127.0488995" calcext:value-type="float">
            <text:p>127.04889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팔달구 권광로 184, 124호 (인계동,캐슬타워)</text:p>
          </table:table-cell>
          <table:table-cell table:style-name="ce1" office:value-type="float" office:value="37.2638184" calcext:value-type="float">
            <text:p>37.2638184</text:p>
          </table:table-cell>
          <table:table-cell table:style-name="ce1" office:value-type="float" office:value="127.0333543" calcext:value-type="float">
            <text:p>127.03335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남동구 논고개로123번길 17, 1동 112호 (논현동,아이플렉스)</text:p>
          </table:table-cell>
          <table:table-cell table:style-name="ce1" office:value-type="float" office:value="37.4016411" calcext:value-type="float">
            <text:p>37.4016411</text:p>
          </table:table-cell>
          <table:table-cell table:style-name="ce1" office:value-type="float" office:value="126.723068" calcext:value-type="float">
            <text:p>126.7230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미추홀구 인하로 79 (용현동, 인하카피공사건물)</text:p>
          </table:table-cell>
          <table:table-cell table:style-name="ce1" office:value-type="float" office:value="37.4511765" calcext:value-type="float">
            <text:p>37.4511765</text:p>
          </table:table-cell>
          <table:table-cell table:style-name="ce1" office:value-type="float" office:value="126.6571461" calcext:value-type="float">
            <text:p>126.65714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계양구 계양대로 36 (작전동,하늘빌리지)</text:p>
          </table:table-cell>
          <table:table-cell table:style-name="ce1" office:value-type="float" office:value="37.5270351" calcext:value-type="float">
            <text:p>37.5270351</text:p>
          </table:table-cell>
          <table:table-cell table:style-name="ce1" office:value-type="float" office:value="126.7231066" calcext:value-type="float">
            <text:p>126.72310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정왕시장길 52 (정왕동) 137,138호</text:p>
          </table:table-cell>
          <table:table-cell table:style-name="ce1" office:value-type="float" office:value="37.3455249999999" calcext:value-type="float">
            <text:p>37.3455249999999</text:p>
          </table:table-cell>
          <table:table-cell table:style-name="ce1" office:value-type="float" office:value="126.748952" calcext:value-type="float">
            <text:p>126.7489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일산서구 중앙로 1437, 108호(주엽동,화성프라자)</text:p>
          </table:table-cell>
          <table:table-cell table:style-name="ce1" office:value-type="float" office:value="37.6702127" calcext:value-type="float">
            <text:p>37.6702127</text:p>
          </table:table-cell>
          <table:table-cell table:style-name="ce1" office:value-type="float" office:value="126.7604045" calcext:value-type="float">
            <text:p>126.76040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동두천시 지행로 52, 104호(지행동,송내프라자)</text:p>
          </table:table-cell>
          <table:table-cell table:style-name="ce1" office:value-type="float" office:value="37.8919963" calcext:value-type="float">
            <text:p>37.8919963</text:p>
          </table:table-cell>
          <table:table-cell table:style-name="ce1" office:value-type="float" office:value="127.0529807" calcext:value-type="float">
            <text:p>127.05298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서구 중봉대로 588, 1층 112호 (연희동,센트럴프라자)</text:p>
          </table:table-cell>
          <table:table-cell table:style-name="ce1" office:value-type="float" office:value="37.5321661" calcext:value-type="float">
            <text:p>37.5321661</text:p>
          </table:table-cell>
          <table:table-cell table:style-name="ce1" office:value-type="float" office:value="126.6503931" calcext:value-type="float">
            <text:p>126.65039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일산동구 숲속마을로 36, 105호 (풍동)</text:p>
          </table:table-cell>
          <table:table-cell table:style-name="ce1" office:value-type="float" office:value="37.6673169" calcext:value-type="float">
            <text:p>37.6673169</text:p>
          </table:table-cell>
          <table:table-cell table:style-name="ce1" office:value-type="float" office:value="126.7993464" calcext:value-type="float">
            <text:p>126.79934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풍무로 102 (풍무동,중석빌딩)</text:p>
          </table:table-cell>
          <table:table-cell table:style-name="ce1" office:value-type="float" office:value="37.6045256" calcext:value-type="float">
            <text:p>37.6045256</text:p>
          </table:table-cell>
          <table:table-cell table:style-name="ce1" office:value-type="float" office:value="126.7223545" calcext:value-type="float">
            <text:p>126.72235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하남시 신장로 151 (덕풍동,대동피렌체상가) 제 108, 109호</text:p>
          </table:table-cell>
          <table:table-cell table:style-name="ce1" office:value-type="float" office:value="37.5393755" calcext:value-type="float">
            <text:p>37.5393755</text:p>
          </table:table-cell>
          <table:table-cell table:style-name="ce1" office:value-type="float" office:value="127.201754" calcext:value-type="float">
            <text:p>127.2017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화성시 향남읍 행정중앙2로 67, 109호</text:p>
          </table:table-cell>
          <table:table-cell table:style-name="ce1" office:value-type="float" office:value="37.1299048" calcext:value-type="float">
            <text:p>37.1299048</text:p>
          </table:table-cell>
          <table:table-cell table:style-name="ce1" office:value-type="float" office:value="126.9226641" calcext:value-type="float">
            <text:p>126.92266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권선구 금곡로 204, (금곡동,세종프라자) 102호103호</text:p>
          </table:table-cell>
          <table:table-cell table:style-name="ce1" office:value-type="float" office:value="37.2710419" calcext:value-type="float">
            <text:p>37.2710419</text:p>
          </table:table-cell>
          <table:table-cell table:style-name="ce1" office:value-type="float" office:value="126.9408213" calcext:value-type="float">
            <text:p>126.94082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덕양구 화정로 47, 113호 (화정동,동원텔빌딩)</text:p>
          </table:table-cell>
          <table:table-cell table:style-name="ce1" office:value-type="float" office:value="37.6351555" calcext:value-type="float">
            <text:p>37.6351555</text:p>
          </table:table-cell>
          <table:table-cell table:style-name="ce1" office:value-type="float" office:value="126.8313903" calcext:value-type="float">
            <text:p>126.83139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평화로 375 (호원동,회룡프라자) 107호</text:p>
          </table:table-cell>
          <table:table-cell table:style-name="ce1" office:value-type="float" office:value="37.725435" calcext:value-type="float">
            <text:p>37.725435</text:p>
          </table:table-cell>
          <table:table-cell table:style-name="ce1" office:value-type="float" office:value="127.0480728" calcext:value-type="float">
            <text:p>127.04807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일산동구 중앙로1275번길 60-14 (장항동,고일프라자) 105호</text:p>
          </table:table-cell>
          <table:table-cell table:style-name="ce1" office:value-type="float" office:value="37.6595475" calcext:value-type="float">
            <text:p>37.6595475</text:p>
          </table:table-cell>
          <table:table-cell table:style-name="ce1" office:value-type="float" office:value="126.7696262" calcext:value-type="float">
            <text:p>126.76962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오목로205번길 39 (민락동,골든프라자) 106~107호</text:p>
          </table:table-cell>
          <table:table-cell table:style-name="ce1" office:value-type="float" office:value="37.7521745" calcext:value-type="float">
            <text:p>37.7521745</text:p>
          </table:table-cell>
          <table:table-cell table:style-name="ce1" office:value-type="float" office:value="127.120009" calcext:value-type="float">
            <text:p>127.1200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영통구 영통로 136, (망포동) 111,112</text:p>
          </table:table-cell>
          <table:table-cell table:style-name="ce1" office:value-type="float" office:value="37.2394628" calcext:value-type="float">
            <text:p>37.2394628</text:p>
          </table:table-cell>
          <table:table-cell table:style-name="ce1" office:value-type="float" office:value="127.0563585" calcext:value-type="float">
            <text:p>127.05635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성남시 분당구 돌마로 67 (금곡동,금산젬월드) 1층</text:p>
          </table:table-cell>
          <table:table-cell table:style-name="ce1" office:value-type="float" office:value="37.3504592" calcext:value-type="float">
            <text:p>37.3504592</text:p>
          </table:table-cell>
          <table:table-cell table:style-name="ce1" office:value-type="float" office:value="127.1095067" calcext:value-type="float">
            <text:p>127.10950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성남시 분당구 돌마로 85, 106호(금곡동,분당동양프라자)</text:p>
          </table:table-cell>
          <table:table-cell table:style-name="ce1" office:value-type="float" office:value="37.3503513" calcext:value-type="float">
            <text:p>37.3503513</text:p>
          </table:table-cell>
          <table:table-cell table:style-name="ce1" office:value-type="float" office:value="127.1113331" calcext:value-type="float">
            <text:p>127.11133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배곧3로 96, 122호 (정왕동,M플러스)</text:p>
          </table:table-cell>
          <table:table-cell table:style-name="ce1" office:value-type="float" office:value="37.3646582999999" calcext:value-type="float">
            <text:p>37.3646582999999</text:p>
          </table:table-cell>
          <table:table-cell table:style-name="ce1" office:value-type="float" office:value="126.7528372" calcext:value-type="float">
            <text:p>126.75283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상동로 87 1층 109-1.2호(상동.가나베스트타운)</text:p>
          </table:table-cell>
          <table:table-cell table:style-name="ce1" office:value-type="float" office:value="37.5051779" calcext:value-type="float">
            <text:p>37.5051779</text:p>
          </table:table-cell>
          <table:table-cell table:style-name="ce1" office:value-type="float" office:value="126.7524236" calcext:value-type="float">
            <text:p>126.75242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평택시 관광특구로 19 (서정동,키네틱시네마) 103호, 104호</text:p>
          </table:table-cell>
          <table:table-cell table:style-name="ce1" office:value-type="float" office:value="37.0671805" calcext:value-type="float">
            <text:p>37.0671805</text:p>
          </table:table-cell>
          <table:table-cell table:style-name="ce1" office:value-type="float" office:value="127.0607532" calcext:value-type="float">
            <text:p>127.06075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남동구 서창남순환로 222, 105호(서창동,센타프라자)</text:p>
          </table:table-cell>
          <table:table-cell table:style-name="ce1" office:value-type="float" office:value="37.4230044" calcext:value-type="float">
            <text:p>37.4230044</text:p>
          </table:table-cell>
          <table:table-cell table:style-name="ce1" office:value-type="float" office:value="126.7509504" calcext:value-type="float">
            <text:p>126.7509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선부광장1로 66 (선부동,용현빌딩) 107,108호</text:p>
          </table:table-cell>
          <table:table-cell table:style-name="ce1" office:value-type="float" office:value="37.3360792" calcext:value-type="float">
            <text:p>37.3360792</text:p>
          </table:table-cell>
          <table:table-cell table:style-name="ce1" office:value-type="float" office:value="126.8116108" calcext:value-type="float">
            <text:p>126.8116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오정구 삼작로 391 (원종동,대은빌딩)</text:p>
          </table:table-cell>
          <table:table-cell table:style-name="ce1" office:value-type="float" office:value="37.5199541" calcext:value-type="float">
            <text:p>37.5199541</text:p>
          </table:table-cell>
          <table:table-cell table:style-name="ce1" office:value-type="float" office:value="126.8052377" calcext:value-type="float">
            <text:p>126.80523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소사구 소사로 228 (소사본동,SK텔레콤(소사점)) 126-12</text:p>
          </table:table-cell>
          <table:table-cell table:style-name="ce1" office:value-type="float" office:value="37.473659" calcext:value-type="float">
            <text:p>37.473659</text:p>
          </table:table-cell>
          <table:table-cell table:style-name="ce1" office:value-type="float" office:value="126.7962607" calcext:value-type="float">
            <text:p>126.79626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부일로205번길 25 (상동)</text:p>
          </table:table-cell>
          <table:table-cell table:style-name="ce1" office:value-type="float" office:value="37.4896925" calcext:value-type="float">
            <text:p>37.4896925</text:p>
          </table:table-cell>
          <table:table-cell table:style-name="ce1" office:value-type="float" office:value="126.7528181" calcext:value-type="float">
            <text:p>126.75281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용인시 수지구 풍덕천로 108, 108호 (풍덕천동,준오빌딩)</text:p>
          </table:table-cell>
          <table:table-cell table:style-name="ce1" office:value-type="float" office:value="37.3219018" calcext:value-type="float">
            <text:p>37.3219018</text:p>
          </table:table-cell>
          <table:table-cell table:style-name="ce1" office:value-type="float" office:value="127.0942521" calcext:value-type="float">
            <text:p>127.09425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신흥로 205, 105호 (중동,트리플타워)</text:p>
          </table:table-cell>
          <table:table-cell table:style-name="ce1" office:value-type="float" office:value="37.5016503" calcext:value-type="float">
            <text:p>37.5016503</text:p>
          </table:table-cell>
          <table:table-cell table:style-name="ce1" office:value-type="float" office:value="126.7761022" calcext:value-type="float">
            <text:p>126.77610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시흥시 수인로 3366, 101호(신천동,삼영아트빌)</text:p>
          </table:table-cell>
          <table:table-cell table:style-name="ce1" office:value-type="float" office:value="37.4324094" calcext:value-type="float">
            <text:p>37.4324094</text:p>
          </table:table-cell>
          <table:table-cell table:style-name="ce1" office:value-type="float" office:value="126.7921307" calcext:value-type="float">
            <text:p>126.79213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산시 단원구 예술대학로 11, 106호 (고잔동,해남빌딩)</text:p>
          </table:table-cell>
          <table:table-cell table:style-name="ce1" office:value-type="float" office:value="37.3180769" calcext:value-type="float">
            <text:p>37.3180769</text:p>
          </table:table-cell>
          <table:table-cell table:style-name="ce1" office:value-type="float" office:value="126.8365364" calcext:value-type="float">
            <text:p>126.83653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안양시 만안구 안양로292번길 3 (안양동,SKT안양지점) 1층 안양1번가 T Zone</text:p>
          </table:table-cell>
          <table:table-cell table:style-name="ce1" office:value-type="float" office:value="37.4004395" calcext:value-type="float">
            <text:p>37.4004395</text:p>
          </table:table-cell>
          <table:table-cell table:style-name="ce1" office:value-type="float" office:value="126.9212607" calcext:value-type="float">
            <text:p>126.92126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역곡로 30 (역곡동) 외 1필지</text:p>
          </table:table-cell>
          <table:table-cell table:style-name="ce1" office:value-type="float" office:value="37.4879075" calcext:value-type="float">
            <text:p>37.4879075</text:p>
          </table:table-cell>
          <table:table-cell table:style-name="ce1" office:value-type="float" office:value="126.810743" calcext:value-type="float">
            <text:p>126.8107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부천시 원미구 부일로 730 102,103호 (역곡동)</text:p>
          </table:table-cell>
          <table:table-cell table:style-name="ce1" office:value-type="float" office:value="37.4854001" calcext:value-type="float">
            <text:p>37.4854001</text:p>
          </table:table-cell>
          <table:table-cell table:style-name="ce1" office:value-type="float" office:value="126.8108472" calcext:value-type="float">
            <text:p>126.81084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중구 신도시남로142번길 1 (운서동,로얄프라자) 1층 103/104호</text:p>
          </table:table-cell>
          <table:table-cell table:style-name="ce1" office:value-type="float" office:value="37.4940840999999" calcext:value-type="float">
            <text:p>37.4940840999999</text:p>
          </table:table-cell>
          <table:table-cell table:style-name="ce1" office:value-type="float" office:value="126.4907899" calcext:value-type="float">
            <text:p>126.49078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영통구 봉영로 1590, 120호 (영통동,밀레니엄프라자)</text:p>
          </table:table-cell>
          <table:table-cell table:style-name="ce1" office:value-type="float" office:value="37.2527536" calcext:value-type="float">
            <text:p>37.2527536</text:p>
          </table:table-cell>
          <table:table-cell table:style-name="ce1" office:value-type="float" office:value="127.0734351" calcext:value-type="float">
            <text:p>127.07343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구리시 경춘로 243 (인창동.구리시네마[지프렉스]) 1층</text:p>
          </table:table-cell>
          <table:table-cell table:style-name="ce1" office:value-type="float" office:value="37.6017834" calcext:value-type="float">
            <text:p>37.6017834</text:p>
          </table:table-cell>
          <table:table-cell table:style-name="ce1" office:value-type="float" office:value="127.1420359" calcext:value-type="float">
            <text:p>127.14203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수원시 권선구 금호로 221 (구운동)</text:p>
          </table:table-cell>
          <table:table-cell table:style-name="ce1" office:value-type="float" office:value="37.2754712" calcext:value-type="float">
            <text:p>37.2754712</text:p>
          </table:table-cell>
          <table:table-cell table:style-name="ce1" office:value-type="float" office:value="126.9741461" calcext:value-type="float">
            <text:p>126.97414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파주시 금빛로 24-28 (금촌동,우성메디피아) 102,103호</text:p>
          </table:table-cell>
          <table:table-cell table:style-name="ce1" office:value-type="float" office:value="37.7620801" calcext:value-type="float">
            <text:p>37.7620801</text:p>
          </table:table-cell>
          <table:table-cell table:style-name="ce1" office:value-type="float" office:value="126.7739343" calcext:value-type="float">
            <text:p>126.77393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용인시 기흥구 기흥역로 9, A동 120~122호 (구갈동,롯데캐슬레이시티) 롯데캐슬레이시티</text:p>
          </table:table-cell>
          <table:table-cell table:style-name="ce1" office:value-type="float" office:value="37.2741886" calcext:value-type="float">
            <text:p>37.2741886</text:p>
          </table:table-cell>
          <table:table-cell table:style-name="ce1" office:value-type="float" office:value="127.1144667" calcext:value-type="float">
            <text:p>127.1144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사우중로 78, 104,105호(사우동,김포밀레니엄프라자)</text:p>
          </table:table-cell>
          <table:table-cell table:style-name="ce1" office:value-type="float" office:value="37.621218" calcext:value-type="float">
            <text:p>37.621218</text:p>
          </table:table-cell>
          <table:table-cell table:style-name="ce1" office:value-type="float" office:value="126.7207709" calcext:value-type="float">
            <text:p>126.72077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사우중로 52, 101,102호(사우동,아트프라자)</text:p>
          </table:table-cell>
          <table:table-cell table:style-name="ce1" office:value-type="float" office:value="37.6213291" calcext:value-type="float">
            <text:p>37.6213291</text:p>
          </table:table-cell>
          <table:table-cell table:style-name="ce1" office:value-type="float" office:value="126.720882" calcext:value-type="float">
            <text:p>126.7208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남동구 논고개로 61 (논현동.라피에스타) 114.115호</text:p>
          </table:table-cell>
          <table:table-cell table:style-name="ce1" office:value-type="float" office:value="37.3975549" calcext:value-type="float">
            <text:p>37.3975549</text:p>
          </table:table-cell>
          <table:table-cell table:style-name="ce1" office:value-type="float" office:value="126.7269841" calcext:value-type="float">
            <text:p>126.72698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부평구 아트센터로 32 (십정동) 1층</text:p>
          </table:table-cell>
          <table:table-cell table:style-name="ce1" office:value-type="float" office:value="37.4706449" calcext:value-type="float">
            <text:p>37.4706449</text:p>
          </table:table-cell>
          <table:table-cell table:style-name="ce1" office:value-type="float" office:value="126.7034479" calcext:value-type="float">
            <text:p>126.70344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중구 우현로 93, 1층 (인현동,박선희치과의원) SK텔레콤</text:p>
          </table:table-cell>
          <table:table-cell table:style-name="ce1" office:value-type="float" office:value="37.4744249" calcext:value-type="float">
            <text:p>37.4744249</text:p>
          </table:table-cell>
          <table:table-cell table:style-name="ce1" office:value-type="float" office:value="126.6318116" calcext:value-type="float">
            <text:p>126.6318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경기 수원시 장안구 대평로90번길 19 (정자동,라이프스포츠수원) 112,113호</text:p>
          </table:table-cell>
          <table:table-cell table:style-name="ce4" office:value-type="float" office:value="37.296985" calcext:value-type="float">
            <text:p>37.296985</text:p>
          </table:table-cell>
          <table:table-cell table:style-name="ce4" office:value-type="float" office:value="126.993781" calcext:value-type="float">
            <text:p>126.99378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인천 남동구 만수로 65 (만수동,훈정빌딩)</text:p>
          </table:table-cell>
          <table:table-cell table:style-name="ce4" office:value-type="float" office:value="37.4615707" calcext:value-type="float">
            <text:p>37.4615707</text:p>
          </table:table-cell>
          <table:table-cell table:style-name="ce4" office:value-type="float" office:value="126.7351253" calcext:value-type="float">
            <text:p>126.73512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노원구 동일로 1036, (공릉동,한일씽크빌딩) 1층 SK텔레콤</text:p>
          </table:table-cell>
          <table:table-cell table:style-name="ce1" office:value-type="float" office:value="37.6230758" calcext:value-type="float">
            <text:p>37.6230758</text:p>
          </table:table-cell>
          <table:table-cell table:style-name="ce1" office:value-type="float" office:value="127.0800243" calcext:value-type="float">
            <text:p>127.08002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랑구 망우로 214, (상봉동,우도빌딩)</text:p>
          </table:table-cell>
          <table:table-cell table:style-name="ce1" office:value-type="float" office:value="37.5936999" calcext:value-type="float">
            <text:p>37.5936999</text:p>
          </table:table-cell>
          <table:table-cell table:style-name="ce1" office:value-type="float" office:value="127.0765147" calcext:value-type="float">
            <text:p>127.07651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종로구 창경궁로 242, (명륜2가)</text:p>
          </table:table-cell>
          <table:table-cell table:style-name="ce1" office:value-type="float" office:value="37.5831081" calcext:value-type="float">
            <text:p>37.5831081</text:p>
          </table:table-cell>
          <table:table-cell table:style-name="ce1" office:value-type="float" office:value="126.999159" calcext:value-type="float">
            <text:p>126.999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대문구 가재울미래로 2, 103동101호(남가좌동,DMC파크뷰자이...</text:p>
          </table:table-cell>
          <table:table-cell table:style-name="ce1" office:value-type="float" office:value="37.573822" calcext:value-type="float">
            <text:p>37.573822</text:p>
          </table:table-cell>
          <table:table-cell table:style-name="ce1" office:value-type="float" office:value="126.916274" calcext:value-type="float">
            <text:p>126.9162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서구 화곡로 313 (화곡동)</text:p>
          </table:table-cell>
          <table:table-cell table:style-name="ce1" office:value-type="float" office:value="37.5522331" calcext:value-type="float">
            <text:p>37.5522331</text:p>
          </table:table-cell>
          <table:table-cell table:style-name="ce1" office:value-type="float" office:value="126.8496882" calcext:value-type="float">
            <text:p>126.84968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구로구 고척로 149, 1층 (고척동,상암빌딩)</text:p>
          </table:table-cell>
          <table:table-cell table:style-name="ce1" office:value-type="float" office:value="37.5030864999999" calcext:value-type="float">
            <text:p>37.5030864999999</text:p>
          </table:table-cell>
          <table:table-cell table:style-name="ce1" office:value-type="float" office:value="126.850169" calcext:value-type="float">
            <text:p>126.8501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노원구 동일로192길 91 (공릉동,복합상가)</text:p>
          </table:table-cell>
          <table:table-cell table:style-name="ce1" office:value-type="float" office:value="37.6276858" calcext:value-type="float">
            <text:p>37.6276858</text:p>
          </table:table-cell>
          <table:table-cell table:style-name="ce1" office:value-type="float" office:value="127.0777606" calcext:value-type="float">
            <text:p>127.07776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은평구 연서로 137 (구산동,영진빌딩)</text:p>
          </table:table-cell>
          <table:table-cell table:style-name="ce1" office:value-type="float" office:value="37.6111396" calcext:value-type="float">
            <text:p>37.6111396</text:p>
          </table:table-cell>
          <table:table-cell table:style-name="ce1" office:value-type="float" office:value="126.9169368" calcext:value-type="float">
            <text:p>126.91693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성북구 길음로 14, 1층(길음동,뉴타운)</text:p>
          </table:table-cell>
          <table:table-cell table:style-name="ce1" office:value-type="float" office:value="37.61178" calcext:value-type="float">
            <text:p>37.61178</text:p>
          </table:table-cell>
          <table:table-cell table:style-name="ce1" office:value-type="float" office:value="127.01602" calcext:value-type="float">
            <text:p>127.016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남부순환로 1471 (신림동)</text:p>
          </table:table-cell>
          <table:table-cell table:style-name="ce1" office:value-type="float" office:value="37.485472" calcext:value-type="float">
            <text:p>37.485472</text:p>
          </table:table-cell>
          <table:table-cell table:style-name="ce1" office:value-type="float" office:value="126.9256748" calcext:value-type="float">
            <text:p>126.92567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초구 반포대로10길 35, 지1층 112호 (서초동,서초지웰)</text:p>
          </table:table-cell>
          <table:table-cell table:style-name="ce1" office:value-type="float" office:value="37.4842058" calcext:value-type="float">
            <text:p>37.4842058</text:p>
          </table:table-cell>
          <table:table-cell table:style-name="ce1" office:value-type="float" office:value="127.0136789" calcext:value-type="float">
            <text:p>127.01367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영등포구 양평로 48 1층(당산동6가.다옥)</text:p>
          </table:table-cell>
          <table:table-cell table:style-name="ce1" office:value-type="float" office:value="37.5344336" calcext:value-type="float">
            <text:p>37.5344336</text:p>
          </table:table-cell>
          <table:table-cell table:style-name="ce1" office:value-type="float" office:value="126.901288" calcext:value-type="float">
            <text:p>126.9012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구로구 도림로 73, 1층 (구로동,인성빌딩)</text:p>
          </table:table-cell>
          <table:table-cell table:style-name="ce1" office:value-type="float" office:value="37.4900472" calcext:value-type="float">
            <text:p>37.4900472</text:p>
          </table:table-cell>
          <table:table-cell table:style-name="ce1" office:value-type="float" office:value="126.8916076" calcext:value-type="float">
            <text:p>126.89160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도곡로 462 (대치동,동선빌딩) 1층</text:p>
          </table:table-cell>
          <table:table-cell table:style-name="ce1" office:value-type="float" office:value="37.498371" calcext:value-type="float">
            <text:p>37.498371</text:p>
          </table:table-cell>
          <table:table-cell table:style-name="ce1" office:value-type="float" office:value="127.060633" calcext:value-type="float">
            <text:p>127.0606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마포구 마포대로 68 (도화동,마포아크로타워)</text:p>
          </table:table-cell>
          <table:table-cell table:style-name="ce1" office:value-type="float" office:value="37.5413152" calcext:value-type="float">
            <text:p>37.5413152</text:p>
          </table:table-cell>
          <table:table-cell table:style-name="ce1" office:value-type="float" office:value="126.9489731" calcext:value-type="float">
            <text:p>126.94897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남대문로 68-1 (명동2가)</text:p>
          </table:table-cell>
          <table:table-cell table:style-name="ce1" office:value-type="float" office:value="37.5631995" calcext:value-type="float">
            <text:p>37.5631995</text:p>
          </table:table-cell>
          <table:table-cell table:style-name="ce1" office:value-type="float" office:value="126.9822547" calcext:value-type="float">
            <text:p>126.98225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무교로 24, 1층 (무교동,임영빌딩)</text:p>
          </table:table-cell>
          <table:table-cell table:style-name="ce1" office:value-type="float" office:value="37.5680617" calcext:value-type="float">
            <text:p>37.5680617</text:p>
          </table:table-cell>
          <table:table-cell table:style-name="ce1" office:value-type="float" office:value="126.9794662" calcext:value-type="float">
            <text:p>126.97946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38, 1층 (미아동,영빌딩)</text:p>
          </table:table-cell>
          <table:table-cell table:style-name="ce1" office:value-type="float" office:value="37.6336258" calcext:value-type="float">
            <text:p>37.6336258</text:p>
          </table:table-cell>
          <table:table-cell table:style-name="ce1" office:value-type="float" office:value="127.0285183" calcext:value-type="float">
            <text:p>127.02851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193 (미아동,평강약국)</text:p>
          </table:table-cell>
          <table:table-cell table:style-name="ce1" office:value-type="float" office:value="37.6253618" calcext:value-type="float">
            <text:p>37.6253618</text:p>
          </table:table-cell>
          <table:table-cell table:style-name="ce1" office:value-type="float" office:value="127.0261298" calcext:value-type="float">
            <text:p>127.02612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177 (미아동) 108,109호</text:p>
          </table:table-cell>
          <table:table-cell table:style-name="ce1" office:value-type="float" office:value="37.6268335" calcext:value-type="float">
            <text:p>37.6268335</text:p>
          </table:table-cell>
          <table:table-cell table:style-name="ce1" office:value-type="float" office:value="127.0269077" calcext:value-type="float">
            <text:p>127.02690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마천로 43 (방이동,칠보빌딩)</text:p>
          </table:table-cell>
          <table:table-cell table:style-name="ce1" office:value-type="float" office:value="37.5089612" calcext:value-type="float">
            <text:p>37.5089612</text:p>
          </table:table-cell>
          <table:table-cell table:style-name="ce1" office:value-type="float" office:value="127.125679" calcext:value-type="float">
            <text:p>127.1256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종로구 우정국로 6, 1층 (관철동,SK텔레콤)</text:p>
          </table:table-cell>
          <table:table-cell table:style-name="ce1" office:value-type="float" office:value="37.569336" calcext:value-type="float">
            <text:p>37.569336</text:p>
          </table:table-cell>
          <table:table-cell table:style-name="ce1" office:value-type="float" office:value="126.9832235" calcext:value-type="float">
            <text:p>126.98322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은평구 통일로 750, 1층 (불광동,경일빌딩)</text:p>
          </table:table-cell>
          <table:table-cell table:style-name="ce1" office:value-type="float" office:value="37.6098232" calcext:value-type="float">
            <text:p>37.6098232</text:p>
          </table:table-cell>
          <table:table-cell table:style-name="ce1" office:value-type="float" office:value="126.9348476" calcext:value-type="float">
            <text:p>126.93484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성동구 마장로 137, 상가동 1층 115호(상왕십리동,왕십리뉴타운...</text:p>
          </table:table-cell>
          <table:table-cell table:style-name="ce1" office:value-type="float" office:value="37.5685062" calcext:value-type="float">
            <text:p>37.5685062</text:p>
          </table:table-cell>
          <table:table-cell table:style-name="ce1" office:value-type="float" office:value="127.0243682" calcext:value-type="float">
            <text:p>127.02436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서소문로 129, 1층 (서소문동,경서빌딩)</text:p>
          </table:table-cell>
          <table:table-cell table:style-name="ce1" office:value-type="float" office:value="37.5637851" calcext:value-type="float">
            <text:p>37.5637851</text:p>
          </table:table-cell>
          <table:table-cell table:style-name="ce1" office:value-type="float" office:value="126.9752754" calcext:value-type="float">
            <text:p>126.97527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한강대로 405 (봉래동2가,경부고속철도서울민자역사)</text:p>
          </table:table-cell>
          <table:table-cell table:style-name="ce1" office:value-type="float" office:value="37.555042" calcext:value-type="float">
            <text:p>37.555042</text:p>
          </table:table-cell>
          <table:table-cell table:style-name="ce1" office:value-type="float" office:value="126.9695336" calcext:value-type="float">
            <text:p>126.96953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백제고분로 377, 1층 (송파동,서봉빌딩)</text:p>
          </table:table-cell>
          <table:table-cell table:style-name="ce1" office:value-type="float" office:value="37.5113494" calcext:value-type="float">
            <text:p>37.5113494</text:p>
          </table:table-cell>
          <table:table-cell table:style-name="ce1" office:value-type="float" office:value="127.1076807" calcext:value-type="float">
            <text:p>127.10768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353, 1층 (수유동,상목빌딩)</text:p>
          </table:table-cell>
          <table:table-cell table:style-name="ce1" office:value-type="float" office:value="37.6391101" calcext:value-type="float">
            <text:p>37.6391101</text:p>
          </table:table-cell>
          <table:table-cell table:style-name="ce1" office:value-type="float" office:value="127.0264627" calcext:value-type="float">
            <text:p>127.02646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강남대로 492 (논현동)</text:p>
          </table:table-cell>
          <table:table-cell table:style-name="ce1" office:value-type="float" office:value="37.5135304" calcext:value-type="float">
            <text:p>37.5135304</text:p>
          </table:table-cell>
          <table:table-cell table:style-name="ce1" office:value-type="float" office:value="127.0315341" calcext:value-type="float">
            <text:p>127.03153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퇴계로 406 (신당동)</text:p>
          </table:table-cell>
          <table:table-cell table:style-name="ce1" office:value-type="float" office:value="37.5651745" calcext:value-type="float">
            <text:p>37.5651745</text:p>
          </table:table-cell>
          <table:table-cell table:style-name="ce1" office:value-type="float" office:value="127.0165809" calcext:value-type="float">
            <text:p>127.01658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동작구 상도로 82 (대방동,무이비엔상가) 제1층 103,104호</text:p>
          </table:table-cell>
          <table:table-cell table:style-name="ce1" office:value-type="float" office:value="37.4995144" calcext:value-type="float">
            <text:p>37.4995144</text:p>
          </table:table-cell>
          <table:table-cell table:style-name="ce1" office:value-type="float" office:value="126.9297261" calcext:value-type="float">
            <text:p>126.9297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신림로 326 (신림동,파파이스) 1층</text:p>
          </table:table-cell>
          <table:table-cell table:style-name="ce1" office:value-type="float" office:value="37.4832883" calcext:value-type="float">
            <text:p>37.4832883</text:p>
          </table:table-cell>
          <table:table-cell table:style-name="ce1" office:value-type="float" office:value="126.9299948" calcext:value-type="float">
            <text:p>126.92999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양천구 신월로 164 (신월동,승일뷰티타워) 101, 102호</text:p>
          </table:table-cell>
          <table:table-cell table:style-name="ce1" office:value-type="float" office:value="37.5176495" calcext:value-type="float">
            <text:p>37.5176495</text:p>
          </table:table-cell>
          <table:table-cell table:style-name="ce1" office:value-type="float" office:value="126.8419842" calcext:value-type="float">
            <text:p>126.84198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마포구 백범로 1, (노고산동,존스킨한의원) 1층 전체</text:p>
          </table:table-cell>
          <table:table-cell table:style-name="ce1" office:value-type="float" office:value="37.5562025" calcext:value-type="float">
            <text:p>37.5562025</text:p>
          </table:table-cell>
          <table:table-cell table:style-name="ce1" office:value-type="float" office:value="126.9427235" calcext:value-type="float">
            <text:p>126.94272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압구정로 210 (신사동,융기빌딩)</text:p>
          </table:table-cell>
          <table:table-cell table:style-name="ce1" office:value-type="float" office:value="37.5282904" calcext:value-type="float">
            <text:p>37.5282904</text:p>
          </table:table-cell>
          <table:table-cell table:style-name="ce1" office:value-type="float" office:value="127.0311599" calcext:value-type="float">
            <text:p>127.03115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다산로 119 (신당동)</text:p>
          </table:table-cell>
          <table:table-cell table:style-name="ce1" office:value-type="float" office:value="37.5546889" calcext:value-type="float">
            <text:p>37.5546889</text:p>
          </table:table-cell>
          <table:table-cell table:style-name="ce1" office:value-type="float" office:value="127.0103094" calcext:value-type="float">
            <text:p>127.01030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논현로 404 (역삼동)</text:p>
          </table:table-cell>
          <table:table-cell table:style-name="ce1" office:value-type="float" office:value="37.4961753" calcext:value-type="float">
            <text:p>37.4961753</text:p>
          </table:table-cell>
          <table:table-cell table:style-name="ce1" office:value-type="float" office:value="127.0394262" calcext:value-type="float">
            <text:p>127.03942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성동구 왕십리로 322, 1동 1층 101호 (도선동,한성아펠타워)...</text:p>
          </table:table-cell>
          <table:table-cell table:style-name="ce1" office:value-type="float" office:value="37.5624577" calcext:value-type="float">
            <text:p>37.5624577</text:p>
          </table:table-cell>
          <table:table-cell table:style-name="ce1" office:value-type="float" office:value="127.0340319" calcext:value-type="float">
            <text:p>127.03403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명동9길 31 (을지로2가,남우빌딩)</text:p>
          </table:table-cell>
          <table:table-cell table:style-name="ce1" office:value-type="float" office:value="37.5651291" calcext:value-type="float">
            <text:p>37.5651291</text:p>
          </table:table-cell>
          <table:table-cell table:style-name="ce1" office:value-type="float" office:value="126.9840848" calcext:value-type="float">
            <text:p>126.98408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올림픽로35가길 9 (신천동,푸르지오월드마크) 116호, 1...</text:p>
          </table:table-cell>
          <table:table-cell table:style-name="ce1" office:value-type="float" office:value="37.5175312" calcext:value-type="float">
            <text:p>37.5175312</text:p>
          </table:table-cell>
          <table:table-cell table:style-name="ce1" office:value-type="float" office:value="127.103575" calcext:value-type="float">
            <text:p>127.1035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종로구 종로 110 (종로3가) 1층</text:p>
          </table:table-cell>
          <table:table-cell table:style-name="ce1" office:value-type="float" office:value="37.5699484" calcext:value-type="float">
            <text:p>37.5699484</text:p>
          </table:table-cell>
          <table:table-cell table:style-name="ce1" office:value-type="float" office:value="126.9902431" calcext:value-type="float">
            <text:p>126.99024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종로구 종로 117, 1층 (종로3가)</text:p>
          </table:table-cell>
          <table:table-cell table:style-name="ce1" office:value-type="float" office:value="37.5705843" calcext:value-type="float">
            <text:p>37.5705843</text:p>
          </table:table-cell>
          <table:table-cell table:style-name="ce1" office:value-type="float" office:value="126.9906862" calcext:value-type="float">
            <text:p>126.99068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노원구 동일로204가길 34, 106동(중계동,씨앤미복합빌딩)</text:p>
          </table:table-cell>
          <table:table-cell table:style-name="ce1" office:value-type="float" office:value="37.6406859" calcext:value-type="float">
            <text:p>37.6406859</text:p>
          </table:table-cell>
          <table:table-cell table:style-name="ce1" office:value-type="float" office:value="127.0681273" calcext:value-type="float">
            <text:p>127.06812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광진구 면목로 116 (중곡동)</text:p>
          </table:table-cell>
          <table:table-cell table:style-name="ce1" office:value-type="float" office:value="37.5637991" calcext:value-type="float">
            <text:p>37.5637991</text:p>
          </table:table-cell>
          <table:table-cell table:style-name="ce1" office:value-type="float" office:value="127.0802534" calcext:value-type="float">
            <text:p>127.08025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랑구 동일로 801 (중화동,상가)</text:p>
          </table:table-cell>
          <table:table-cell table:style-name="ce1" office:value-type="float" office:value="37.601979" calcext:value-type="float">
            <text:p>37.601979</text:p>
          </table:table-cell>
          <table:table-cell table:style-name="ce1" office:value-type="float" office:value="127.0791063" calcext:value-type="float">
            <text:p>127.0791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동구 올림픽로 654, (천호동)</text:p>
          </table:table-cell>
          <table:table-cell table:style-name="ce1" office:value-type="float" office:value="37.5397815" calcext:value-type="float">
            <text:p>37.5397815</text:p>
          </table:table-cell>
          <table:table-cell table:style-name="ce1" office:value-type="float" office:value="127.1241882" calcext:value-type="float">
            <text:p>127.12418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영동대로 602 (삼성동,삼성동미켈란아파트상가) 102호</text:p>
          </table:table-cell>
          <table:table-cell table:style-name="ce1" office:value-type="float" office:value="37.5145426" calcext:value-type="float">
            <text:p>37.5145426</text:p>
          </table:table-cell>
          <table:table-cell table:style-name="ce1" office:value-type="float" office:value="127.0606852" calcext:value-type="float">
            <text:p>127.06068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성북구 동소문로 33 (동소문동4가)</text:p>
          </table:table-cell>
          <table:table-cell table:style-name="ce1" office:value-type="float" office:value="37.5901080999999" calcext:value-type="float">
            <text:p>37.5901080999999</text:p>
          </table:table-cell>
          <table:table-cell table:style-name="ce1" office:value-type="float" office:value="127.0094851" calcext:value-type="float">
            <text:p>127.00948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도곡로 405 1층 112.113호(대치동.삼환아르누보2)</text:p>
          </table:table-cell>
          <table:table-cell table:style-name="ce1" office:value-type="float" office:value="37.4973224" calcext:value-type="float">
            <text:p>37.4973224</text:p>
          </table:table-cell>
          <table:table-cell table:style-name="ce1" office:value-type="float" office:value="127.0546585" calcext:value-type="float">
            <text:p>127.05465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테헤란로 145, 2층(역삼동,우신빌딩)</text:p>
          </table:table-cell>
          <table:table-cell table:style-name="ce1" office:value-type="float" office:value="37.5006707" calcext:value-type="float">
            <text:p>37.5006707</text:p>
          </table:table-cell>
          <table:table-cell table:style-name="ce1" office:value-type="float" office:value="127.0351734" calcext:value-type="float">
            <text:p>127.03517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대문구 통일로 452 (홍제동) 1층</text:p>
          </table:table-cell>
          <table:table-cell table:style-name="ce1" office:value-type="float" office:value="37.5843111" calcext:value-type="float">
            <text:p>37.5843111</text:p>
          </table:table-cell>
          <table:table-cell table:style-name="ce1" office:value-type="float" office:value="126.9407172" calcext:value-type="float">
            <text:p>126.9407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거마로22길 49, 1동 1호(마천동,범양빌딩)</text:p>
          </table:table-cell>
          <table:table-cell table:style-name="ce1" office:value-type="float" office:value="37.4968508" calcext:value-type="float">
            <text:p>37.4968508</text:p>
          </table:table-cell>
          <table:table-cell table:style-name="ce1" office:value-type="float" office:value="127.1519742" calcext:value-type="float">
            <text:p>127.15197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314 2층</text:p>
          </table:table-cell>
          <table:table-cell table:style-name="ce1" office:value-type="float" office:value="37.6360775" calcext:value-type="float">
            <text:p>37.6360775</text:p>
          </table:table-cell>
          <table:table-cell table:style-name="ce1" office:value-type="float" office:value="127.0241549" calcext:value-type="float">
            <text:p>127.02415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거마로22길 49, 1동 1호(마천동,범양빌딩)</text:p>
          </table:table-cell>
          <table:table-cell table:style-name="ce1" office:value-type="float" office:value="37.4968508" calcext:value-type="float">
            <text:p>37.4968508</text:p>
          </table:table-cell>
          <table:table-cell table:style-name="ce1" office:value-type="float" office:value="127.1519742" calcext:value-type="float">
            <text:p>127.15197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초구 방배로 94-1 (방배동)</text:p>
          </table:table-cell>
          <table:table-cell table:style-name="ce1" office:value-type="float" office:value="37.4828494" calcext:value-type="float">
            <text:p>37.4828494</text:p>
          </table:table-cell>
          <table:table-cell table:style-name="ce1" office:value-type="float" office:value="126.9970518" calcext:value-type="float">
            <text:p>126.99705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대문구 신촌로 113 (창천동 29-75) YBM신촌어학원 1층</text:p>
          </table:table-cell>
          <table:table-cell table:style-name="ce1" office:value-type="float" office:value="37.5560339" calcext:value-type="float">
            <text:p>37.5560339</text:p>
          </table:table-cell>
          <table:table-cell table:style-name="ce1" office:value-type="float" office:value="126.9385779" calcext:value-type="float">
            <text:p>126.93857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은평구 은평로 64 (신사동,동명한의원)</text:p>
          </table:table-cell>
          <table:table-cell table:style-name="ce1" office:value-type="float" office:value="37.5986907" calcext:value-type="float">
            <text:p>37.5986907</text:p>
          </table:table-cell>
          <table:table-cell table:style-name="ce1" office:value-type="float" office:value="126.9148354" calcext:value-type="float">
            <text:p>126.91483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강남대로 532 (논현동,신성빌딩) (1층 파리바게뜨 옆,논...</text:p>
          </table:table-cell>
          <table:table-cell table:style-name="ce1" office:value-type="float" office:value="37.5104595" calcext:value-type="float">
            <text:p>37.5104595</text:p>
          </table:table-cell>
          <table:table-cell table:style-name="ce1" office:value-type="float" office:value="127.0421871" calcext:value-type="float">
            <text:p>127.04218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동구 천호대로 1027, (천호동,일동통상천호빌딩)</text:p>
          </table:table-cell>
          <table:table-cell table:style-name="ce1" office:value-type="float" office:value="37.5381679" calcext:value-type="float">
            <text:p>37.5381679</text:p>
          </table:table-cell>
          <table:table-cell table:style-name="ce1" office:value-type="float" office:value="127.1262834" calcext:value-type="float">
            <text:p>127.12628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서구 강서로 63 1층 101호(화곡동.정암빌딩)</text:p>
          </table:table-cell>
          <table:table-cell table:style-name="ce1" office:value-type="float" office:value="37.5331863" calcext:value-type="float">
            <text:p>37.5331863</text:p>
          </table:table-cell>
          <table:table-cell table:style-name="ce1" office:value-type="float" office:value="126.8455377" calcext:value-type="float">
            <text:p>126.84553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테헤란로 322, 104호 (역삼동,한신인터벨리)</text:p>
          </table:table-cell>
          <table:table-cell table:style-name="ce1" office:value-type="float" office:value="37.5033867" calcext:value-type="float">
            <text:p>37.5033867</text:p>
          </table:table-cell>
          <table:table-cell table:style-name="ce1" office:value-type="float" office:value="127.0465507" calcext:value-type="float">
            <text:p>127.0465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랑구 동일로157길 14, 1층 (묵동,정운빌딩)</text:p>
          </table:table-cell>
          <table:table-cell table:style-name="ce1" office:value-type="float" office:value="37.6099202" calcext:value-type="float">
            <text:p>37.6099202</text:p>
          </table:table-cell>
          <table:table-cell table:style-name="ce1" office:value-type="float" office:value="127.077042" calcext:value-type="float">
            <text:p>127.0770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종로구 삼일대로 391, (관철동,대명빌딩)</text:p>
          </table:table-cell>
          <table:table-cell table:style-name="ce1" office:value-type="float" office:value="37.5694408" calcext:value-type="float">
            <text:p>37.5694408</text:p>
          </table:table-cell>
          <table:table-cell table:style-name="ce1" office:value-type="float" office:value="126.9873679" calcext:value-type="float">
            <text:p>126.98736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마포구 홍익로 10, 101동 101호(서교동,서교푸르지오아파트)</text:p>
          </table:table-cell>
          <table:table-cell table:style-name="ce1" office:value-type="float" office:value="37.5613679" calcext:value-type="float">
            <text:p>37.5613679</text:p>
          </table:table-cell>
          <table:table-cell table:style-name="ce1" office:value-type="float" office:value="126.9296411" calcext:value-type="float">
            <text:p>126.9296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신림로 350, 서원프라자 1층</text:p>
          </table:table-cell>
          <table:table-cell table:style-name="ce1" office:value-type="float" office:value="37.4855177" calcext:value-type="float">
            <text:p>37.4855177</text:p>
          </table:table-cell>
          <table:table-cell table:style-name="ce1" office:value-type="float" office:value="126.9298663" calcext:value-type="float">
            <text:p>126.92986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보라매로5길 1 (봉천동) SK텔레콤 빌딩</text:p>
          </table:table-cell>
          <table:table-cell table:style-name="ce1" office:value-type="float" office:value="37.4919597" calcext:value-type="float">
            <text:p>37.4919597</text:p>
          </table:table-cell>
          <table:table-cell table:style-name="ce1" office:value-type="float" office:value="126.9260878" calcext:value-type="float">
            <text:p>126.92608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서구 강서로 254, 112호 (화곡동,우장산E-편한세상상가) 1...</text:p>
          </table:table-cell>
          <table:table-cell table:style-name="ce1" office:value-type="float" office:value="37.5483956" calcext:value-type="float">
            <text:p>37.5483956</text:p>
          </table:table-cell>
          <table:table-cell table:style-name="ce1" office:value-type="float" office:value="126.8367894" calcext:value-type="float">
            <text:p>126.83678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은평구 진관동 69-5번지, 107호(메트로프라자 1층)</text:p>
          </table:table-cell>
          <table:table-cell table:style-name="ce1" office:value-type="float" office:value="37.6385037" calcext:value-type="float">
            <text:p>37.6385037</text:p>
          </table:table-cell>
          <table:table-cell table:style-name="ce1" office:value-type="float" office:value="126.9189009" calcext:value-type="float">
            <text:p>126.91890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북구 도봉로 341 (수유동) 1층</text:p>
          </table:table-cell>
          <table:table-cell table:style-name="ce1" office:value-type="float" office:value="37.6382986" calcext:value-type="float">
            <text:p>37.6382986</text:p>
          </table:table-cell>
          <table:table-cell table:style-name="ce1" office:value-type="float" office:value="127.0255728" calcext:value-type="float">
            <text:p>127.02557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관악로 183, 1층 (봉천동,SK텔레콤빌딩)</text:p>
          </table:table-cell>
          <table:table-cell table:style-name="ce1" office:value-type="float" office:value="37.4816365" calcext:value-type="float">
            <text:p>37.4816365</text:p>
          </table:table-cell>
          <table:table-cell table:style-name="ce1" office:value-type="float" office:value="126.9524982" calcext:value-type="float">
            <text:p>126.95249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양천구 목동중앙북로 29, (목동)</text:p>
          </table:table-cell>
          <table:table-cell table:style-name="ce1" office:value-type="float" office:value="37.5482306" calcext:value-type="float">
            <text:p>37.5482306</text:p>
          </table:table-cell>
          <table:table-cell table:style-name="ce1" office:value-type="float" office:value="126.8668198" calcext:value-type="float">
            <text:p>126.86681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마포구 양화로 105 (서교동)</text:p>
          </table:table-cell>
          <table:table-cell table:style-name="ce1" office:value-type="float" office:value="37.5533761" calcext:value-type="float">
            <text:p>37.5533761</text:p>
          </table:table-cell>
          <table:table-cell table:style-name="ce1" office:value-type="float" office:value="126.9185644" calcext:value-type="float">
            <text:p>126.91856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서구 등촌로 25, (화곡동,이영준치과의원)</text:p>
          </table:table-cell>
          <table:table-cell table:style-name="ce1" office:value-type="float" office:value="37.5321203" calcext:value-type="float">
            <text:p>37.5321203</text:p>
          </table:table-cell>
          <table:table-cell table:style-name="ce1" office:value-type="float" office:value="126.8634261" calcext:value-type="float">
            <text:p>126.8634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관악구 관악로 201 (봉천동)</text:p>
          </table:table-cell>
          <table:table-cell table:style-name="ce1" office:value-type="float" office:value="37.4830893" calcext:value-type="float">
            <text:p>37.4830893</text:p>
          </table:table-cell>
          <table:table-cell table:style-name="ce1" office:value-type="float" office:value="126.9537511" calcext:value-type="float">
            <text:p>126.9537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영등포구 당산로 77 (당산동2가)</text:p>
          </table:table-cell>
          <table:table-cell table:style-name="ce1" office:value-type="float" office:value="37.5229858999999" calcext:value-type="float">
            <text:p>37.5229858999999</text:p>
          </table:table-cell>
          <table:table-cell table:style-name="ce1" office:value-type="float" office:value="126.8924033" calcext:value-type="float">
            <text:p>126.89240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광진구 자양동 227-7번지 스타시티쇼핑몰 시티존 지하1층 B105...</text:p>
          </table:table-cell>
          <table:table-cell table:style-name="ce1" office:value-type="float" office:value="37.5387444" calcext:value-type="float">
            <text:p>37.5387444</text:p>
          </table:table-cell>
          <table:table-cell table:style-name="ce1" office:value-type="float" office:value="127.0730032" calcext:value-type="float">
            <text:p>127.0730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초구 남부순환로 2606, 1층 (양재동,금정빌딩)</text:p>
          </table:table-cell>
          <table:table-cell table:style-name="ce1" office:value-type="float" office:value="37.4844903" calcext:value-type="float">
            <text:p>37.4844903</text:p>
          </table:table-cell>
          <table:table-cell table:style-name="ce1" office:value-type="float" office:value="127.0356884" calcext:value-type="float">
            <text:p>127.03568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중구 을지로2가 145번지 파인애비뉴 B동 4층</text:p>
          </table:table-cell>
          <table:table-cell table:style-name="ce1" office:value-type="float" office:value="37.5657852" calcext:value-type="float">
            <text:p>37.5657852</text:p>
          </table:table-cell>
          <table:table-cell table:style-name="ce1" office:value-type="float" office:value="126.9887184" calcext:value-type="float">
            <text:p>126.98871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서대문구 연세로 31, (창천동) (창천동)</text:p>
          </table:table-cell>
          <table:table-cell table:style-name="ce1" office:value-type="float" office:value="37.5584022" calcext:value-type="float">
            <text:p>37.5584022</text:p>
          </table:table-cell>
          <table:table-cell table:style-name="ce1" office:value-type="float" office:value="126.9367345" calcext:value-type="float">
            <text:p>126.93673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강남구 테헤란로1길 32, 1층 (역삼동,덕성빌딩)</text:p>
          </table:table-cell>
          <table:table-cell table:style-name="ce1" office:value-type="float" office:value="37.5003569" calcext:value-type="float">
            <text:p>37.5003569</text:p>
          </table:table-cell>
          <table:table-cell table:style-name="ce1" office:value-type="float" office:value="127.0274496" calcext:value-type="float">
            <text:p>127.02744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동작구 동작대로 85, (사당동,우석빌딩)</text:p>
          </table:table-cell>
          <table:table-cell table:style-name="ce1" office:value-type="float" office:value="37.4841112" calcext:value-type="float">
            <text:p>37.4841112</text:p>
          </table:table-cell>
          <table:table-cell table:style-name="ce1" office:value-type="float" office:value="126.9816042" calcext:value-type="float">
            <text:p>126.98160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광진구 광나루로56길 85 (구의동,테크노마트) 사무동 6층</text:p>
          </table:table-cell>
          <table:table-cell table:style-name="ce1" office:value-type="float" office:value="37.5351173" calcext:value-type="float">
            <text:p>37.5351173</text:p>
          </table:table-cell>
          <table:table-cell table:style-name="ce1" office:value-type="float" office:value="127.0957751" calcext:value-type="float">
            <text:p>127.09577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광진구 자양로 93 (자양동)</text:p>
          </table:table-cell>
          <table:table-cell table:style-name="ce1" office:value-type="float" office:value="37.5359422999999" calcext:value-type="float">
            <text:p>37.5359422999999</text:p>
          </table:table-cell>
          <table:table-cell table:style-name="ce1" office:value-type="float" office:value="127.0834855" calcext:value-type="float">
            <text:p>127.08348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동작구 동작대로 105 (사당동,나이키사당점) 147-99</text:p>
          </table:table-cell>
          <table:table-cell table:style-name="ce1" office:value-type="float" office:value="37.485961" calcext:value-type="float">
            <text:p>37.485961</text:p>
          </table:table-cell>
          <table:table-cell table:style-name="ce1" office:value-type="float" office:value="126.981749" calcext:value-type="float">
            <text:p>126.9817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은평구 통일로 707 (대조동,서울병원)</text:p>
          </table:table-cell>
          <table:table-cell table:style-name="ce1" office:value-type="float" office:value="37.6087723" calcext:value-type="float">
            <text:p>37.6087723</text:p>
          </table:table-cell>
          <table:table-cell table:style-name="ce1" office:value-type="float" office:value="126.9307367" calcext:value-type="float">
            <text:p>126.93073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송파구 송파대로 405 1층(석촌동.동화빌딩)</text:p>
          </table:table-cell>
          <table:table-cell table:style-name="ce1" office:value-type="float" office:value="37.5061506" calcext:value-type="float">
            <text:p>37.5061506</text:p>
          </table:table-cell>
          <table:table-cell table:style-name="ce1" office:value-type="float" office:value="127.0974959" calcext:value-type="float">
            <text:p>127.09749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구로구 구로동로 153, 1층 (구로동,이스턴프라자)</text:p>
          </table:table-cell>
          <table:table-cell table:style-name="ce1" office:value-type="float" office:value="37.4923218" calcext:value-type="float">
            <text:p>37.4923218</text:p>
          </table:table-cell>
          <table:table-cell table:style-name="ce1" office:value-type="float" office:value="126.8834185" calcext:value-type="float">
            <text:p>126.88341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 동작구 노량진로 144, 1층 (노량진동,정아빌딩) 동쪽코너</text:p>
          </table:table-cell>
          <table:table-cell table:style-name="ce1" office:value-type="float" office:value="37.5133881" calcext:value-type="float">
            <text:p>37.5133881</text:p>
          </table:table-cell>
          <table:table-cell table:style-name="ce1" office:value-type="float" office:value="126.9418517" calcext:value-type="float">
            <text:p>126.94185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송도국제대로 157, 1층 (송도동,송도오네스타) 107,1...</text:p>
          </table:table-cell>
          <table:table-cell table:style-name="ce1" office:value-type="float" office:value="37.3810254" calcext:value-type="float">
            <text:p>37.3810254</text:p>
          </table:table-cell>
          <table:table-cell table:style-name="ce1" office:value-type="float" office:value="126.6565507" calcext:value-type="float">
            <text:p>126.6565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연수구 독배로40번길 43, 1호 (옥련동,신송빌딩)</text:p>
          </table:table-cell>
          <table:table-cell table:style-name="ce1" office:value-type="float" office:value="37.4245839" calcext:value-type="float">
            <text:p>37.4245839</text:p>
          </table:table-cell>
          <table:table-cell table:style-name="ce1" office:value-type="float" office:value="126.6472261" calcext:value-type="float">
            <text:p>126.6472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파주시 문산읍 사임당로 116 ()</text:p>
          </table:table-cell>
          <table:table-cell table:style-name="ce1" office:value-type="float" office:value="37.8651057" calcext:value-type="float">
            <text:p>37.8651057</text:p>
          </table:table-cell>
          <table:table-cell table:style-name="ce1" office:value-type="float" office:value="126.8046872" calcext:value-type="float">
            <text:p>126.80468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파주시 문산읍 사임당로 116 ()</text:p>
          </table:table-cell>
          <table:table-cell table:style-name="ce1" office:value-type="float" office:value="37.8651057" calcext:value-type="float">
            <text:p>37.8651057</text:p>
          </table:table-cell>
          <table:table-cell table:style-name="ce1" office:value-type="float" office:value="126.8046872" calcext:value-type="float">
            <text:p>126.80468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김포한강11로 288-32 (운양동.와이지개발)113호</text:p>
          </table:table-cell>
          <table:table-cell table:style-name="ce1" office:value-type="float" office:value="37.6644235" calcext:value-type="float">
            <text:p>37.6644235</text:p>
          </table:table-cell>
          <table:table-cell table:style-name="ce1" office:value-type="float" office:value="126.6752662" calcext:value-type="float">
            <text:p>126.67526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김포시 김포한강11로 288-32 (운양동.와이지개발)113호</text:p>
          </table:table-cell>
          <table:table-cell table:style-name="ce1" office:value-type="float" office:value="37.6644235" calcext:value-type="float">
            <text:p>37.6644235</text:p>
          </table:table-cell>
          <table:table-cell table:style-name="ce1" office:value-type="float" office:value="126.6752662" calcext:value-type="float">
            <text:p>126.67526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고양시 덕양구 화신로260번길 41 (화정동,동성골드프라자)101호...</text:p>
          </table:table-cell>
          <table:table-cell table:style-name="ce1" office:value-type="float" office:value="37.6325519" calcext:value-type="float">
            <text:p>37.6325519</text:p>
          </table:table-cell>
          <table:table-cell table:style-name="ce1" office:value-type="float" office:value="126.8328707" calcext:value-type="float">
            <text:p>126.83287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경기 의정부시 평화로 635 (의정부동,의정부미림프라자) 107,108호...</text:p>
          </table:table-cell>
          <table:table-cell table:style-name="ce1" office:value-type="float" office:value="37.7285167" calcext:value-type="float">
            <text:p>37.7285167</text:p>
          </table:table-cell>
          <table:table-cell table:style-name="ce1" office:value-type="float" office:value="127.0459219" calcext:value-type="float">
            <text:p>127.04592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 서구 검단로 480, 1층 109. 110호 (왕길동,검단리치웰프라...</text:p>
          </table:table-cell>
          <table:table-cell table:style-name="ce1" office:value-type="float" office:value="37.5890784" calcext:value-type="float">
            <text:p>37.5890784</text:p>
          </table:table-cell>
          <table:table-cell table:style-name="ce1" office:value-type="float" office:value="126.6471738" calcext:value-type="float">
            <text:p>126.647173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ehdwkr&amp;page=1&amp;s_region1=&amp;s_region2=&amp;keyword=" xlink:type="simple">동작노인종합복지관</text:a></text:p>
          </table:table-cell>
          <table:table-cell table:style-name="ce6" office:value-type="float" office:value="37.500362" calcext:value-type="float">
            <text:p>37.500362</text:p>
          </table:table-cell>
          <table:table-cell table:style-name="ce6" office:value-type="float" office:value="126.9291703" calcext:value-type="float">
            <text:p>126.929170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dnjsrhkd&amp;page=1&amp;s_region1=&amp;s_region2=&amp;keyword=" xlink:type="simple">유린원광종합사회복지관</text:a></text:p>
          </table:table-cell>
          <table:table-cell table:style-name="ce6" office:value-type="float" office:value="37.6041626" calcext:value-type="float">
            <text:p>37.6041626</text:p>
          </table:table-cell>
          <table:table-cell table:style-name="ce6" office:value-type="float" office:value="127.096064" calcext:value-type="float">
            <text:p>127.09606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emdchs1&amp;page=1&amp;s_region1=&amp;s_region2=&amp;keyword=" xlink:type="simple">등촌1종합사회복지관</text:a></text:p>
          </table:table-cell>
          <table:table-cell table:style-name="ce6" office:value-type="float" office:value="37.564004" calcext:value-type="float">
            <text:p>37.564004</text:p>
          </table:table-cell>
          <table:table-cell table:style-name="ce6" office:value-type="float" office:value="126.8423724" calcext:value-type="float">
            <text:p>126.842372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ict_0004&amp;page=1&amp;s_region1=&amp;s_region2=&amp;keyword=" xlink:type="simple">구로노인종합복지관</text:a></text:p>
          </table:table-cell>
          <table:table-cell table:style-name="ce6" office:value-type="float" office:value="37.5051796" calcext:value-type="float">
            <text:p>37.5051796</text:p>
          </table:table-cell>
          <table:table-cell table:style-name="ce6" office:value-type="float" office:value="126.8906187" calcext:value-type="float">
            <text:p>126.890618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s0615&amp;page=1&amp;s_region1=&amp;s_region2=&amp;keyword=" xlink:type="simple">노원1종합사회복지관</text:a></text:p>
          </table:table-cell>
          <table:table-cell table:style-name="ce6" office:value-type="float" office:value="37.6300007" calcext:value-type="float">
            <text:p>37.6300007</text:p>
          </table:table-cell>
          <table:table-cell table:style-name="ce6" office:value-type="float" office:value="127.0600986" calcext:value-type="float">
            <text:p>127.060098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gamman&amp;page=1&amp;s_region1=&amp;s_region2=&amp;keyword=" xlink:type="simple">감만종합사회복지관</text:a></text:p>
          </table:table-cell>
          <table:table-cell table:style-name="ce6" office:value-type="float" office:value="35.1184716" calcext:value-type="float">
            <text:p>35.1184716</text:p>
          </table:table-cell>
          <table:table-cell table:style-name="ce6" office:value-type="float" office:value="129.0813587" calcext:value-type="float">
            <text:p>129.081358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s002&amp;page=1&amp;s_region1=&amp;s_region2=&amp;keyword=" xlink:type="simple">부산광역시장노년일자리지원센터</text:a></text:p>
          </table:table-cell>
          <table:table-cell table:style-name="ce6" office:value-type="float" office:value="35.1874393" calcext:value-type="float">
            <text:p>35.1874393</text:p>
          </table:table-cell>
          <table:table-cell table:style-name="ce6" office:value-type="float" office:value="129.0724586" calcext:value-type="float">
            <text:p>129.072458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dg05020&amp;page=1&amp;s_region1=&amp;s_region2=&amp;keyword=" xlink:type="simple">(사)한국복지정보통신협의회 대구경북지부</text:a></text:p>
          </table:table-cell>
          <table:table-cell table:style-name="ce6" office:value-type="float" office:value="35.8875531" calcext:value-type="float">
            <text:p>35.8875531</text:p>
          </table:table-cell>
          <table:table-cell table:style-name="ce6" office:value-type="float" office:value="128.6251337" calcext:value-type="float">
            <text:p>128.62513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buk04005&amp;page=1&amp;s_region1=&amp;s_region2=&amp;keyword=" xlink:type="simple">(사)한국고령자정보화교육협의회 대구지부</text:a></text:p>
          </table:table-cell>
          <table:table-cell table:style-name="ce6" office:value-type="float" office:value="35.8714354" calcext:value-type="float">
            <text:p>35.8714354</text:p>
          </table:table-cell>
          <table:table-cell table:style-name="ce6" office:value-type="float" office:value="128.601445" calcext:value-type="float">
            <text:p>128.6014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ic_manwel&amp;page=1&amp;s_region1=&amp;s_region2=&amp;keyword=" xlink:type="simple">만월종합사회복지관</text:a></text:p>
          </table:table-cell>
          <table:table-cell table:style-name="ce6" office:value-type="float" office:value="37.4635746" calcext:value-type="float">
            <text:p>37.4635746</text:p>
          </table:table-cell>
          <table:table-cell table:style-name="ce6" office:value-type="float" office:value="126.7255996" calcext:value-type="float">
            <text:p>126.725599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cicyh&amp;page=1&amp;s_region1=&amp;s_region2=&amp;keyword=" xlink:type="simple">인천광역시서구연희노인문화센터</text:a></text:p>
          </table:table-cell>
          <table:table-cell table:style-name="ce6" office:value-type="float" office:value="37.5461861" calcext:value-type="float">
            <text:p>37.5461861</text:p>
          </table:table-cell>
          <table:table-cell table:style-name="ce6" office:value-type="float" office:value="126.6718733" calcext:value-type="float">
            <text:p>126.67187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kj05001&amp;page=1&amp;s_region1=&amp;s_region2=&amp;keyword=" xlink:type="simple">광주공원노인복지관</text:a></text:p>
          </table:table-cell>
          <table:table-cell table:style-name="ce6" office:value-type="float" office:value="35.14747" calcext:value-type="float">
            <text:p>35.14747</text:p>
          </table:table-cell>
          <table:table-cell table:style-name="ce6" office:value-type="float" office:value="126.9079694" calcext:value-type="float">
            <text:p>126.907969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ch04008&amp;page=2&amp;s_region1=&amp;s_region2=&amp;keyword=" xlink:type="simple">한국복지정보통신협의회 대전충남</text:a></text:p>
          </table:table-cell>
          <table:table-cell table:style-name="ce6" office:value-type="float" office:value="36.3842187" calcext:value-type="float">
            <text:p>36.3842187</text:p>
          </table:table-cell>
          <table:table-cell table:style-name="ce6" office:value-type="float" office:value="127.3619041" calcext:value-type="float">
            <text:p>127.361904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p_ul02&amp;page=2&amp;s_region1=&amp;s_region2=&amp;keyword=" xlink:type="simple">문수실버복지관</text:a></text:p>
          </table:table-cell>
          <table:table-cell table:style-name="ce6" office:value-type="float" office:value="35.5352657" calcext:value-type="float">
            <text:p>35.5352657</text:p>
          </table:table-cell>
          <table:table-cell table:style-name="ce6" office:value-type="float" office:value="129.2508375" calcext:value-type="float">
            <text:p>129.25083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_gg17_002&amp;page=2&amp;s_region1=&amp;s_region2=&amp;keyword=" xlink:type="simple">청솔종합사회복지관</text:a></text:p>
          </table:table-cell>
          <table:table-cell table:style-name="ce6" office:value-type="float" office:value="37.3539901" calcext:value-type="float">
            <text:p>37.3539901</text:p>
          </table:table-cell>
          <table:table-cell table:style-name="ce6" office:value-type="float" office:value="127.1110002" calcext:value-type="float">
            <text:p>127.111000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kk05013&amp;page=2&amp;s_region1=&amp;s_region2=&amp;keyword=" xlink:type="simple">안성종합사회복지관</text:a></text:p>
          </table:table-cell>
          <table:table-cell table:style-name="ce6" office:value-type="float" office:value="37.0090884" calcext:value-type="float">
            <text:p>37.0090884</text:p>
          </table:table-cell>
          <table:table-cell table:style-name="ce6" office:value-type="float" office:value="127.2748592" calcext:value-type="float">
            <text:p>127.274859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150301&amp;page=2&amp;s_region1=&amp;s_region2=&amp;keyword=" xlink:type="simple">이천시노인종합복지관</text:a></text:p>
          </table:table-cell>
          <table:table-cell table:style-name="ce6" office:value-type="float" office:value="37.2780008" calcext:value-type="float">
            <text:p>37.2780008</text:p>
          </table:table-cell>
          <table:table-cell table:style-name="ce6" office:value-type="float" office:value="127.4410298" calcext:value-type="float">
            <text:p>127.441029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013&amp;page=2&amp;s_region1=&amp;s_region2=&amp;keyword=" xlink:type="simple">해피누리노인복지관</text:a></text:p>
          </table:table-cell>
          <table:table-cell table:style-name="ce6" office:value-type="float" office:value="37.6587668" calcext:value-type="float">
            <text:p>37.6587668</text:p>
          </table:table-cell>
          <table:table-cell table:style-name="ce6" office:value-type="float" office:value="127.2423728" calcext:value-type="float">
            <text:p>127.242372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won04003&amp;page=2&amp;s_region1=&amp;s_region2=&amp;keyword=" xlink:type="simple">한국복지정보통신협의회 강원지부</text:a></text:p>
          </table:table-cell>
          <table:table-cell table:style-name="ce6" office:value-type="float" office:value="37.5371364" calcext:value-type="float">
            <text:p>37.5371364</text:p>
          </table:table-cell>
          <table:table-cell table:style-name="ce6" office:value-type="float" office:value="127.0887607" calcext:value-type="float">
            <text:p>127.088760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gw200&amp;page=2&amp;s_region1=&amp;s_region2=&amp;keyword=" xlink:type="simple">양양군노인복지관</text:a></text:p>
          </table:table-cell>
          <table:table-cell table:style-name="ce6" office:value-type="float" office:value="38.0765588" calcext:value-type="float">
            <text:p>38.0765588</text:p>
          </table:table-cell>
          <table:table-cell table:style-name="ce6" office:value-type="float" office:value="128.6267382" calcext:value-type="float">
            <text:p>128.62673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012&amp;page=2&amp;s_region1=&amp;s_region2=&amp;keyword=" xlink:type="simple">영동군노인복지관</text:a></text:p>
          </table:table-cell>
          <table:table-cell table:style-name="ce6" office:value-type="float" office:value="36.1923915" calcext:value-type="float">
            <text:p>36.1923915</text:p>
          </table:table-cell>
          <table:table-cell table:style-name="ce6" office:value-type="float" office:value="127.758037" calcext:value-type="float">
            <text:p>127.7580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a130315&amp;page=2&amp;s_region1=&amp;s_region2=&amp;keyword=" xlink:type="simple">계룡시노인복지관</text:a></text:p>
          </table:table-cell>
          <table:table-cell table:style-name="ce6" office:value-type="float" office:value="36.2722651" calcext:value-type="float">
            <text:p>36.2722651</text:p>
          </table:table-cell>
          <table:table-cell table:style-name="ce6" office:value-type="float" office:value="127.2590886" calcext:value-type="float">
            <text:p>127.259088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a_ch04007&amp;page=3&amp;s_region1=&amp;s_region2=&amp;keyword=" xlink:type="simple">공주대학교 공과대학</text:a></text:p>
          </table:table-cell>
          <table:table-cell table:style-name="ce6" office:value-type="float" office:value="36.4689824" calcext:value-type="float">
            <text:p>36.4689824</text:p>
          </table:table-cell>
          <table:table-cell table:style-name="ce6" office:value-type="float" office:value="127.1399993" calcext:value-type="float">
            <text:p>127.13999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kumkang&amp;page=3&amp;s_region1=&amp;s_region2=&amp;keyword=" xlink:type="simple">금강노인복지관</text:a></text:p>
          </table:table-cell>
          <table:table-cell table:style-name="ce6" office:value-type="float" office:value="35.9805527" calcext:value-type="float">
            <text:p>35.9805527</text:p>
          </table:table-cell>
          <table:table-cell table:style-name="ce6" office:value-type="float" office:value="126.7506859" calcext:value-type="float">
            <text:p>126.750685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jeo04008&amp;page=3&amp;s_region1=&amp;s_region2=&amp;keyword=" xlink:type="simple">금암노인복지관</text:a></text:p>
          </table:table-cell>
          <table:table-cell table:style-name="ce6" office:value-type="float" office:value="35.8432558" calcext:value-type="float">
            <text:p>35.8432558</text:p>
          </table:table-cell>
          <table:table-cell table:style-name="ce6" office:value-type="float" office:value="127.137293" calcext:value-type="float">
            <text:p>127.1372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nam04007&amp;page=3&amp;s_region1=&amp;s_region2=&amp;keyword=" xlink:type="simple">한국복지정보통신협의회 목포지회</text:a></text:p>
          </table:table-cell>
          <table:table-cell table:style-name="ce6" office:value-type="float" office:value="37.5371364" calcext:value-type="float">
            <text:p>37.5371364</text:p>
          </table:table-cell>
          <table:table-cell table:style-name="ce6" office:value-type="float" office:value="127.0887607" calcext:value-type="float">
            <text:p>127.088760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nam04008&amp;page=3&amp;s_region1=&amp;s_region2=&amp;keyword=" xlink:type="simple">한국복지정보통신협의회 순천지회</text:a></text:p>
          </table:table-cell>
          <table:table-cell table:style-name="ce6" office:value-type="float" office:value="34.950637" calcext:value-type="float">
            <text:p>34.950637</text:p>
          </table:table-cell>
          <table:table-cell table:style-name="ce6" office:value-type="float" office:value="127.4872135" calcext:value-type="float">
            <text:p>127.487213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gb_go201601&amp;page=3&amp;s_region1=&amp;s_region2=&amp;keyword=" xlink:type="simple">구미상록학교</text:a></text:p>
          </table:table-cell>
          <table:table-cell table:style-name="ce6" office:value-type="float" office:value="36.1214261" calcext:value-type="float">
            <text:p>36.1214261</text:p>
          </table:table-cell>
          <table:table-cell table:style-name="ce6" office:value-type="float" office:value="128.3408667" calcext:value-type="float">
            <text:p>128.340866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015&amp;page=3&amp;s_region1=&amp;s_region2=&amp;keyword=" xlink:type="simple">대한노인회 김천시지회</text:a></text:p>
          </table:table-cell>
          <table:table-cell table:style-name="ce6" office:value-type="float" office:value="36.1240569" calcext:value-type="float">
            <text:p>36.1240569</text:p>
          </table:table-cell>
          <table:table-cell table:style-name="ce6" office:value-type="float" office:value="128.118571" calcext:value-type="float">
            <text:p>128.11857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bu04010&amp;page=3&amp;s_region1=&amp;s_region2=&amp;keyword=" xlink:type="simple">한국복지정보통신협의회 경남지부</text:a></text:p>
          </table:table-cell>
          <table:table-cell table:style-name="ce6" office:value-type="float" office:value="35.1836872" calcext:value-type="float">
            <text:p>35.1836872</text:p>
          </table:table-cell>
          <table:table-cell table:style-name="ce6" office:value-type="float" office:value="128.1160837" calcext:value-type="float">
            <text:p>128.11608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b014&amp;page=3&amp;s_region1=&amp;s_region2=&amp;keyword=" xlink:type="simple">거제시종합사회복지관</text:a></text:p>
          </table:table-cell>
          <table:table-cell table:style-name="ce6" office:value-type="float" office:value="34.8691111" calcext:value-type="float">
            <text:p>34.8691111</text:p>
          </table:table-cell>
          <table:table-cell table:style-name="ce6" office:value-type="float" office:value="128.64644" calcext:value-type="float">
            <text:p>128.6464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6168263150&amp;page=3&amp;s_region1=&amp;s_region2=&amp;keyword=" xlink:type="simple">제주특별자치도노인복지관</text:a></text:p>
          </table:table-cell>
          <table:table-cell table:style-name="ce6" office:value-type="float" office:value="33.4809318" calcext:value-type="float">
            <text:p>33.4809318</text:p>
          </table:table-cell>
          <table:table-cell table:style-name="ce6" office:value-type="float" office:value="126.4828701" calcext:value-type="float">
            <text:p>126.48287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s://www.itstudy.or.kr/aged/education/EduList.asp?co_id=m_jj0650&amp;page=3&amp;s_region1=&amp;s_region2=&amp;keyword=" xlink:type="simple">제주화북3단지관리소</text:a></text:p>
          </table:table-cell>
          <table:table-cell table:style-name="ce6" office:value-type="float" office:value="33.519802" calcext:value-type="float">
            <text:p>33.519802</text:p>
          </table:table-cell>
          <table:table-cell table:style-name="ce6" office:value-type="float" office:value="126.5776759" calcext:value-type="float">
            <text:p>126.57767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서울노인복지센터</text:p>
          </table:table-cell>
          <table:table-cell table:style-name="ce1" office:value-type="float" office:value="37.5759338" calcext:value-type="float">
            <text:p>37.5759338</text:p>
          </table:table-cell>
          <table:table-cell table:style-name="ce1" office:value-type="float" office:value="126.986108" calcext:value-type="float">
            <text:p>126.986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종로종합사회복지관</text:p>
          </table:table-cell>
          <table:table-cell table:style-name="ce1" office:value-type="float" office:value="37.5772841" calcext:value-type="float">
            <text:p>37.5772841</text:p>
          </table:table-cell>
          <table:table-cell table:style-name="ce1" office:value-type="float" office:value="127.0124103" calcext:value-type="float">
            <text:p>127.0124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역삼노인복지센터</text:p>
          </table:table-cell>
          <table:table-cell table:style-name="ce1" office:value-type="float" office:value="37.4944941" calcext:value-type="float">
            <text:p>37.4944941</text:p>
          </table:table-cell>
          <table:table-cell table:style-name="ce1" office:value-type="float" office:value="127.0418244" calcext:value-type="float">
            <text:p>127.04182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의왕시청</text:p>
          </table:table-cell>
          <table:table-cell table:style-name="ce1" office:value-type="float" office:value="37.3447006" calcext:value-type="float">
            <text:p>37.3447006</text:p>
          </table:table-cell>
          <table:table-cell table:style-name="ce1" office:value-type="float" office:value="126.96831" calcext:value-type="float">
            <text:p>126.968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수원시청</text:p>
          </table:table-cell>
          <table:table-cell table:style-name="ce1" office:value-type="float" office:value="37.2634061" calcext:value-type="float">
            <text:p>37.2634061</text:p>
          </table:table-cell>
          <table:table-cell table:style-name="ce1" office:value-type="float" office:value="127.0285841" calcext:value-type="float">
            <text:p>127.02858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오산시청</text:p>
          </table:table-cell>
          <table:table-cell table:style-name="ce1" office:value-type="float" office:value="37.1498279" calcext:value-type="float">
            <text:p>37.1498279</text:p>
          </table:table-cell>
          <table:table-cell table:style-name="ce1" office:value-type="float" office:value="127.0774713" calcext:value-type="float">
            <text:p>127.07747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시노인복지관</text:p>
          </table:table-cell>
          <table:table-cell table:style-name="ce1" office:value-type="float" office:value="37.4168414" calcext:value-type="float">
            <text:p>37.4168414</text:p>
          </table:table-cell>
          <table:table-cell table:style-name="ce1" office:value-type="float" office:value="127.2499206" calcext:value-type="float">
            <text:p>127.2499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화성봉담노인복지센터</text:p>
          </table:table-cell>
          <table:table-cell table:style-name="ce1" office:value-type="float" office:value="37.1876371" calcext:value-type="float">
            <text:p>37.1876371</text:p>
          </table:table-cell>
          <table:table-cell table:style-name="ce1" office:value-type="float" office:value="126.9290492" calcext:value-type="float">
            <text:p>126.92904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분당노인복지관</text:p>
          </table:table-cell>
          <table:table-cell table:style-name="ce1" office:value-type="float" office:value="37.3586744" calcext:value-type="float">
            <text:p>37.3586744</text:p>
          </table:table-cell>
          <table:table-cell table:style-name="ce1" office:value-type="float" office:value="127.1124419" calcext:value-type="float">
            <text:p>127.11244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안산상록구노인복지관</text:p>
          </table:table-cell>
          <table:table-cell table:style-name="ce1" office:value-type="float" office:value="37.3184373" calcext:value-type="float">
            <text:p>37.3184373</text:p>
          </table:table-cell>
          <table:table-cell table:style-name="ce1" office:value-type="float" office:value="126.8442993" calcext:value-type="float">
            <text:p>126.8442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고양백석도서관</text:p>
          </table:table-cell>
          <table:table-cell table:style-name="ce1" office:value-type="float" office:value="37.6471328" calcext:value-type="float">
            <text:p>37.6471328</text:p>
          </table:table-cell>
          <table:table-cell table:style-name="ce1" office:value-type="float" office:value="126.7935686" calcext:value-type="float">
            <text:p>126.7935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중구청</text:p>
          </table:table-cell>
          <table:table-cell table:style-name="ce1" office:value-type="float" office:value="36.3255706" calcext:value-type="float">
            <text:p>36.3255706</text:p>
          </table:table-cell>
          <table:table-cell table:style-name="ce1" office:value-type="float" office:value="127.4213488" calcext:value-type="float">
            <text:p>127.42134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동구청</text:p>
          </table:table-cell>
          <table:table-cell table:style-name="ce1" office:value-type="float" office:value="36.3118501" calcext:value-type="float">
            <text:p>36.3118501</text:p>
          </table:table-cell>
          <table:table-cell table:style-name="ce1" office:value-type="float" office:value="127.4548274" calcext:value-type="float">
            <text:p>127.45482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대덕구청</text:p>
          </table:table-cell>
          <table:table-cell table:style-name="ce1" office:value-type="float" office:value="36.346729" calcext:value-type="float">
            <text:p>36.346729</text:p>
          </table:table-cell>
          <table:table-cell table:style-name="ce1" office:value-type="float" office:value="127.4148193" calcext:value-type="float">
            <text:p>127.41481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아산시청</text:p>
          </table:table-cell>
          <table:table-cell table:style-name="ce1" office:value-type="float" office:value="36.7898211" calcext:value-type="float">
            <text:p>36.7898211</text:p>
          </table:table-cell>
          <table:table-cell table:style-name="ce1" office:value-type="float" office:value="127.0025933" calcext:value-type="float">
            <text:p>127.00259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전시노인복지관</text:p>
          </table:table-cell>
          <table:table-cell table:style-name="ce1" office:value-type="float" office:value="36.320632" calcext:value-type="float">
            <text:p>36.320632</text:p>
          </table:table-cell>
          <table:table-cell table:style-name="ce1" office:value-type="float" office:value="127.421045" calcext:value-type="float">
            <text:p>127.4210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세종중촌사회복지관</text:p>
          </table:table-cell>
          <table:table-cell table:style-name="ce1" office:value-type="float" office:value="36.3443298" calcext:value-type="float">
            <text:p>36.3443298</text:p>
          </table:table-cell>
          <table:table-cell table:style-name="ce1" office:value-type="float" office:value="127.4103782" calcext:value-type="float">
            <text:p>127.41037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계룡시노인복지관</text:p>
          </table:table-cell>
          <table:table-cell table:style-name="ce1" office:value-type="float" office:value="36.2722651" calcext:value-type="float">
            <text:p>36.2722651</text:p>
          </table:table-cell>
          <table:table-cell table:style-name="ce1" office:value-type="float" office:value="127.2590886" calcext:value-type="float">
            <text:p>127.25908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천안시노인복지관</text:p>
          </table:table-cell>
          <table:table-cell table:style-name="ce1" office:value-type="float" office:value="36.8044358" calcext:value-type="float">
            <text:p>36.8044358</text:p>
          </table:table-cell>
          <table:table-cell table:style-name="ce1" office:value-type="float" office:value="127.129115" calcext:value-type="float">
            <text:p>127.1291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오송종합복지관</text:p>
          </table:table-cell>
          <table:table-cell table:style-name="ce1" office:value-type="float" office:value="36.635269" calcext:value-type="float">
            <text:p>36.635269</text:p>
          </table:table-cell>
          <table:table-cell table:style-name="ce1" office:value-type="float" office:value="127.3231182" calcext:value-type="float">
            <text:p>127.32311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청주시노인복지관</text:p>
          </table:table-cell>
          <table:table-cell table:style-name="ce1" office:value-type="float" office:value="36.6410129" calcext:value-type="float">
            <text:p>36.6410129</text:p>
          </table:table-cell>
          <table:table-cell table:style-name="ce1" office:value-type="float" office:value="127.4928269" calcext:value-type="float">
            <text:p>127.49282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충청북도노인복지관</text:p>
          </table:table-cell>
          <table:table-cell table:style-name="ce1" office:value-type="float" office:value="36.6397222" calcext:value-type="float">
            <text:p>36.6397222</text:p>
          </table:table-cell>
          <table:table-cell table:style-name="ce1" office:value-type="float" office:value="127.4741667" calcext:value-type="float">
            <text:p>127.4741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빛고을노인복지관</text:p>
          </table:table-cell>
          <table:table-cell table:style-name="ce1" office:value-type="float" office:value="35.0998032" calcext:value-type="float">
            <text:p>35.0998032</text:p>
          </table:table-cell>
          <table:table-cell table:style-name="ce1" office:value-type="float" office:value="126.8967651" calcext:value-type="float">
            <text:p>126.8967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효령노인타운</text:p>
          </table:table-cell>
          <table:table-cell table:style-name="ce1" office:value-type="float" office:value="35.2406041" calcext:value-type="float">
            <text:p>35.2406041</text:p>
          </table:table-cell>
          <table:table-cell table:style-name="ce1" office:value-type="float" office:value="126.9119808" calcext:value-type="float">
            <text:p>126.91198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광주서구청</text:p>
          </table:table-cell>
          <table:table-cell table:style-name="ce1" office:value-type="float" office:value="35.1522708" calcext:value-type="float">
            <text:p>35.1522708</text:p>
          </table:table-cell>
          <table:table-cell table:style-name="ce1" office:value-type="float" office:value="126.8896243" calcext:value-type="float">
            <text:p>126.88962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주선너머복지관</text:p>
          </table:table-cell>
          <table:table-cell table:style-name="ce1" office:value-type="float" office:value="35.8154412" calcext:value-type="float">
            <text:p>35.8154412</text:p>
          </table:table-cell>
          <table:table-cell table:style-name="ce1" office:value-type="float" office:value="127.1305638" calcext:value-type="float">
            <text:p>127.13056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전주꽃밭정이복지관</text:p>
          </table:table-cell>
          <table:table-cell table:style-name="ce1" office:value-type="float" office:value="35.7914421" calcext:value-type="float">
            <text:p>35.7914421</text:p>
          </table:table-cell>
          <table:table-cell table:style-name="ce1" office:value-type="float" office:value="127.1340891" calcext:value-type="float">
            <text:p>127.13408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익산시황등복지관</text:p>
          </table:table-cell>
          <table:table-cell table:style-name="ce1" office:value-type="float" office:value="35.9570349" calcext:value-type="float">
            <text:p>35.9570349</text:p>
          </table:table-cell>
          <table:table-cell table:style-name="ce1" office:value-type="float" office:value="126.9459052" calcext:value-type="float">
            <text:p>126.94590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익산시남부권복지관</text:p>
          </table:table-cell>
          <table:table-cell table:style-name="ce1" office:value-type="float" office:value="35.9482858" calcext:value-type="float">
            <text:p>35.9482858</text:p>
          </table:table-cell>
          <table:table-cell table:style-name="ce1" office:value-type="float" office:value="126.9575991" calcext:value-type="float">
            <text:p>126.95759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목포이랜드복지관</text:p>
          </table:table-cell>
          <table:table-cell table:style-name="ce1" office:value-type="float" office:value="34.8017901" calcext:value-type="float">
            <text:p>34.8017901</text:p>
          </table:table-cell>
          <table:table-cell table:style-name="ce1" office:value-type="float" office:value="126.3992122" calcext:value-type="float">
            <text:p>126.3992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하당이랜드복지관</text:p>
          </table:table-cell>
          <table:table-cell table:style-name="ce1" office:value-type="float" office:value="34.799859" calcext:value-type="float">
            <text:p>34.799859</text:p>
          </table:table-cell>
          <table:table-cell table:style-name="ce1" office:value-type="float" office:value="126.41904" calcext:value-type="float">
            <text:p>126.419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김제시노인복지관</text:p>
          </table:table-cell>
          <table:table-cell table:style-name="ce1" office:value-type="float" office:value="35.8467424" calcext:value-type="float">
            <text:p>35.8467424</text:p>
          </table:table-cell>
          <table:table-cell table:style-name="ce1" office:value-type="float" office:value="126.932576" calcext:value-type="float">
            <text:p>126.9325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진구청</text:p>
          </table:table-cell>
          <table:table-cell table:style-name="ce1" office:value-type="float" office:value="35.1631475999999" calcext:value-type="float">
            <text:p>35.1631475999999</text:p>
          </table:table-cell>
          <table:table-cell table:style-name="ce1" office:value-type="float" office:value="129.0530152" calcext:value-type="float">
            <text:p>129.05301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사하사랑채복지관</text:p>
          </table:table-cell>
          <table:table-cell table:style-name="ce1" office:value-type="float" office:value="35.1030193" calcext:value-type="float">
            <text:p>35.1030193</text:p>
          </table:table-cell>
          <table:table-cell table:style-name="ce1" office:value-type="float" office:value="128.9987411" calcext:value-type="float">
            <text:p>128.99874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장애인재활협회</text:p>
          </table:table-cell>
          <table:table-cell table:style-name="ce1" office:value-type="float" office:value="35.1248996" calcext:value-type="float">
            <text:p>35.1248996</text:p>
          </table:table-cell>
          <table:table-cell table:style-name="ce1" office:value-type="float" office:value="129.0439135" calcext:value-type="float">
            <text:p>129.04391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여성인력개발센터</text:p>
          </table:table-cell>
          <table:table-cell table:style-name="ce1" office:value-type="float" office:value="35.1614858" calcext:value-type="float">
            <text:p>35.1614858</text:p>
          </table:table-cell>
          <table:table-cell table:style-name="ce1" office:value-type="float" office:value="129.1544097" calcext:value-type="float">
            <text:p>129.15440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부산서구노인복지관</text:p>
          </table:table-cell>
          <table:table-cell table:style-name="ce1" office:value-type="float" office:value="35.0731771" calcext:value-type="float">
            <text:p>35.0731771</text:p>
          </table:table-cell>
          <table:table-cell table:style-name="ce1" office:value-type="float" office:value="129.0143446" calcext:value-type="float">
            <text:p>129.01434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수성구청</text:p>
          </table:table-cell>
          <table:table-cell table:style-name="ce1" office:value-type="float" office:value="35.8581602" calcext:value-type="float">
            <text:p>35.8581602</text:p>
          </table:table-cell>
          <table:table-cell table:style-name="ce1" office:value-type="float" office:value="128.6306367" calcext:value-type="float">
            <text:p>128.63063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중구청</text:p>
          </table:table-cell>
          <table:table-cell table:style-name="ce1" office:value-type="float" office:value="35.8693251" calcext:value-type="float">
            <text:p>35.8693251</text:p>
          </table:table-cell>
          <table:table-cell table:style-name="ce1" office:value-type="float" office:value="128.6061943" calcext:value-type="float">
            <text:p>128.60619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성소노인복지관</text:p>
          </table:table-cell>
          <table:table-cell table:style-name="ce1" office:value-type="float" office:value="35.8592719" calcext:value-type="float">
            <text:p>35.8592719</text:p>
          </table:table-cell>
          <table:table-cell table:style-name="ce1" office:value-type="float" office:value="128.5148729" calcext:value-type="float">
            <text:p>128.51487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대구북부도서관</text:p>
          </table:table-cell>
          <table:table-cell table:style-name="ce1" office:value-type="float" office:value="35.8851283" calcext:value-type="float">
            <text:p>35.8851283</text:p>
          </table:table-cell>
          <table:table-cell table:style-name="ce1" office:value-type="float" office:value="128.5839737" calcext:value-type="float">
            <text:p>128.5839737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대구광역시 노인복지관</text:p>
          </table:table-cell>
          <table:table-cell table:style-name="ce7" office:value-type="float" office:value="35.8412552" calcext:value-type="float">
            <text:p>35.8412552</text:p>
          </table:table-cell>
          <table:table-cell table:style-name="ce7" office:value-type="float" office:value="128.6300201" calcext:value-type="float">
            <text:p>128.63002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울산 북구노인복지관</text:p>
          </table:table-cell>
          <table:table-cell table:style-name="ce4" office:value-type="float" office:value="35.631124" calcext:value-type="float">
            <text:p>35.631124</text:p>
          </table:table-cell>
          <table:table-cell table:style-name="ce4" office:value-type="float" office:value="129.3540206" calcext:value-type="float">
            <text:p>129.3540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인천중구대리점 송도현대아울렛점</text:p>
          </table:table-cell>
          <table:table-cell table:style-name="ce1" office:value-type="float" office:value="37.3814788" calcext:value-type="float">
            <text:p>37.3814788</text:p>
          </table:table-cell>
          <table:table-cell table:style-name="ce1" office:value-type="float" office:value="126.6571749" calcext:value-type="float">
            <text:p>126.6571749</text:p>
          </table:table-cell>
          <table:table-cell table:number-columns-repeated="1021"/>
        </table:table-row>
        <table:table-row table:style-name="ro2" table:number-rows-repeated="10479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굴림" svg:font-family="굴림"/>
    <style:font-face style:name="돋움" svg:font-family="돋움" style:font-family-generic="modern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Arial1" svg:font-family="Arial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나눔고딕1" style:language-asian="ko" style:country-asian="KR" style:font-name-complex="Arial1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15:11:52.571000000</meta:creation-date>
    <dc:date>2020-01-28T15:14:24.906000000</dc:date>
    <meta:editing-duration>PT2M32S</meta:editing-duration>
    <meta:editing-cycles>1</meta:editing-cycles>
    <meta:document-statistic meta:table-count="1" meta:cell-count="1848" meta:object-count="0"/>
    <meta:generator>LibreOffice/6.3.4.2$Windows_X86_64 LibreOffice_project/60da17e045e08f1793c57c00ba83cdfce946d0aa</meta:generator>
  </office:meta>
</office:document-meta>
</file>